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99ffff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9999"/>
    </style:style>
    <style:style style:name="ce7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ut 500" table:style-name="ta1">
        <table:shapes>
          <draw:frame draw:z-index="0" draw:style-name="gr1" draw:text-style-name="P1" svg:width="1152pt" svg:height="432pt" svg:x="133.88pt" svg:y="720.71pt">
            <loext:p draw:notify-on-update-of-ranges="'Rout 500'.A1:'Rout 500'.A1 'Rout 500'.H2:'Rout 500'.H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152pt" svg:height="432pt" svg:x="131.78pt" svg:y="1169.21pt">
            <loext:p draw:notify-on-update-of-ranges="'Rout 500'.N2:'Rout 500'.N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152pt" svg:height="432pt" svg:x="132.04pt" svg:y="1642.65pt">
            <loext:p draw:notify-on-update-of-ranges="'Rout 500'.A1:'Rout 500'.A1 'Rout 500'.G2:'Rout 500'.G51 'Rout 500'.A1:'Rout 500'.A1 'Rout 500'.A2:'Rout 500'.A5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152pt" svg:height="432pt" svg:x="126pt" svg:y="2126.47pt">
            <loext:p draw:notify-on-update-of-ranges="'Rout 500'.A1:'Rout 500'.A1 'Rout 500'.L2:'Rout 500'.L51 'Rout 500'.A1:'Rout 500'.A1 'Rout 500'.M2:'Rout 500'.M5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V set [mV]</text:p>
          </table:table-cell>
          <table:table-cell table:style-name="ce1" office:value-type="string" calcext:value-type="string">
            <text:p>I set</text:p>
          </table:table-cell>
          <table:table-cell table:style-name="ce1" office:value-type="string" calcext:value-type="string">
            <text:p>VO_SENSE</text:p>
          </table:table-cell>
          <table:table-cell table:style-name="ce1" office:value-type="string" calcext:value-type="string">
            <text:p>VSENSE</text:p>
          </table:table-cell>
          <table:table-cell table:style-name="ce1" office:value-type="string" calcext:value-type="string">
            <text:p>Clip</text:p>
          </table:table-cell>
          <table:table-cell/>
          <table:table-cell table:style-name="ce3" office:value-type="string" calcext:value-type="string">
            <text:p>V msr [mV]</text:p>
          </table:table-cell>
          <table:table-cell table:style-name="ce3" office:value-type="string" calcext:value-type="string">
            <text:p>Vset – Vmsr [mV]</text:p>
          </table:table-cell>
          <table:table-cell table:style-name="ce7"/>
          <table:table-cell table:style-name="ce3" office:value-type="string" calcext:value-type="string">
            <text:p>I – in volt [mV]</text:p>
          </table:table-cell>
          <table:table-cell table:style-name="ce3" office:value-type="string" calcext:value-type="string">
            <text:p>I – MAX4080 [mV]</text:p>
          </table:table-cell>
          <table:table-cell table:style-name="ce3" office:value-type="string" calcext:value-type="string">
            <text:p>I – R sense [mA]</text:p>
          </table:table-cell>
          <table:table-cell table:style-name="ce3" office:value-type="string" calcext:value-type="string">
            <text:p>I – expected [mA]</text:p>
          </table:table-cell>
          <table:table-cell table:style-name="ce3" office:value-type="string" calcext:value-type="string">
            <text:p>Iexp – Imsr [mA]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] * [.$R$4] / [.$R$6]) * 5000)" office:value-type="float" office:value="375" calcext:value-type="float">
            <text:p>375.00</text:p>
          </table:table-cell>
          <table:table-cell table:style-name="ce6" table:formula="of:=(-[.A2] + [.G2])" office:value-type="float" office:value="375" calcext:value-type="float">
            <text:p>375.00</text:p>
          </table:table-cell>
          <table:table-cell table:style-name="ce8"/>
          <table:table-cell table:style-name="ce4" table:formula="of:=([.D2] * [.$R$4] / [.$R$6]) * 1000" office:value-type="float" office:value="1.5" calcext:value-type="float">
            <text:p>1.50</text:p>
          </table:table-cell>
          <table:table-cell table:style-name="ce4" table:formula="of:=([.J2] / 20)" office:value-type="float" office:value="0.075" calcext:value-type="float">
            <text:p>0.08</text:p>
          </table:table-cell>
          <table:table-cell table:style-name="ce4" table:formula="of:=([.K2] / [.$R$7])" office:value-type="float" office:value="0.75" calcext:value-type="float">
            <text:p>0.75</text:p>
          </table:table-cell>
          <table:table-cell table:style-name="ce4" table:formula="of:=([.A2] / [.$R$8])" office:value-type="float" office:value="0" calcext:value-type="float">
            <text:p>0.00</text:p>
          </table:table-cell>
          <table:table-cell table:style-name="ce6" table:formula="of:=(-[.M2]+[.L2])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return value * VREF / N;</text:p>
          </table:table-cell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] * [.$R$4] / [.$R$6]) * 5000)" office:value-type="float" office:value="377.5" calcext:value-type="float">
            <text:p>377.50</text:p>
          </table:table-cell>
          <table:table-cell table:style-name="ce6" table:formula="of:=(-[.A3] + [.G3])" office:value-type="float" office:value="177.5" calcext:value-type="float">
            <text:p>177.50</text:p>
          </table:table-cell>
          <table:table-cell table:style-name="ce8"/>
          <table:table-cell table:style-name="ce4" table:formula="of:=([.D3] * [.$R$4] / [.$R$6]) * 1000" office:value-type="float" office:value="1.5" calcext:value-type="float">
            <text:p>1.50</text:p>
          </table:table-cell>
          <table:table-cell table:style-name="ce4" table:formula="of:=([.J3] / 20)" office:value-type="float" office:value="0.075" calcext:value-type="float">
            <text:p>0.08</text:p>
          </table:table-cell>
          <table:table-cell table:style-name="ce4" table:formula="of:=([.K3] / [.$R$7])" office:value-type="float" office:value="0.75" calcext:value-type="float">
            <text:p>0.75</text:p>
          </table:table-cell>
          <table:table-cell table:style-name="ce4" table:formula="of:=([.A3] / [.$R$8])" office:value-type="float" office:value="0.4" calcext:value-type="float">
            <text:p>0.40</text:p>
          </table:table-cell>
          <table:table-cell table:style-name="ce6" table:formula="of:=(-[.M3]+[.L3])"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] * [.$R$4] / [.$R$6]) * 5000)" office:value-type="float" office:value="400" calcext:value-type="float">
            <text:p>400.00</text:p>
          </table:table-cell>
          <table:table-cell table:style-name="ce6" table:formula="of:=(-[.A4] + [.G4])" office:value-type="float" office:value="0" calcext:value-type="float">
            <text:p>0.00</text:p>
          </table:table-cell>
          <table:table-cell table:style-name="ce8"/>
          <table:table-cell table:style-name="ce4" table:formula="of:=([.D4] * [.$R$4] / [.$R$6]) * 1000" office:value-type="float" office:value="1.5" calcext:value-type="float">
            <text:p>1.50</text:p>
          </table:table-cell>
          <table:table-cell table:style-name="ce4" table:formula="of:=([.J4] / 20)" office:value-type="float" office:value="0.075" calcext:value-type="float">
            <text:p>0.08</text:p>
          </table:table-cell>
          <table:table-cell table:style-name="ce4" table:formula="of:=([.K4] / [.$R$7])" office:value-type="float" office:value="0.75" calcext:value-type="float">
            <text:p>0.75</text:p>
          </table:table-cell>
          <table:table-cell table:style-name="ce4" table:formula="of:=([.A4] / [.$R$8])" office:value-type="float" office:value="0.8" calcext:value-type="float">
            <text:p>0.80</text:p>
          </table:table-cell>
          <table:table-cell table:style-name="ce6" table:formula="of:=(-[.M4]+[.L4])" office:value-type="float" office:value="-0.0500000000000002" calcext:value-type="float">
            <text:p>-0.05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5] * [.$R$4] / [.$R$6]) * 5000)" office:value-type="float" office:value="600" calcext:value-type="float">
            <text:p>600.00</text:p>
          </table:table-cell>
          <table:table-cell table:style-name="ce6" table:formula="of:=(-[.A5] + [.G5])" office:value-type="float" office:value="0" calcext:value-type="float">
            <text:p>0.00</text:p>
          </table:table-cell>
          <table:table-cell table:style-name="ce8"/>
          <table:table-cell table:style-name="ce4" table:formula="of:=([.D5] * [.$R$4] / [.$R$6]) * 1000" office:value-type="float" office:value="2" calcext:value-type="float">
            <text:p>2.00</text:p>
          </table:table-cell>
          <table:table-cell table:style-name="ce4" table:formula="of:=([.J5] / 20)" office:value-type="float" office:value="0.1" calcext:value-type="float">
            <text:p>0.10</text:p>
          </table:table-cell>
          <table:table-cell table:style-name="ce4" table:formula="of:=([.K5] / [.$R$7])" office:value-type="float" office:value="1" calcext:value-type="float">
            <text:p>1.00</text:p>
          </table:table-cell>
          <table:table-cell table:style-name="ce4" table:formula="of:=([.A5] / [.$R$8])" office:value-type="float" office:value="1.2" calcext:value-type="float">
            <text:p>1.20</text:p>
          </table:table-cell>
          <table:table-cell table:style-name="ce6" table:formula="of:=(-[.M5]+[.L5])" office:value-type="float" office:value="-0.2" calcext:value-type="float">
            <text:p>-0.20</text:p>
          </table:table-cell>
          <table:table-cell table:number-columns-repeated="2"/>
          <table:table-cell office:value-type="string" calcext:value-type="string">
            <text:p>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6] * [.$R$4] / [.$R$6]) * 5000)" office:value-type="float" office:value="800" calcext:value-type="float">
            <text:p>800.00</text:p>
          </table:table-cell>
          <table:table-cell table:style-name="ce6" table:formula="of:=(-[.A6] + [.G6])" office:value-type="float" office:value="0" calcext:value-type="float">
            <text:p>0.00</text:p>
          </table:table-cell>
          <table:table-cell table:style-name="ce8"/>
          <table:table-cell table:style-name="ce4" table:formula="of:=([.D6] * [.$R$4] / [.$R$6]) * 1000" office:value-type="float" office:value="4.5" calcext:value-type="float">
            <text:p>4.50</text:p>
          </table:table-cell>
          <table:table-cell table:style-name="ce4" table:formula="of:=([.J6] / 20)" office:value-type="float" office:value="0.225" calcext:value-type="float">
            <text:p>0.23</text:p>
          </table:table-cell>
          <table:table-cell table:style-name="ce4" table:formula="of:=([.K6] / [.$R$7])" office:value-type="float" office:value="2.25" calcext:value-type="float">
            <text:p>2.25</text:p>
          </table:table-cell>
          <table:table-cell table:style-name="ce4" table:formula="of:=([.A6] / [.$R$8])" office:value-type="float" office:value="1.6" calcext:value-type="float">
            <text:p>1.60</text:p>
          </table:table-cell>
          <table:table-cell table:style-name="ce6" table:formula="of:=(-[.M6]+[.L6])" office:value-type="float" office:value="0.65" calcext:value-type="float">
            <text:p>0.65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(POWER(2;[.R5]))" office:value-type="float" office:value="4096" calcext:value-type="float">
            <text:p>4096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7] * [.$R$4] / [.$R$6]) * 5000)" office:value-type="float" office:value="1000" calcext:value-type="float">
            <text:p>1000.00</text:p>
          </table:table-cell>
          <table:table-cell table:style-name="ce6" table:formula="of:=(-[.A7] + [.G7])" office:value-type="float" office:value="0" calcext:value-type="float">
            <text:p>0.00</text:p>
          </table:table-cell>
          <table:table-cell table:style-name="ce8"/>
          <table:table-cell table:style-name="ce4" table:formula="of:=([.D7] * [.$R$4] / [.$R$6]) * 1000" office:value-type="float" office:value="5.5" calcext:value-type="float">
            <text:p>5.50</text:p>
          </table:table-cell>
          <table:table-cell table:style-name="ce4" table:formula="of:=([.J7] / 20)" office:value-type="float" office:value="0.275" calcext:value-type="float">
            <text:p>0.28</text:p>
          </table:table-cell>
          <table:table-cell table:style-name="ce4" table:formula="of:=([.K7] / [.$R$7])" office:value-type="float" office:value="2.75" calcext:value-type="float">
            <text:p>2.75</text:p>
          </table:table-cell>
          <table:table-cell table:style-name="ce4" table:formula="of:=([.A7] / [.$R$8])" office:value-type="float" office:value="2" calcext:value-type="float">
            <text:p>2.00</text:p>
          </table:table-cell>
          <table:table-cell table:style-name="ce6" table:formula="of:=(-[.M7]+[.L7])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R sense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8] * [.$R$4] / [.$R$6]) * 5000)" office:value-type="float" office:value="1195" calcext:value-type="float">
            <text:p>1195.00</text:p>
          </table:table-cell>
          <table:table-cell table:style-name="ce6" table:formula="of:=(-[.A8] + [.G8])" office:value-type="float" office:value="-5" calcext:value-type="float">
            <text:p>-5.00</text:p>
          </table:table-cell>
          <table:table-cell table:style-name="ce8"/>
          <table:table-cell table:style-name="ce4" table:formula="of:=([.D8] * [.$R$4] / [.$R$6]) * 1000" office:value-type="float" office:value="6" calcext:value-type="float">
            <text:p>6.00</text:p>
          </table:table-cell>
          <table:table-cell table:style-name="ce4" table:formula="of:=([.J8] / 20)" office:value-type="float" office:value="0.3" calcext:value-type="float">
            <text:p>0.30</text:p>
          </table:table-cell>
          <table:table-cell table:style-name="ce4" table:formula="of:=([.K8] / [.$R$7])" office:value-type="float" office:value="3" calcext:value-type="float">
            <text:p>3.00</text:p>
          </table:table-cell>
          <table:table-cell table:style-name="ce4" table:formula="of:=([.A8] / [.$R$8])" office:value-type="float" office:value="2.4" calcext:value-type="float">
            <text:p>2.40</text:p>
          </table:table-cell>
          <table:table-cell table:style-name="ce6" table:formula="of:=(-[.M8]+[.L8])" office:value-type="float" office:value="0.6" calcext:value-type="float">
            <text:p>0.60</text:p>
          </table:table-cell>
          <table:table-cell table:number-columns-repeated="2"/>
          <table:table-cell office:value-type="string" calcext:value-type="string">
            <text:p>R ou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9] * [.$R$4] / [.$R$6]) * 5000)" office:value-type="float" office:value="1397.5" calcext:value-type="float">
            <text:p>1397.50</text:p>
          </table:table-cell>
          <table:table-cell table:style-name="ce6" table:formula="of:=(-[.A9] + [.G9])" office:value-type="float" office:value="-2.49999999999977" calcext:value-type="float">
            <text:p>-2.50</text:p>
          </table:table-cell>
          <table:table-cell table:style-name="ce8"/>
          <table:table-cell table:style-name="ce4" table:formula="of:=([.D9] * [.$R$4] / [.$R$6]) * 1000" office:value-type="float" office:value="7" calcext:value-type="float">
            <text:p>7.00</text:p>
          </table:table-cell>
          <table:table-cell table:style-name="ce4" table:formula="of:=([.J9] / 20)" office:value-type="float" office:value="0.35" calcext:value-type="float">
            <text:p>0.35</text:p>
          </table:table-cell>
          <table:table-cell table:style-name="ce4" table:formula="of:=([.K9] / [.$R$7])" office:value-type="float" office:value="3.5" calcext:value-type="float">
            <text:p>3.50</text:p>
          </table:table-cell>
          <table:table-cell table:style-name="ce4" table:formula="of:=([.A9] / [.$R$8])" office:value-type="float" office:value="2.8" calcext:value-type="float">
            <text:p>2.80</text:p>
          </table:table-cell>
          <table:table-cell table:style-name="ce6" table:formula="of:=(-[.M9]+[.L9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0] * [.$R$4] / [.$R$6]) * 5000)" office:value-type="float" office:value="1600" calcext:value-type="float">
            <text:p>1600.00</text:p>
          </table:table-cell>
          <table:table-cell table:style-name="ce6" table:formula="of:=(-[.A10] + [.G10])" office:value-type="float" office:value="0" calcext:value-type="float">
            <text:p>0.00</text:p>
          </table:table-cell>
          <table:table-cell table:style-name="ce8"/>
          <table:table-cell table:style-name="ce4" table:formula="of:=([.D10] * [.$R$4] / [.$R$6]) * 1000" office:value-type="float" office:value="7.5" calcext:value-type="float">
            <text:p>7.50</text:p>
          </table:table-cell>
          <table:table-cell table:style-name="ce4" table:formula="of:=([.J10] / 20)" office:value-type="float" office:value="0.375" calcext:value-type="float">
            <text:p>0.38</text:p>
          </table:table-cell>
          <table:table-cell table:style-name="ce4" table:formula="of:=([.K10] / [.$R$7])" office:value-type="float" office:value="3.75" calcext:value-type="float">
            <text:p>3.75</text:p>
          </table:table-cell>
          <table:table-cell table:style-name="ce4" table:formula="of:=([.A10] / [.$R$8])" office:value-type="float" office:value="3.2" calcext:value-type="float">
            <text:p>3.20</text:p>
          </table:table-cell>
          <table:table-cell table:style-name="ce6" table:formula="of:=(-[.M10]+[.L10])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1] * [.$R$4] / [.$R$6]) * 5000)" office:value-type="float" office:value="1800" calcext:value-type="float">
            <text:p>1800.00</text:p>
          </table:table-cell>
          <table:table-cell table:style-name="ce6" table:formula="of:=(-[.A11] + [.G11])" office:value-type="float" office:value="0" calcext:value-type="float">
            <text:p>0.00</text:p>
          </table:table-cell>
          <table:table-cell table:style-name="ce8"/>
          <table:table-cell table:style-name="ce4" table:formula="of:=([.D11] * [.$R$4] / [.$R$6]) * 1000" office:value-type="float" office:value="8.5" calcext:value-type="float">
            <text:p>8.50</text:p>
          </table:table-cell>
          <table:table-cell table:style-name="ce4" table:formula="of:=([.J11] / 20)" office:value-type="float" office:value="0.425" calcext:value-type="float">
            <text:p>0.43</text:p>
          </table:table-cell>
          <table:table-cell table:style-name="ce4" table:formula="of:=([.K11] / [.$R$7])" office:value-type="float" office:value="4.25" calcext:value-type="float">
            <text:p>4.25</text:p>
          </table:table-cell>
          <table:table-cell table:style-name="ce4" table:formula="of:=([.A11] / [.$R$8])" office:value-type="float" office:value="3.6" calcext:value-type="float">
            <text:p>3.60</text:p>
          </table:table-cell>
          <table:table-cell table:style-name="ce6" table:formula="of:=(-[.M11]+[.L11])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2] * [.$R$4] / [.$R$6]) * 5000)" office:value-type="float" office:value="2002.5" calcext:value-type="float">
            <text:p>2002.50</text:p>
          </table:table-cell>
          <table:table-cell table:style-name="ce6" table:formula="of:=(-[.A12] + [.G12])" office:value-type="float" office:value="2.5" calcext:value-type="float">
            <text:p>2.50</text:p>
          </table:table-cell>
          <table:table-cell table:style-name="ce8"/>
          <table:table-cell table:style-name="ce4" table:formula="of:=([.D12] * [.$R$4] / [.$R$6]) * 1000" office:value-type="float" office:value="9.5" calcext:value-type="float">
            <text:p>9.50</text:p>
          </table:table-cell>
          <table:table-cell table:style-name="ce4" table:formula="of:=([.J12] / 20)" office:value-type="float" office:value="0.475" calcext:value-type="float">
            <text:p>0.48</text:p>
          </table:table-cell>
          <table:table-cell table:style-name="ce4" table:formula="of:=([.K12] / [.$R$7])" office:value-type="float" office:value="4.75" calcext:value-type="float">
            <text:p>4.75</text:p>
          </table:table-cell>
          <table:table-cell table:style-name="ce4" table:formula="of:=([.A12] / [.$R$8])" office:value-type="float" office:value="4" calcext:value-type="float">
            <text:p>4.00</text:p>
          </table:table-cell>
          <table:table-cell table:style-name="ce6" table:formula="of:=(-[.M12]+[.L12])" office:value-type="float" office:value="0.749999999999999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3] * [.$R$4] / [.$R$6]) * 5000)" office:value-type="float" office:value="2200" calcext:value-type="float">
            <text:p>2200.00</text:p>
          </table:table-cell>
          <table:table-cell table:style-name="ce6" table:formula="of:=(-[.A13] + [.G13])" office:value-type="float" office:value="0" calcext:value-type="float">
            <text:p>0.00</text:p>
          </table:table-cell>
          <table:table-cell table:style-name="ce8"/>
          <table:table-cell table:style-name="ce4" table:formula="of:=([.D13] * [.$R$4] / [.$R$6]) * 1000" office:value-type="float" office:value="10" calcext:value-type="float">
            <text:p>10.00</text:p>
          </table:table-cell>
          <table:table-cell table:style-name="ce4" table:formula="of:=([.J13] / 20)" office:value-type="float" office:value="0.5" calcext:value-type="float">
            <text:p>0.50</text:p>
          </table:table-cell>
          <table:table-cell table:style-name="ce4" table:formula="of:=([.K13] / [.$R$7])" office:value-type="float" office:value="5" calcext:value-type="float">
            <text:p>5.00</text:p>
          </table:table-cell>
          <table:table-cell table:style-name="ce4" table:formula="of:=([.A13] / [.$R$8])" office:value-type="float" office:value="4.4" calcext:value-type="float">
            <text:p>4.40</text:p>
          </table:table-cell>
          <table:table-cell table:style-name="ce6" table:formula="of:=(-[.M13]+[.L13])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4] * [.$R$4] / [.$R$6]) * 5000)" office:value-type="float" office:value="2400" calcext:value-type="float">
            <text:p>2400.00</text:p>
          </table:table-cell>
          <table:table-cell table:style-name="ce6" table:formula="of:=(-[.A14] + [.G14])" office:value-type="float" office:value="0" calcext:value-type="float">
            <text:p>0.00</text:p>
          </table:table-cell>
          <table:table-cell table:style-name="ce8"/>
          <table:table-cell table:style-name="ce4" table:formula="of:=([.D14] * [.$R$4] / [.$R$6]) * 1000" office:value-type="float" office:value="11" calcext:value-type="float">
            <text:p>11.00</text:p>
          </table:table-cell>
          <table:table-cell table:style-name="ce4" table:formula="of:=([.J14] / 20)" office:value-type="float" office:value="0.55" calcext:value-type="float">
            <text:p>0.55</text:p>
          </table:table-cell>
          <table:table-cell table:style-name="ce4" table:formula="of:=([.K14] / [.$R$7])" office:value-type="float" office:value="5.5" calcext:value-type="float">
            <text:p>5.50</text:p>
          </table:table-cell>
          <table:table-cell table:style-name="ce4" table:formula="of:=([.A14] / [.$R$8])" office:value-type="float" office:value="4.8" calcext:value-type="float">
            <text:p>4.80</text:p>
          </table:table-cell>
          <table:table-cell table:style-name="ce6" table:formula="of:=(-[.M14]+[.L14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5] * [.$R$4] / [.$R$6]) * 5000)" office:value-type="float" office:value="2600" calcext:value-type="float">
            <text:p>2600.00</text:p>
          </table:table-cell>
          <table:table-cell table:style-name="ce6" table:formula="of:=(-[.A15] + [.G15])" office:value-type="float" office:value="0" calcext:value-type="float">
            <text:p>0.00</text:p>
          </table:table-cell>
          <table:table-cell table:style-name="ce8"/>
          <table:table-cell table:style-name="ce4" table:formula="of:=([.D15] * [.$R$4] / [.$R$6]) * 1000" office:value-type="float" office:value="12" calcext:value-type="float">
            <text:p>12.00</text:p>
          </table:table-cell>
          <table:table-cell table:style-name="ce4" table:formula="of:=([.J15] / 20)" office:value-type="float" office:value="0.6" calcext:value-type="float">
            <text:p>0.60</text:p>
          </table:table-cell>
          <table:table-cell table:style-name="ce4" table:formula="of:=([.K15] / [.$R$7])" office:value-type="float" office:value="6" calcext:value-type="float">
            <text:p>6.00</text:p>
          </table:table-cell>
          <table:table-cell table:style-name="ce4" table:formula="of:=([.A15] / [.$R$8])" office:value-type="float" office:value="5.2" calcext:value-type="float">
            <text:p>5.20</text:p>
          </table:table-cell>
          <table:table-cell table:style-name="ce6" table:formula="of:=(-[.M15]+[.L15])" office:value-type="float" office:value="0.799999999999999" calcext:value-type="float">
            <text:p>0.80</text:p>
          </table:table-cell>
          <table:table-cell table:number-columns-repeated="4"/>
        </table:table-row>
        <table:table-row table:style-name="ro1"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6] * [.$R$4] / [.$R$6]) * 5000)" office:value-type="float" office:value="2802.5" calcext:value-type="float">
            <text:p>2802.50</text:p>
          </table:table-cell>
          <table:table-cell table:style-name="ce6" table:formula="of:=(-[.A16] + [.G16])" office:value-type="float" office:value="2.5" calcext:value-type="float">
            <text:p>2.50</text:p>
          </table:table-cell>
          <table:table-cell table:style-name="ce8"/>
          <table:table-cell table:style-name="ce4" table:formula="of:=([.D16] * [.$R$4] / [.$R$6]) * 1000" office:value-type="float" office:value="13" calcext:value-type="float">
            <text:p>13.00</text:p>
          </table:table-cell>
          <table:table-cell table:style-name="ce4" table:formula="of:=([.J16] / 20)" office:value-type="float" office:value="0.65" calcext:value-type="float">
            <text:p>0.65</text:p>
          </table:table-cell>
          <table:table-cell table:style-name="ce4" table:formula="of:=([.K16] / [.$R$7])" office:value-type="float" office:value="6.5" calcext:value-type="float">
            <text:p>6.50</text:p>
          </table:table-cell>
          <table:table-cell table:style-name="ce4" table:formula="of:=([.A16] / [.$R$8])" office:value-type="float" office:value="5.6" calcext:value-type="float">
            <text:p>5.60</text:p>
          </table:table-cell>
          <table:table-cell table:style-name="ce6" table:formula="of:=(-[.M16]+[.L16])" office:value-type="float" office:value="0.900000000000001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7] * [.$R$4] / [.$R$6]) * 5000)" office:value-type="float" office:value="3002.5" calcext:value-type="float">
            <text:p>3002.50</text:p>
          </table:table-cell>
          <table:table-cell table:style-name="ce6" table:formula="of:=(-[.A17] + [.G17])" office:value-type="float" office:value="2.5" calcext:value-type="float">
            <text:p>2.50</text:p>
          </table:table-cell>
          <table:table-cell table:style-name="ce8"/>
          <table:table-cell table:style-name="ce4" table:formula="of:=([.D17] * [.$R$4] / [.$R$6]) * 1000" office:value-type="float" office:value="13.5" calcext:value-type="float">
            <text:p>13.50</text:p>
          </table:table-cell>
          <table:table-cell table:style-name="ce4" table:formula="of:=([.J17] / 20)" office:value-type="float" office:value="0.675" calcext:value-type="float">
            <text:p>0.68</text:p>
          </table:table-cell>
          <table:table-cell table:style-name="ce4" table:formula="of:=([.K17] / [.$R$7])" office:value-type="float" office:value="6.75" calcext:value-type="float">
            <text:p>6.75</text:p>
          </table:table-cell>
          <table:table-cell table:style-name="ce4" table:formula="of:=([.A17] / [.$R$8])" office:value-type="float" office:value="6" calcext:value-type="float">
            <text:p>6.00</text:p>
          </table:table-cell>
          <table:table-cell table:style-name="ce6" table:formula="of:=(-[.M17]+[.L17])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8] * [.$R$4] / [.$R$6]) * 5000)" office:value-type="float" office:value="3205" calcext:value-type="float">
            <text:p>3205.00</text:p>
          </table:table-cell>
          <table:table-cell table:style-name="ce6" table:formula="of:=(-[.A18] + [.G18])" office:value-type="float" office:value="5" calcext:value-type="float">
            <text:p>5.00</text:p>
          </table:table-cell>
          <table:table-cell table:style-name="ce8"/>
          <table:table-cell table:style-name="ce4" table:formula="of:=([.D18] * [.$R$4] / [.$R$6]) * 1000" office:value-type="float" office:value="14" calcext:value-type="float">
            <text:p>14.00</text:p>
          </table:table-cell>
          <table:table-cell table:style-name="ce4" table:formula="of:=([.J18] / 20)" office:value-type="float" office:value="0.7" calcext:value-type="float">
            <text:p>0.70</text:p>
          </table:table-cell>
          <table:table-cell table:style-name="ce4" table:formula="of:=([.K18] / [.$R$7])" office:value-type="float" office:value="7" calcext:value-type="float">
            <text:p>7.00</text:p>
          </table:table-cell>
          <table:table-cell table:style-name="ce4" table:formula="of:=([.A18] / [.$R$8])" office:value-type="float" office:value="6.4" calcext:value-type="float">
            <text:p>6.40</text:p>
          </table:table-cell>
          <table:table-cell table:style-name="ce6" table:formula="of:=(-[.M18]+[.L18])" office:value-type="float" office:value="0.599999999999999" calcext:value-type="float">
            <text:p>0.60</text:p>
          </table:table-cell>
          <table:table-cell table:number-columns-repeated="4"/>
        </table:table-row>
        <table:table-row table:style-name="ro1"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9] * [.$R$4] / [.$R$6]) * 5000)" office:value-type="float" office:value="3405" calcext:value-type="float">
            <text:p>3405.00</text:p>
          </table:table-cell>
          <table:table-cell table:style-name="ce6" table:formula="of:=(-[.A19] + [.G19])" office:value-type="float" office:value="5.00000000000046" calcext:value-type="float">
            <text:p>5.00</text:p>
          </table:table-cell>
          <table:table-cell table:style-name="ce8"/>
          <table:table-cell table:style-name="ce4" table:formula="of:=([.D19] * [.$R$4] / [.$R$6]) * 1000" office:value-type="float" office:value="15" calcext:value-type="float">
            <text:p>15.00</text:p>
          </table:table-cell>
          <table:table-cell table:style-name="ce4" table:formula="of:=([.J19] / 20)" office:value-type="float" office:value="0.75" calcext:value-type="float">
            <text:p>0.75</text:p>
          </table:table-cell>
          <table:table-cell table:style-name="ce4" table:formula="of:=([.K19] / [.$R$7])" office:value-type="float" office:value="7.5" calcext:value-type="float">
            <text:p>7.50</text:p>
          </table:table-cell>
          <table:table-cell table:style-name="ce4" table:formula="of:=([.A19] / [.$R$8])" office:value-type="float" office:value="6.8" calcext:value-type="float">
            <text:p>6.80</text:p>
          </table:table-cell>
          <table:table-cell table:style-name="ce6" table:formula="of:=(-[.M19]+[.L19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0] * [.$R$4] / [.$R$6]) * 5000)" office:value-type="float" office:value="3607.5" calcext:value-type="float">
            <text:p>3607.50</text:p>
          </table:table-cell>
          <table:table-cell table:style-name="ce6" table:formula="of:=(-[.A20] + [.G20])" office:value-type="float" office:value="7.5" calcext:value-type="float">
            <text:p>7.50</text:p>
          </table:table-cell>
          <table:table-cell table:style-name="ce8"/>
          <table:table-cell table:style-name="ce4" table:formula="of:=([.D20] * [.$R$4] / [.$R$6]) * 1000" office:value-type="float" office:value="16" calcext:value-type="float">
            <text:p>16.00</text:p>
          </table:table-cell>
          <table:table-cell table:style-name="ce4" table:formula="of:=([.J20] / 20)" office:value-type="float" office:value="0.8" calcext:value-type="float">
            <text:p>0.80</text:p>
          </table:table-cell>
          <table:table-cell table:style-name="ce4" table:formula="of:=([.K20] / [.$R$7])" office:value-type="float" office:value="8" calcext:value-type="float">
            <text:p>8.00</text:p>
          </table:table-cell>
          <table:table-cell table:style-name="ce4" table:formula="of:=([.A20] / [.$R$8])" office:value-type="float" office:value="7.2" calcext:value-type="float">
            <text:p>7.20</text:p>
          </table:table-cell>
          <table:table-cell table:style-name="ce6" table:formula="of:=(-[.M20]+[.L20])" office:value-type="float" office:value="0.8" calcext:value-type="float">
            <text:p>0.80</text:p>
          </table:table-cell>
          <table:table-cell table:number-columns-repeated="4"/>
        </table:table-row>
        <table:table-row table:style-name="ro1"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1] * [.$R$4] / [.$R$6]) * 5000)" office:value-type="float" office:value="3807.5" calcext:value-type="float">
            <text:p>3807.50</text:p>
          </table:table-cell>
          <table:table-cell table:style-name="ce6" table:formula="of:=(-[.A21] + [.G21])" office:value-type="float" office:value="7.50000000000046" calcext:value-type="float">
            <text:p>7.50</text:p>
          </table:table-cell>
          <table:table-cell table:style-name="ce8"/>
          <table:table-cell table:style-name="ce4" table:formula="of:=([.D21] * [.$R$4] / [.$R$6]) * 1000" office:value-type="float" office:value="16.5" calcext:value-type="float">
            <text:p>16.50</text:p>
          </table:table-cell>
          <table:table-cell table:style-name="ce4" table:formula="of:=([.J21] / 20)" office:value-type="float" office:value="0.825" calcext:value-type="float">
            <text:p>0.83</text:p>
          </table:table-cell>
          <table:table-cell table:style-name="ce4" table:formula="of:=([.K21] / [.$R$7])" office:value-type="float" office:value="8.25" calcext:value-type="float">
            <text:p>8.25</text:p>
          </table:table-cell>
          <table:table-cell table:style-name="ce4" table:formula="of:=([.A21] / [.$R$8])" office:value-type="float" office:value="7.6" calcext:value-type="float">
            <text:p>7.60</text:p>
          </table:table-cell>
          <table:table-cell table:style-name="ce6" table:formula="of:=(-[.M21]+[.L21])" office:value-type="float" office:value="0.649999999999999" calcext:value-type="float">
            <text:p>0.65</text:p>
          </table:table-cell>
          <table:table-cell table:number-columns-repeated="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3" calcext:value-type="float">
            <text:p>160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2] * [.$R$4] / [.$R$6]) * 5000)" office:value-type="float" office:value="4007.5" calcext:value-type="float">
            <text:p>4007.50</text:p>
          </table:table-cell>
          <table:table-cell table:style-name="ce6" table:formula="of:=(-[.A22] + [.G22])" office:value-type="float" office:value="7.5" calcext:value-type="float">
            <text:p>7.50</text:p>
          </table:table-cell>
          <table:table-cell table:style-name="ce8"/>
          <table:table-cell table:style-name="ce4" table:formula="of:=([.D22] * [.$R$4] / [.$R$6]) * 1000" office:value-type="float" office:value="17.5" calcext:value-type="float">
            <text:p>17.50</text:p>
          </table:table-cell>
          <table:table-cell table:style-name="ce4" table:formula="of:=([.J22] / 20)" office:value-type="float" office:value="0.875" calcext:value-type="float">
            <text:p>0.88</text:p>
          </table:table-cell>
          <table:table-cell table:style-name="ce4" table:formula="of:=([.K22] / [.$R$7])" office:value-type="float" office:value="8.75" calcext:value-type="float">
            <text:p>8.75</text:p>
          </table:table-cell>
          <table:table-cell table:style-name="ce4" table:formula="of:=([.A22] / [.$R$8])" office:value-type="float" office:value="8" calcext:value-type="float">
            <text:p>8.00</text:p>
          </table:table-cell>
          <table:table-cell table:style-name="ce6" table:formula="of:=(-[.M22]+[.L22])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3] * [.$R$4] / [.$R$6]) * 5000)" office:value-type="float" office:value="4210" calcext:value-type="float">
            <text:p>4210.00</text:p>
          </table:table-cell>
          <table:table-cell table:style-name="ce6" table:formula="of:=(-[.A23] + [.G23])" office:value-type="float" office:value="10" calcext:value-type="float">
            <text:p>10.00</text:p>
          </table:table-cell>
          <table:table-cell table:style-name="ce8"/>
          <table:table-cell table:style-name="ce4" table:formula="of:=([.D23] * [.$R$4] / [.$R$6]) * 1000" office:value-type="float" office:value="18.5" calcext:value-type="float">
            <text:p>18.50</text:p>
          </table:table-cell>
          <table:table-cell table:style-name="ce4" table:formula="of:=([.J23] / 20)" office:value-type="float" office:value="0.925" calcext:value-type="float">
            <text:p>0.93</text:p>
          </table:table-cell>
          <table:table-cell table:style-name="ce4" table:formula="of:=([.K23] / [.$R$7])" office:value-type="float" office:value="9.25" calcext:value-type="float">
            <text:p>9.25</text:p>
          </table:table-cell>
          <table:table-cell table:style-name="ce4" table:formula="of:=([.A23] / [.$R$8])" office:value-type="float" office:value="8.4" calcext:value-type="float">
            <text:p>8.40</text:p>
          </table:table-cell>
          <table:table-cell table:style-name="ce6" table:formula="of:=(-[.M23]+[.L23])"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4] * [.$R$4] / [.$R$6]) * 5000)" office:value-type="float" office:value="4407.5" calcext:value-type="float">
            <text:p>4407.50</text:p>
          </table:table-cell>
          <table:table-cell table:style-name="ce6" table:formula="of:=(-[.A24] + [.G24])" office:value-type="float" office:value="7.5" calcext:value-type="float">
            <text:p>7.50</text:p>
          </table:table-cell>
          <table:table-cell table:style-name="ce8"/>
          <table:table-cell table:style-name="ce4" table:formula="of:=([.D24] * [.$R$4] / [.$R$6]) * 1000" office:value-type="float" office:value="19.5" calcext:value-type="float">
            <text:p>19.50</text:p>
          </table:table-cell>
          <table:table-cell table:style-name="ce4" table:formula="of:=([.J24] / 20)" office:value-type="float" office:value="0.975" calcext:value-type="float">
            <text:p>0.98</text:p>
          </table:table-cell>
          <table:table-cell table:style-name="ce4" table:formula="of:=([.K24] / [.$R$7])" office:value-type="float" office:value="9.75" calcext:value-type="float">
            <text:p>9.75</text:p>
          </table:table-cell>
          <table:table-cell table:style-name="ce4" table:formula="of:=([.A24] / [.$R$8])" office:value-type="float" office:value="8.8" calcext:value-type="float">
            <text:p>8.80</text:p>
          </table:table-cell>
          <table:table-cell table:style-name="ce6" table:formula="of:=(-[.M24]+[.L24])" office:value-type="float" office:value="0.949999999999999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5] * [.$R$4] / [.$R$6]) * 5000)" office:value-type="float" office:value="4607.5" calcext:value-type="float">
            <text:p>4607.50</text:p>
          </table:table-cell>
          <table:table-cell table:style-name="ce6" table:formula="of:=(-[.A25] + [.G25])" office:value-type="float" office:value="7.5" calcext:value-type="float">
            <text:p>7.50</text:p>
          </table:table-cell>
          <table:table-cell table:style-name="ce8"/>
          <table:table-cell table:style-name="ce4" table:formula="of:=([.D25] * [.$R$4] / [.$R$6]) * 1000" office:value-type="float" office:value="20" calcext:value-type="float">
            <text:p>20.00</text:p>
          </table:table-cell>
          <table:table-cell table:style-name="ce4" table:formula="of:=([.J25] / 20)" office:value-type="float" office:value="1" calcext:value-type="float">
            <text:p>1.00</text:p>
          </table:table-cell>
          <table:table-cell table:style-name="ce4" table:formula="of:=([.K25] / [.$R$7])" office:value-type="float" office:value="10" calcext:value-type="float">
            <text:p>10.00</text:p>
          </table:table-cell>
          <table:table-cell table:style-name="ce4" table:formula="of:=([.A25] / [.$R$8])" office:value-type="float" office:value="9.2" calcext:value-type="float">
            <text:p>9.20</text:p>
          </table:table-cell>
          <table:table-cell table:style-name="ce6" table:formula="of:=(-[.M25]+[.L25])" office:value-type="float" office:value="0.800000000000001" calcext:value-type="float">
            <text:p>0.80</text:p>
          </table:table-cell>
          <table:table-cell table:number-columns-repeated="4"/>
        </table:table-row>
        <table:table-row table:style-name="ro1"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6] * [.$R$4] / [.$R$6]) * 5000)" office:value-type="float" office:value="4812.5" calcext:value-type="float">
            <text:p>4812.50</text:p>
          </table:table-cell>
          <table:table-cell table:style-name="ce6" table:formula="of:=(-[.A26] + [.G26])" office:value-type="float" office:value="12.5" calcext:value-type="float">
            <text:p>12.50</text:p>
          </table:table-cell>
          <table:table-cell table:style-name="ce8"/>
          <table:table-cell table:style-name="ce4" table:formula="of:=([.D26] * [.$R$4] / [.$R$6]) * 1000" office:value-type="float" office:value="21" calcext:value-type="float">
            <text:p>21.00</text:p>
          </table:table-cell>
          <table:table-cell table:style-name="ce4" table:formula="of:=([.J26] / 20)" office:value-type="float" office:value="1.05" calcext:value-type="float">
            <text:p>1.05</text:p>
          </table:table-cell>
          <table:table-cell table:style-name="ce4" table:formula="of:=([.K26] / [.$R$7])" office:value-type="float" office:value="10.5" calcext:value-type="float">
            <text:p>10.50</text:p>
          </table:table-cell>
          <table:table-cell table:style-name="ce4" table:formula="of:=([.A26] / [.$R$8])" office:value-type="float" office:value="9.6" calcext:value-type="float">
            <text:p>9.60</text:p>
          </table:table-cell>
          <table:table-cell table:style-name="ce6" table:formula="of:=(-[.M26]+[.L26])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7] * [.$R$4] / [.$R$6]) * 5000)" office:value-type="float" office:value="5005" calcext:value-type="float">
            <text:p>5005.00</text:p>
          </table:table-cell>
          <table:table-cell table:style-name="ce6" table:formula="of:=(-[.A27] + [.G27])" office:value-type="float" office:value="5.00000000000091" calcext:value-type="float">
            <text:p>5.00</text:p>
          </table:table-cell>
          <table:table-cell table:style-name="ce8"/>
          <table:table-cell table:style-name="ce4" table:formula="of:=([.D27] * [.$R$4] / [.$R$6]) * 1000" office:value-type="float" office:value="21.5" calcext:value-type="float">
            <text:p>21.50</text:p>
          </table:table-cell>
          <table:table-cell table:style-name="ce4" table:formula="of:=([.J27] / 20)" office:value-type="float" office:value="1.075" calcext:value-type="float">
            <text:p>1.08</text:p>
          </table:table-cell>
          <table:table-cell table:style-name="ce4" table:formula="of:=([.K27] / [.$R$7])" office:value-type="float" office:value="10.75" calcext:value-type="float">
            <text:p>10.75</text:p>
          </table:table-cell>
          <table:table-cell table:style-name="ce4" table:formula="of:=([.A27] / [.$R$8])" office:value-type="float" office:value="10" calcext:value-type="float">
            <text:p>10.00</text:p>
          </table:table-cell>
          <table:table-cell table:style-name="ce6" table:formula="of:=(-[.M27]+[.L27])" office:value-type="float" office:value="0.749999999999998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8] * [.$R$4] / [.$R$6]) * 5000)" office:value-type="float" office:value="5207.5" calcext:value-type="float">
            <text:p>5207.50</text:p>
          </table:table-cell>
          <table:table-cell table:style-name="ce6" table:formula="of:=(-[.A28] + [.G28])" office:value-type="float" office:value="7.50000000000091" calcext:value-type="float">
            <text:p>7.50</text:p>
          </table:table-cell>
          <table:table-cell table:style-name="ce8"/>
          <table:table-cell table:style-name="ce4" table:formula="of:=([.D28] * [.$R$4] / [.$R$6]) * 1000" office:value-type="float" office:value="22.5" calcext:value-type="float">
            <text:p>22.50</text:p>
          </table:table-cell>
          <table:table-cell table:style-name="ce4" table:formula="of:=([.J28] / 20)" office:value-type="float" office:value="1.125" calcext:value-type="float">
            <text:p>1.13</text:p>
          </table:table-cell>
          <table:table-cell table:style-name="ce4" table:formula="of:=([.K28] / [.$R$7])" office:value-type="float" office:value="11.25" calcext:value-type="float">
            <text:p>11.25</text:p>
          </table:table-cell>
          <table:table-cell table:style-name="ce4" table:formula="of:=([.A28] / [.$R$8])" office:value-type="float" office:value="10.4" calcext:value-type="float">
            <text:p>10.40</text:p>
          </table:table-cell>
          <table:table-cell table:style-name="ce6" table:formula="of:=(-[.M28]+[.L28])"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9] * [.$R$4] / [.$R$6]) * 5000)" office:value-type="float" office:value="5412.5" calcext:value-type="float">
            <text:p>5412.50</text:p>
          </table:table-cell>
          <table:table-cell table:style-name="ce6" table:formula="of:=(-[.A29] + [.G29])" office:value-type="float" office:value="12.5" calcext:value-type="float">
            <text:p>12.50</text:p>
          </table:table-cell>
          <table:table-cell table:style-name="ce8"/>
          <table:table-cell table:style-name="ce4" table:formula="of:=([.D29] * [.$R$4] / [.$R$6]) * 1000" office:value-type="float" office:value="23.5" calcext:value-type="float">
            <text:p>23.50</text:p>
          </table:table-cell>
          <table:table-cell table:style-name="ce4" table:formula="of:=([.J29] / 20)" office:value-type="float" office:value="1.175" calcext:value-type="float">
            <text:p>1.18</text:p>
          </table:table-cell>
          <table:table-cell table:style-name="ce4" table:formula="of:=([.K29] / [.$R$7])" office:value-type="float" office:value="11.75" calcext:value-type="float">
            <text:p>11.75</text:p>
          </table:table-cell>
          <table:table-cell table:style-name="ce4" table:formula="of:=([.A29] / [.$R$8])" office:value-type="float" office:value="10.8" calcext:value-type="float">
            <text:p>10.80</text:p>
          </table:table-cell>
          <table:table-cell table:style-name="ce6" table:formula="of:=(-[.M29]+[.L29])" office:value-type="float" office:value="0.949999999999999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0] * [.$R$4] / [.$R$6]) * 5000)" office:value-type="float" office:value="5602.5" calcext:value-type="float">
            <text:p>5602.50</text:p>
          </table:table-cell>
          <table:table-cell table:style-name="ce6" table:formula="of:=(-[.A30] + [.G30])" office:value-type="float" office:value="2.5" calcext:value-type="float">
            <text:p>2.50</text:p>
          </table:table-cell>
          <table:table-cell table:style-name="ce8"/>
          <table:table-cell table:style-name="ce4" table:formula="of:=([.D30] * [.$R$4] / [.$R$6]) * 1000" office:value-type="float" office:value="24" calcext:value-type="float">
            <text:p>24.00</text:p>
          </table:table-cell>
          <table:table-cell table:style-name="ce4" table:formula="of:=([.J30] / 20)" office:value-type="float" office:value="1.2" calcext:value-type="float">
            <text:p>1.20</text:p>
          </table:table-cell>
          <table:table-cell table:style-name="ce4" table:formula="of:=([.K30] / [.$R$7])" office:value-type="float" office:value="12" calcext:value-type="float">
            <text:p>12.00</text:p>
          </table:table-cell>
          <table:table-cell table:style-name="ce4" table:formula="of:=([.A30] / [.$R$8])" office:value-type="float" office:value="11.2" calcext:value-type="float">
            <text:p>11.20</text:p>
          </table:table-cell>
          <table:table-cell table:style-name="ce6" table:formula="of:=(-[.M30]+[.L30])" office:value-type="float" office:value="0.799999999999999" calcext:value-type="float">
            <text:p>0.80</text:p>
          </table:table-cell>
          <table:table-cell table:number-columns-repeated="4"/>
        </table:table-row>
        <table:table-row table:style-name="ro1"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1] * [.$R$4] / [.$R$6]) * 5000)" office:value-type="float" office:value="5815" calcext:value-type="float">
            <text:p>5815.00</text:p>
          </table:table-cell>
          <table:table-cell table:style-name="ce6" table:formula="of:=(-[.A31] + [.G31])" office:value-type="float" office:value="15" calcext:value-type="float">
            <text:p>15.00</text:p>
          </table:table-cell>
          <table:table-cell table:style-name="ce8"/>
          <table:table-cell table:style-name="ce4" table:formula="of:=([.D31] * [.$R$4] / [.$R$6]) * 1000" office:value-type="float" office:value="25" calcext:value-type="float">
            <text:p>25.00</text:p>
          </table:table-cell>
          <table:table-cell table:style-name="ce4" table:formula="of:=([.J31] / 20)" office:value-type="float" office:value="1.25" calcext:value-type="float">
            <text:p>1.25</text:p>
          </table:table-cell>
          <table:table-cell table:style-name="ce4" table:formula="of:=([.K31] / [.$R$7])" office:value-type="float" office:value="12.5" calcext:value-type="float">
            <text:p>12.50</text:p>
          </table:table-cell>
          <table:table-cell table:style-name="ce4" table:formula="of:=([.A31] / [.$R$8])" office:value-type="float" office:value="11.6" calcext:value-type="float">
            <text:p>11.60</text:p>
          </table:table-cell>
          <table:table-cell table:style-name="ce6" table:formula="of:=(-[.M31]+[.L31])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4" calcext:value-type="float">
            <text:p>240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2] * [.$R$4] / [.$R$6]) * 5000)" office:value-type="float" office:value="6010" calcext:value-type="float">
            <text:p>6010.00</text:p>
          </table:table-cell>
          <table:table-cell table:style-name="ce6" table:formula="of:=(-[.A32] + [.G32])" office:value-type="float" office:value="10" calcext:value-type="float">
            <text:p>10.00</text:p>
          </table:table-cell>
          <table:table-cell table:style-name="ce8"/>
          <table:table-cell table:style-name="ce4" table:formula="of:=([.D32] * [.$R$4] / [.$R$6]) * 1000" office:value-type="float" office:value="26" calcext:value-type="float">
            <text:p>26.00</text:p>
          </table:table-cell>
          <table:table-cell table:style-name="ce4" table:formula="of:=([.J32] / 20)" office:value-type="float" office:value="1.3" calcext:value-type="float">
            <text:p>1.30</text:p>
          </table:table-cell>
          <table:table-cell table:style-name="ce4" table:formula="of:=([.K32] / [.$R$7])" office:value-type="float" office:value="13" calcext:value-type="float">
            <text:p>13.00</text:p>
          </table:table-cell>
          <table:table-cell table:style-name="ce4" table:formula="of:=([.A32] / [.$R$8])" office:value-type="float" office:value="12" calcext:value-type="float">
            <text:p>12.00</text:p>
          </table:table-cell>
          <table:table-cell table:style-name="ce6" table:formula="of:=(-[.M32]+[.L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84" calcext:value-type="float">
            <text:p>248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3] * [.$R$4] / [.$R$6]) * 5000)" office:value-type="float" office:value="6210" calcext:value-type="float">
            <text:p>6210.00</text:p>
          </table:table-cell>
          <table:table-cell table:style-name="ce6" table:formula="of:=(-[.A33] + [.G33])" office:value-type="float" office:value="10" calcext:value-type="float">
            <text:p>10.00</text:p>
          </table:table-cell>
          <table:table-cell table:style-name="ce8"/>
          <table:table-cell table:style-name="ce4" table:formula="of:=([.D33] * [.$R$4] / [.$R$6]) * 1000" office:value-type="float" office:value="26.5" calcext:value-type="float">
            <text:p>26.50</text:p>
          </table:table-cell>
          <table:table-cell table:style-name="ce4" table:formula="of:=([.J33] / 20)" office:value-type="float" office:value="1.325" calcext:value-type="float">
            <text:p>1.33</text:p>
          </table:table-cell>
          <table:table-cell table:style-name="ce4" table:formula="of:=([.K33] / [.$R$7])" office:value-type="float" office:value="13.25" calcext:value-type="float">
            <text:p>13.25</text:p>
          </table:table-cell>
          <table:table-cell table:style-name="ce4" table:formula="of:=([.A33] / [.$R$8])" office:value-type="float" office:value="12.4" calcext:value-type="float">
            <text:p>12.40</text:p>
          </table:table-cell>
          <table:table-cell table:style-name="ce6" table:formula="of:=(-[.M33]+[.L33])" office:value-type="float" office:value="0.849999999999998" calcext:value-type="float">
            <text:p>0.85</text:p>
          </table:table-cell>
          <table:table-cell table:number-columns-repeated="4"/>
        </table:table-row>
        <table:table-row table:style-name="ro1"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68" calcext:value-type="float">
            <text:p>256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4] * [.$R$4] / [.$R$6]) * 5000)" office:value-type="float" office:value="6420" calcext:value-type="float">
            <text:p>6420.00</text:p>
          </table:table-cell>
          <table:table-cell table:style-name="ce6" table:formula="of:=(-[.A34] + [.G34])" office:value-type="float" office:value="20" calcext:value-type="float">
            <text:p>20.00</text:p>
          </table:table-cell>
          <table:table-cell table:style-name="ce8"/>
          <table:table-cell table:style-name="ce4" table:formula="of:=([.D34] * [.$R$4] / [.$R$6]) * 1000" office:value-type="float" office:value="27.5" calcext:value-type="float">
            <text:p>27.50</text:p>
          </table:table-cell>
          <table:table-cell table:style-name="ce4" table:formula="of:=([.J34] / 20)" office:value-type="float" office:value="1.375" calcext:value-type="float">
            <text:p>1.38</text:p>
          </table:table-cell>
          <table:table-cell table:style-name="ce4" table:formula="of:=([.K34] / [.$R$7])" office:value-type="float" office:value="13.75" calcext:value-type="float">
            <text:p>13.75</text:p>
          </table:table-cell>
          <table:table-cell table:style-name="ce4" table:formula="of:=([.A34] / [.$R$8])" office:value-type="float" office:value="12.8" calcext:value-type="float">
            <text:p>12.80</text:p>
          </table:table-cell>
          <table:table-cell table:style-name="ce6" table:formula="of:=(-[.M34]+[.L34])" office:value-type="float" office:value="0.949999999999999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45" calcext:value-type="float">
            <text:p>26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5] * [.$R$4] / [.$R$6]) * 5000)" office:value-type="float" office:value="6612.5" calcext:value-type="float">
            <text:p>6612.50</text:p>
          </table:table-cell>
          <table:table-cell table:style-name="ce6" table:formula="of:=(-[.A35] + [.G35])" office:value-type="float" office:value="12.5" calcext:value-type="float">
            <text:p>12.50</text:p>
          </table:table-cell>
          <table:table-cell table:style-name="ce8"/>
          <table:table-cell table:style-name="ce4" table:formula="of:=([.D35] * [.$R$4] / [.$R$6]) * 1000" office:value-type="float" office:value="28.5" calcext:value-type="float">
            <text:p>28.50</text:p>
          </table:table-cell>
          <table:table-cell table:style-name="ce4" table:formula="of:=([.J35] / 20)" office:value-type="float" office:value="1.425" calcext:value-type="float">
            <text:p>1.43</text:p>
          </table:table-cell>
          <table:table-cell table:style-name="ce4" table:formula="of:=([.K35] / [.$R$7])" office:value-type="float" office:value="14.25" calcext:value-type="float">
            <text:p>14.25</text:p>
          </table:table-cell>
          <table:table-cell table:style-name="ce4" table:formula="of:=([.A35] / [.$R$8])" office:value-type="float" office:value="13.2" calcext:value-type="float">
            <text:p>13.20</text:p>
          </table:table-cell>
          <table:table-cell table:style-name="ce6" table:formula="of:=(-[.M35]+[.L35])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6] * [.$R$4] / [.$R$6]) * 5000)" office:value-type="float" office:value="6812.5" calcext:value-type="float">
            <text:p>6812.50</text:p>
          </table:table-cell>
          <table:table-cell table:style-name="ce6" table:formula="of:=(-[.A36] + [.G36])" office:value-type="float" office:value="12.5" calcext:value-type="float">
            <text:p>12.50</text:p>
          </table:table-cell>
          <table:table-cell table:style-name="ce8"/>
          <table:table-cell table:style-name="ce4" table:formula="of:=([.D36] * [.$R$4] / [.$R$6]) * 1000" office:value-type="float" office:value="30" calcext:value-type="float">
            <text:p>30.00</text:p>
          </table:table-cell>
          <table:table-cell table:style-name="ce4" table:formula="of:=([.J36] / 20)" office:value-type="float" office:value="1.5" calcext:value-type="float">
            <text:p>1.50</text:p>
          </table:table-cell>
          <table:table-cell table:style-name="ce4" table:formula="of:=([.K36] / [.$R$7])" office:value-type="float" office:value="15" calcext:value-type="float">
            <text:p>15.00</text:p>
          </table:table-cell>
          <table:table-cell table:style-name="ce4" table:formula="of:=([.A36] / [.$R$8])" office:value-type="float" office:value="13.6" calcext:value-type="float">
            <text:p>13.60</text:p>
          </table:table-cell>
          <table:table-cell table:style-name="ce6" table:formula="of:=(-[.M36]+[.L36])" office:value-type="float" office:value="1.4" calcext:value-type="float">
            <text:p>1.40</text:p>
          </table:table-cell>
          <table:table-cell table:number-columns-repeated="4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6" calcext:value-type="float">
            <text:p>280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7] * [.$R$4] / [.$R$6]) * 5000)" office:value-type="float" office:value="7015" calcext:value-type="float">
            <text:p>7015.00</text:p>
          </table:table-cell>
          <table:table-cell table:style-name="ce6" table:formula="of:=(-[.A37] + [.G37])" office:value-type="float" office:value="15" calcext:value-type="float">
            <text:p>15.00</text:p>
          </table:table-cell>
          <table:table-cell table:style-name="ce8"/>
          <table:table-cell table:style-name="ce4" table:formula="of:=([.D37] * [.$R$4] / [.$R$6]) * 1000" office:value-type="float" office:value="30" calcext:value-type="float">
            <text:p>30.00</text:p>
          </table:table-cell>
          <table:table-cell table:style-name="ce4" table:formula="of:=([.J37] / 20)" office:value-type="float" office:value="1.5" calcext:value-type="float">
            <text:p>1.50</text:p>
          </table:table-cell>
          <table:table-cell table:style-name="ce4" table:formula="of:=([.K37] / [.$R$7])" office:value-type="float" office:value="15" calcext:value-type="float">
            <text:p>15.00</text:p>
          </table:table-cell>
          <table:table-cell table:style-name="ce4" table:formula="of:=([.A37] / [.$R$8])" office:value-type="float" office:value="14" calcext:value-type="float">
            <text:p>14.00</text:p>
          </table:table-cell>
          <table:table-cell table:style-name="ce6" table:formula="of:=(-[.M37]+[.L3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83" calcext:value-type="float">
            <text:p>288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8] * [.$R$4] / [.$R$6]) * 5000)" office:value-type="float" office:value="7207.5" calcext:value-type="float">
            <text:p>7207.50</text:p>
          </table:table-cell>
          <table:table-cell table:style-name="ce6" table:formula="of:=(-[.A38] + [.G38])" office:value-type="float" office:value="7.5" calcext:value-type="float">
            <text:p>7.50</text:p>
          </table:table-cell>
          <table:table-cell table:style-name="ce8"/>
          <table:table-cell table:style-name="ce4" table:formula="of:=([.D38] * [.$R$4] / [.$R$6]) * 1000" office:value-type="float" office:value="32" calcext:value-type="float">
            <text:p>32.00</text:p>
          </table:table-cell>
          <table:table-cell table:style-name="ce4" table:formula="of:=([.J38] / 20)" office:value-type="float" office:value="1.6" calcext:value-type="float">
            <text:p>1.60</text:p>
          </table:table-cell>
          <table:table-cell table:style-name="ce4" table:formula="of:=([.K38] / [.$R$7])" office:value-type="float" office:value="16" calcext:value-type="float">
            <text:p>16.00</text:p>
          </table:table-cell>
          <table:table-cell table:style-name="ce4" table:formula="of:=([.A38] / [.$R$8])" office:value-type="float" office:value="14.4" calcext:value-type="float">
            <text:p>14.40</text:p>
          </table:table-cell>
          <table:table-cell table:style-name="ce6" table:formula="of:=(-[.M38]+[.L38])" office:value-type="float" office:value="1.6" calcext:value-type="float">
            <text:p>1.60</text:p>
          </table:table-cell>
          <table:table-cell table:number-columns-repeated="4"/>
        </table:table-row>
        <table:table-row table:style-name="ro1"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67" calcext:value-type="float">
            <text:p>296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9] * [.$R$4] / [.$R$6]) * 5000)" office:value-type="float" office:value="7417.5" calcext:value-type="float">
            <text:p>7417.50</text:p>
          </table:table-cell>
          <table:table-cell table:style-name="ce6" table:formula="of:=(-[.A39] + [.G39])" office:value-type="float" office:value="17.5" calcext:value-type="float">
            <text:p>17.50</text:p>
          </table:table-cell>
          <table:table-cell table:style-name="ce8"/>
          <table:table-cell table:style-name="ce4" table:formula="of:=([.D39] * [.$R$4] / [.$R$6]) * 1000" office:value-type="float" office:value="32" calcext:value-type="float">
            <text:p>32.00</text:p>
          </table:table-cell>
          <table:table-cell table:style-name="ce4" table:formula="of:=([.J39] / 20)" office:value-type="float" office:value="1.6" calcext:value-type="float">
            <text:p>1.60</text:p>
          </table:table-cell>
          <table:table-cell table:style-name="ce4" table:formula="of:=([.K39] / [.$R$7])" office:value-type="float" office:value="16" calcext:value-type="float">
            <text:p>16.00</text:p>
          </table:table-cell>
          <table:table-cell table:style-name="ce4" table:formula="of:=([.A39] / [.$R$8])" office:value-type="float" office:value="14.8" calcext:value-type="float">
            <text:p>14.80</text:p>
          </table:table-cell>
          <table:table-cell table:style-name="ce6" table:formula="of:=(-[.M39]+[.L39])" office:value-type="float" office:value="1.2" calcext:value-type="float">
            <text:p>1.20</text:p>
          </table:table-cell>
          <table:table-cell table:number-columns-repeated="4"/>
        </table:table-row>
        <table:table-row table:style-name="ro1"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0] * [.$R$4] / [.$R$6]) * 5000)" office:value-type="float" office:value="7612.5" calcext:value-type="float">
            <text:p>7612.50</text:p>
          </table:table-cell>
          <table:table-cell table:style-name="ce6" table:formula="of:=(-[.A40] + [.G40])" office:value-type="float" office:value="12.5" calcext:value-type="float">
            <text:p>12.50</text:p>
          </table:table-cell>
          <table:table-cell table:style-name="ce8"/>
          <table:table-cell table:style-name="ce4" table:formula="of:=([.D40] * [.$R$4] / [.$R$6]) * 1000" office:value-type="float" office:value="32" calcext:value-type="float">
            <text:p>32.00</text:p>
          </table:table-cell>
          <table:table-cell table:style-name="ce4" table:formula="of:=([.J40] / 20)" office:value-type="float" office:value="1.6" calcext:value-type="float">
            <text:p>1.60</text:p>
          </table:table-cell>
          <table:table-cell table:style-name="ce4" table:formula="of:=([.K40] / [.$R$7])" office:value-type="float" office:value="16" calcext:value-type="float">
            <text:p>16.00</text:p>
          </table:table-cell>
          <table:table-cell table:style-name="ce4" table:formula="of:=([.A40] / [.$R$8])" office:value-type="float" office:value="15.2" calcext:value-type="float">
            <text:p>15.20</text:p>
          </table:table-cell>
          <table:table-cell table:style-name="ce6" table:formula="of:=(-[.M40]+[.L40])" office:value-type="float" office:value="0.800000000000001" calcext:value-type="float">
            <text:p>0.80</text:p>
          </table:table-cell>
          <table:table-cell table:number-columns-repeated="4"/>
        </table:table-row>
        <table:table-row table:style-name="ro1">
          <table:table-cell table:style-name="ce2" office:value-type="float" office:value="7800" calcext:value-type="float">
            <text:p>7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1] * [.$R$4] / [.$R$6]) * 5000)" office:value-type="float" office:value="7810" calcext:value-type="float">
            <text:p>7810.00</text:p>
          </table:table-cell>
          <table:table-cell table:style-name="ce6" table:formula="of:=(-[.A41] + [.G41])" office:value-type="float" office:value="10" calcext:value-type="float">
            <text:p>10.00</text:p>
          </table:table-cell>
          <table:table-cell table:style-name="ce8"/>
          <table:table-cell table:style-name="ce4" table:formula="of:=([.D41] * [.$R$4] / [.$R$6]) * 1000" office:value-type="float" office:value="33.5" calcext:value-type="float">
            <text:p>33.50</text:p>
          </table:table-cell>
          <table:table-cell table:style-name="ce4" table:formula="of:=([.J41] / 20)" office:value-type="float" office:value="1.675" calcext:value-type="float">
            <text:p>1.68</text:p>
          </table:table-cell>
          <table:table-cell table:style-name="ce4" table:formula="of:=([.K41] / [.$R$7])" office:value-type="float" office:value="16.75" calcext:value-type="float">
            <text:p>16.75</text:p>
          </table:table-cell>
          <table:table-cell table:style-name="ce4" table:formula="of:=([.A41] / [.$R$8])" office:value-type="float" office:value="15.6" calcext:value-type="float">
            <text:p>15.60</text:p>
          </table:table-cell>
          <table:table-cell table:style-name="ce6" table:formula="of:=(-[.M41]+[.L41])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10" calcext:value-type="float">
            <text:p>321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2] * [.$R$4] / [.$R$6]) * 5000)" office:value-type="float" office:value="8025" calcext:value-type="float">
            <text:p>8025.00</text:p>
          </table:table-cell>
          <table:table-cell table:style-name="ce6" table:formula="of:=(-[.A42] + [.G42])" office:value-type="float" office:value="25" calcext:value-type="float">
            <text:p>25.00</text:p>
          </table:table-cell>
          <table:table-cell table:style-name="ce8"/>
          <table:table-cell table:style-name="ce4" table:formula="of:=([.D42] * [.$R$4] / [.$R$6]) * 1000" office:value-type="float" office:value="34.5" calcext:value-type="float">
            <text:p>34.50</text:p>
          </table:table-cell>
          <table:table-cell table:style-name="ce4" table:formula="of:=([.J42] / 20)" office:value-type="float" office:value="1.725" calcext:value-type="float">
            <text:p>1.73</text:p>
          </table:table-cell>
          <table:table-cell table:style-name="ce4" table:formula="of:=([.K42] / [.$R$7])" office:value-type="float" office:value="17.25" calcext:value-type="float">
            <text:p>17.25</text:p>
          </table:table-cell>
          <table:table-cell table:style-name="ce4" table:formula="of:=([.A42] / [.$R$8])" office:value-type="float" office:value="16" calcext:value-type="float">
            <text:p>16.00</text:p>
          </table:table-cell>
          <table:table-cell table:style-name="ce6" table:formula="of:=(-[.M42]+[.L42])"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85" calcext:value-type="float">
            <text:p>328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3] * [.$R$4] / [.$R$6]) * 5000)" office:value-type="float" office:value="8212.5" calcext:value-type="float">
            <text:p>8212.50</text:p>
          </table:table-cell>
          <table:table-cell table:style-name="ce6" table:formula="of:=(-[.A43] + [.G43])" office:value-type="float" office:value="12.5" calcext:value-type="float">
            <text:p>12.50</text:p>
          </table:table-cell>
          <table:table-cell table:style-name="ce8"/>
          <table:table-cell table:style-name="ce4" table:formula="of:=([.D43] * [.$R$4] / [.$R$6]) * 1000" office:value-type="float" office:value="35" calcext:value-type="float">
            <text:p>35.00</text:p>
          </table:table-cell>
          <table:table-cell table:style-name="ce4" table:formula="of:=([.J43] / 20)" office:value-type="float" office:value="1.75" calcext:value-type="float">
            <text:p>1.75</text:p>
          </table:table-cell>
          <table:table-cell table:style-name="ce4" table:formula="of:=([.K43] / [.$R$7])" office:value-type="float" office:value="17.5" calcext:value-type="float">
            <text:p>17.50</text:p>
          </table:table-cell>
          <table:table-cell table:style-name="ce4" table:formula="of:=([.A43] / [.$R$8])" office:value-type="float" office:value="16.4" calcext:value-type="float">
            <text:p>16.40</text:p>
          </table:table-cell>
          <table:table-cell table:style-name="ce6" table:formula="of:=(-[.M43]+[.L43])" office:value-type="float" office:value="1.1" calcext:value-type="float">
            <text:p>1.10</text:p>
          </table:table-cell>
          <table:table-cell table:number-columns-repeated="4"/>
        </table:table-row>
        <table:table-row table:style-name="ro1"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67" calcext:value-type="float">
            <text:p>336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4] * [.$R$4] / [.$R$6]) * 5000)" office:value-type="float" office:value="8417.5" calcext:value-type="float">
            <text:p>8417.50</text:p>
          </table:table-cell>
          <table:table-cell table:style-name="ce6" table:formula="of:=(-[.A44] + [.G44])" office:value-type="float" office:value="17.5" calcext:value-type="float">
            <text:p>17.50</text:p>
          </table:table-cell>
          <table:table-cell table:style-name="ce8"/>
          <table:table-cell table:style-name="ce4" table:formula="of:=([.D44] * [.$R$4] / [.$R$6]) * 1000" office:value-type="float" office:value="35.5" calcext:value-type="float">
            <text:p>35.50</text:p>
          </table:table-cell>
          <table:table-cell table:style-name="ce4" table:formula="of:=([.J44] / 20)" office:value-type="float" office:value="1.775" calcext:value-type="float">
            <text:p>1.78</text:p>
          </table:table-cell>
          <table:table-cell table:style-name="ce4" table:formula="of:=([.K44] / [.$R$7])" office:value-type="float" office:value="17.75" calcext:value-type="float">
            <text:p>17.75</text:p>
          </table:table-cell>
          <table:table-cell table:style-name="ce4" table:formula="of:=([.A44] / [.$R$8])" office:value-type="float" office:value="16.8" calcext:value-type="float">
            <text:p>16.80</text:p>
          </table:table-cell>
          <table:table-cell table:style-name="ce6" table:formula="of:=(-[.M44]+[.L44])" office:value-type="float" office:value="0.950000000000003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51" calcext:value-type="float">
            <text:p>345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5] * [.$R$4] / [.$R$6]) * 5000)" office:value-type="float" office:value="8627.5" calcext:value-type="float">
            <text:p>8627.50</text:p>
          </table:table-cell>
          <table:table-cell table:style-name="ce6" table:formula="of:=(-[.A45] + [.G45])" office:value-type="float" office:value="27.5" calcext:value-type="float">
            <text:p>27.50</text:p>
          </table:table-cell>
          <table:table-cell table:style-name="ce8"/>
          <table:table-cell table:style-name="ce4" table:formula="of:=([.D45] * [.$R$4] / [.$R$6]) * 1000" office:value-type="float" office:value="37" calcext:value-type="float">
            <text:p>37.00</text:p>
          </table:table-cell>
          <table:table-cell table:style-name="ce4" table:formula="of:=([.J45] / 20)" office:value-type="float" office:value="1.85" calcext:value-type="float">
            <text:p>1.85</text:p>
          </table:table-cell>
          <table:table-cell table:style-name="ce4" table:formula="of:=([.K45] / [.$R$7])" office:value-type="float" office:value="18.5" calcext:value-type="float">
            <text:p>18.50</text:p>
          </table:table-cell>
          <table:table-cell table:style-name="ce4" table:formula="of:=([.A45] / [.$R$8])" office:value-type="float" office:value="17.2" calcext:value-type="float">
            <text:p>17.20</text:p>
          </table:table-cell>
          <table:table-cell table:style-name="ce6" table:formula="of:=(-[.M45]+[.L45])" office:value-type="float" office:value="1.3" calcext:value-type="float">
            <text:p>1.30</text:p>
          </table:table-cell>
          <table:table-cell table:number-columns-repeated="4"/>
        </table:table-row>
        <table:table-row table:style-name="ro1">
          <table:table-cell table:style-name="ce2" office:value-type="float" office:value="8800" calcext:value-type="float">
            <text:p>8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25" calcext:value-type="float">
            <text:p>35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6] * [.$R$4] / [.$R$6]) * 5000)" office:value-type="float" office:value="8812.5" calcext:value-type="float">
            <text:p>8812.50</text:p>
          </table:table-cell>
          <table:table-cell table:style-name="ce6" table:formula="of:=(-[.A46] + [.G46])" office:value-type="float" office:value="12.5" calcext:value-type="float">
            <text:p>12.50</text:p>
          </table:table-cell>
          <table:table-cell table:style-name="ce8"/>
          <table:table-cell table:style-name="ce4" table:formula="of:=([.D46] * [.$R$4] / [.$R$6]) * 1000" office:value-type="float" office:value="37.5" calcext:value-type="float">
            <text:p>37.50</text:p>
          </table:table-cell>
          <table:table-cell table:style-name="ce4" table:formula="of:=([.J46] / 20)" office:value-type="float" office:value="1.875" calcext:value-type="float">
            <text:p>1.88</text:p>
          </table:table-cell>
          <table:table-cell table:style-name="ce4" table:formula="of:=([.K46] / [.$R$7])" office:value-type="float" office:value="18.75" calcext:value-type="float">
            <text:p>18.75</text:p>
          </table:table-cell>
          <table:table-cell table:style-name="ce4" table:formula="of:=([.A46] / [.$R$8])" office:value-type="float" office:value="17.6" calcext:value-type="float">
            <text:p>17.60</text:p>
          </table:table-cell>
          <table:table-cell table:style-name="ce6" table:formula="of:=(-[.M46]+[.L46])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7] * [.$R$4] / [.$R$6]) * 5000)" office:value-type="float" office:value="9025" calcext:value-type="float">
            <text:p>9025.00</text:p>
          </table:table-cell>
          <table:table-cell table:style-name="ce6" table:formula="of:=(-[.A47] + [.G47])" office:value-type="float" office:value="25" calcext:value-type="float">
            <text:p>25.00</text:p>
          </table:table-cell>
          <table:table-cell table:style-name="ce8"/>
          <table:table-cell table:style-name="ce4" table:formula="of:=([.D47] * [.$R$4] / [.$R$6]) * 1000" office:value-type="float" office:value="38.5" calcext:value-type="float">
            <text:p>38.50</text:p>
          </table:table-cell>
          <table:table-cell table:style-name="ce4" table:formula="of:=([.J47] / 20)" office:value-type="float" office:value="1.925" calcext:value-type="float">
            <text:p>1.93</text:p>
          </table:table-cell>
          <table:table-cell table:style-name="ce4" table:formula="of:=([.K47] / [.$R$7])" office:value-type="float" office:value="19.25" calcext:value-type="float">
            <text:p>19.25</text:p>
          </table:table-cell>
          <table:table-cell table:style-name="ce4" table:formula="of:=([.A47] / [.$R$8])" office:value-type="float" office:value="18" calcext:value-type="float">
            <text:p>18.00</text:p>
          </table:table-cell>
          <table:table-cell table:style-name="ce6" table:formula="of:=(-[.M47]+[.L47])"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8] * [.$R$4] / [.$R$6]) * 5000)" office:value-type="float" office:value="9225" calcext:value-type="float">
            <text:p>9225.00</text:p>
          </table:table-cell>
          <table:table-cell table:style-name="ce6" table:formula="of:=(-[.A48] + [.G48])" office:value-type="float" office:value="25" calcext:value-type="float">
            <text:p>25.00</text:p>
          </table:table-cell>
          <table:table-cell table:style-name="ce8"/>
          <table:table-cell table:style-name="ce4" table:formula="of:=([.D48] * [.$R$4] / [.$R$6]) * 1000" office:value-type="float" office:value="39.5" calcext:value-type="float">
            <text:p>39.50</text:p>
          </table:table-cell>
          <table:table-cell table:style-name="ce4" table:formula="of:=([.J48] / 20)" office:value-type="float" office:value="1.975" calcext:value-type="float">
            <text:p>1.98</text:p>
          </table:table-cell>
          <table:table-cell table:style-name="ce4" table:formula="of:=([.K48] / [.$R$7])" office:value-type="float" office:value="19.75" calcext:value-type="float">
            <text:p>19.75</text:p>
          </table:table-cell>
          <table:table-cell table:style-name="ce4" table:formula="of:=([.A48] / [.$R$8])" office:value-type="float" office:value="18.4" calcext:value-type="float">
            <text:p>18.40</text:p>
          </table:table-cell>
          <table:table-cell table:style-name="ce6" table:formula="of:=(-[.M48]+[.L48])" office:value-type="float" office:value="1.35" calcext:value-type="float">
            <text:p>1.35</text:p>
          </table:table-cell>
          <table:table-cell table:number-columns-repeated="4"/>
        </table:table-row>
        <table:table-row table:style-name="ro1">
          <table:table-cell table:style-name="ce2" office:value-type="float" office:value="9400" calcext:value-type="float">
            <text:p>9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67" calcext:value-type="float">
            <text:p>376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9] * [.$R$4] / [.$R$6]) * 5000)" office:value-type="float" office:value="9417.5" calcext:value-type="float">
            <text:p>9417.50</text:p>
          </table:table-cell>
          <table:table-cell table:style-name="ce6" table:formula="of:=(-[.A49] + [.G49])" office:value-type="float" office:value="17.5" calcext:value-type="float">
            <text:p>17.50</text:p>
          </table:table-cell>
          <table:table-cell table:style-name="ce8"/>
          <table:table-cell table:style-name="ce4" table:formula="of:=([.D49] * [.$R$4] / [.$R$6]) * 1000" office:value-type="float" office:value="40" calcext:value-type="float">
            <text:p>40.00</text:p>
          </table:table-cell>
          <table:table-cell table:style-name="ce4" table:formula="of:=([.J49] / 20)" office:value-type="float" office:value="2" calcext:value-type="float">
            <text:p>2.00</text:p>
          </table:table-cell>
          <table:table-cell table:style-name="ce4" table:formula="of:=([.K49] / [.$R$7])" office:value-type="float" office:value="20" calcext:value-type="float">
            <text:p>20.00</text:p>
          </table:table-cell>
          <table:table-cell table:style-name="ce4" table:formula="of:=([.A49] / [.$R$8])" office:value-type="float" office:value="18.8" calcext:value-type="float">
            <text:p>18.80</text:p>
          </table:table-cell>
          <table:table-cell table:style-name="ce6" table:formula="of:=(-[.M49]+[.L49])" office:value-type="float" office:value="1.2" calcext:value-type="float">
            <text:p>1.20</text:p>
          </table:table-cell>
          <table:table-cell table:number-columns-repeated="4"/>
        </table:table-row>
        <table:table-row table:style-name="ro1"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52" calcext:value-type="float">
            <text:p>385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50] * [.$R$4] / [.$R$6]) * 5000)" office:value-type="float" office:value="9630" calcext:value-type="float">
            <text:p>9630.00</text:p>
          </table:table-cell>
          <table:table-cell table:style-name="ce6" table:formula="of:=(-[.A50] + [.G50])" office:value-type="float" office:value="30" calcext:value-type="float">
            <text:p>30.00</text:p>
          </table:table-cell>
          <table:table-cell table:style-name="ce8"/>
          <table:table-cell table:style-name="ce4" table:formula="of:=([.D50] * [.$R$4] / [.$R$6]) * 1000" office:value-type="float" office:value="41" calcext:value-type="float">
            <text:p>41.00</text:p>
          </table:table-cell>
          <table:table-cell table:style-name="ce4" table:formula="of:=([.J50] / 20)" office:value-type="float" office:value="2.05" calcext:value-type="float">
            <text:p>2.05</text:p>
          </table:table-cell>
          <table:table-cell table:style-name="ce4" table:formula="of:=([.K50] / [.$R$7])" office:value-type="float" office:value="20.5" calcext:value-type="float">
            <text:p>20.50</text:p>
          </table:table-cell>
          <table:table-cell table:style-name="ce4" table:formula="of:=([.A50] / [.$R$8])" office:value-type="float" office:value="19.2" calcext:value-type="float">
            <text:p>19.20</text:p>
          </table:table-cell>
          <table:table-cell table:style-name="ce6" table:formula="of:=(-[.M50]+[.L50])" office:value-type="float" office:value="1.3" calcext:value-type="float">
            <text:p>1.30</text:p>
          </table:table-cell>
          <table:table-cell table:number-columns-repeated="4"/>
        </table:table-row>
        <table:table-row table:style-name="ro1"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28" calcext:value-type="float">
            <text:p>392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51] * [.$R$4] / [.$R$6]) * 5000)" office:value-type="float" office:value="9820" calcext:value-type="float">
            <text:p>9820.00</text:p>
          </table:table-cell>
          <table:table-cell table:style-name="ce6" table:formula="of:=(-[.A51] + [.G51])" office:value-type="float" office:value="20" calcext:value-type="float">
            <text:p>20.00</text:p>
          </table:table-cell>
          <table:table-cell table:style-name="ce8"/>
          <table:table-cell table:style-name="ce4" table:formula="of:=([.D51] * [.$R$4] / [.$R$6]) * 1000" office:value-type="float" office:value="42" calcext:value-type="float">
            <text:p>42.00</text:p>
          </table:table-cell>
          <table:table-cell table:style-name="ce4" table:formula="of:=([.J51] / 20)" office:value-type="float" office:value="2.1" calcext:value-type="float">
            <text:p>2.10</text:p>
          </table:table-cell>
          <table:table-cell table:style-name="ce4" table:formula="of:=([.K51] / [.$R$7])" office:value-type="float" office:value="21" calcext:value-type="float">
            <text:p>21.00</text:p>
          </table:table-cell>
          <table:table-cell table:style-name="ce4" table:formula="of:=([.A51] / [.$R$8])" office:value-type="float" office:value="19.6" calcext:value-type="float">
            <text:p>19.60</text:p>
          </table:table-cell>
          <table:table-cell table:style-name="ce6" table:formula="of:=(-[.M51]+[.L51])" office:value-type="float" office:value="1.4" calcext:value-type="float">
            <text:p>1.40</text:p>
          </table:table-cell>
          <table:table-cell table:number-columns-repeated="4"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out 1000" table:style-name="ta1">
        <table:shapes>
          <draw:frame draw:z-index="0" draw:style-name="gr1" draw:text-style-name="P1" svg:width="1152pt" svg:height="432pt" svg:x="133.88pt" svg:y="720.71pt">
            <loext:p draw:notify-on-update-of-ranges="'Rout 1000'.A1:'Rout 1000'.A1 'Rout 1000'.H2:'Rout 1000'.H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52pt" svg:height="432pt" svg:x="131.78pt" svg:y="1169.21pt">
            <loext:p draw:notify-on-update-of-ranges="'Rout 1000'.N2:'Rout 1000'.N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52pt" svg:height="432pt" svg:x="132.04pt" svg:y="1642.65pt">
            <loext:p draw:notify-on-update-of-ranges="'Rout 1000'.A1:'Rout 1000'.A1 'Rout 1000'.G2:'Rout 1000'.G51 'Rout 1000'.A1:'Rout 1000'.A1 'Rout 1000'.A2:'Rout 1000'.A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52pt" svg:height="432pt" svg:x="126pt" svg:y="2126.47pt">
            <loext:p draw:notify-on-update-of-ranges="'Rout 1000'.A1:'Rout 1000'.A1 'Rout 1000'.L2:'Rout 1000'.L51 'Rout 1000'.A1:'Rout 1000'.A1 'Rout 1000'.M2:'Rout 1000'.M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V set [mV]</text:p>
          </table:table-cell>
          <table:table-cell table:style-name="ce1" office:value-type="string" calcext:value-type="string">
            <text:p>I set</text:p>
          </table:table-cell>
          <table:table-cell table:style-name="ce1" office:value-type="string" calcext:value-type="string">
            <text:p>VO_SENSE</text:p>
          </table:table-cell>
          <table:table-cell table:style-name="ce1" office:value-type="string" calcext:value-type="string">
            <text:p>VSENSE</text:p>
          </table:table-cell>
          <table:table-cell table:style-name="ce1" office:value-type="string" calcext:value-type="string">
            <text:p>Clip</text:p>
          </table:table-cell>
          <table:table-cell/>
          <table:table-cell table:style-name="ce3" office:value-type="string" calcext:value-type="string">
            <text:p>V msr [mV]</text:p>
          </table:table-cell>
          <table:table-cell table:style-name="ce3" office:value-type="string" calcext:value-type="string">
            <text:p>Vset – Vmsr [mV]</text:p>
          </table:table-cell>
          <table:table-cell table:style-name="ce7"/>
          <table:table-cell table:style-name="ce3" office:value-type="string" calcext:value-type="string">
            <text:p>I – in volt [mV]</text:p>
          </table:table-cell>
          <table:table-cell table:style-name="ce3" office:value-type="string" calcext:value-type="string">
            <text:p>I – MAX4080 [mV]</text:p>
          </table:table-cell>
          <table:table-cell table:style-name="ce3" office:value-type="string" calcext:value-type="string">
            <text:p>I – R sense [mA]</text:p>
          </table:table-cell>
          <table:table-cell table:style-name="ce3" office:value-type="string" calcext:value-type="string">
            <text:p>I – expected [mA]</text:p>
          </table:table-cell>
          <table:table-cell table:style-name="ce3" office:value-type="string" calcext:value-type="string">
            <text:p>Iexp – Imsr [mA]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] * [.$R$4] / [.$R$6]) * 5000)" office:value-type="float" office:value="657.5" calcext:value-type="float">
            <text:p>657.50</text:p>
          </table:table-cell>
          <table:table-cell table:style-name="ce6" table:formula="of:=(-[.A2] + [.G2])" office:value-type="float" office:value="657.5" calcext:value-type="float">
            <text:p>657.50</text:p>
          </table:table-cell>
          <table:table-cell table:style-name="ce8"/>
          <table:table-cell table:style-name="ce4" table:formula="of:=([.D2] * [.$R$4] / [.$R$6]) * 1000" office:value-type="float" office:value="1.5" calcext:value-type="float">
            <text:p>1.50</text:p>
          </table:table-cell>
          <table:table-cell table:style-name="ce4" table:formula="of:=([.J2] / 20)" office:value-type="float" office:value="0.075" calcext:value-type="float">
            <text:p>0.08</text:p>
          </table:table-cell>
          <table:table-cell table:style-name="ce4" table:formula="of:=([.K2] / [.$R$7])" office:value-type="float" office:value="0.75" calcext:value-type="float">
            <text:p>0.75</text:p>
          </table:table-cell>
          <table:table-cell table:style-name="ce4" table:formula="of:=([.A2] / [.$R$8])" office:value-type="float" office:value="0" calcext:value-type="float">
            <text:p>0.00</text:p>
          </table:table-cell>
          <table:table-cell table:style-name="ce6" table:formula="of:=(-[.M2]+[.L2])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return value * VREF / N;</text:p>
          </table:table-cell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] * [.$R$4] / [.$R$6]) * 5000)" office:value-type="float" office:value="650" calcext:value-type="float">
            <text:p>650.00</text:p>
          </table:table-cell>
          <table:table-cell table:style-name="ce6" table:formula="of:=(-[.A3] + [.G3])" office:value-type="float" office:value="450" calcext:value-type="float">
            <text:p>450.00</text:p>
          </table:table-cell>
          <table:table-cell table:style-name="ce8"/>
          <table:table-cell table:style-name="ce4" table:formula="of:=([.D3] * [.$R$4] / [.$R$6]) * 1000" office:value-type="float" office:value="1.5" calcext:value-type="float">
            <text:p>1.50</text:p>
          </table:table-cell>
          <table:table-cell table:style-name="ce4" table:formula="of:=([.J3] / 20)" office:value-type="float" office:value="0.075" calcext:value-type="float">
            <text:p>0.08</text:p>
          </table:table-cell>
          <table:table-cell table:style-name="ce4" table:formula="of:=([.K3] / [.$R$7])" office:value-type="float" office:value="0.75" calcext:value-type="float">
            <text:p>0.75</text:p>
          </table:table-cell>
          <table:table-cell table:style-name="ce4" table:formula="of:=([.A3] / [.$R$8])" office:value-type="float" office:value="0.2" calcext:value-type="float">
            <text:p>0.20</text:p>
          </table:table-cell>
          <table:table-cell table:style-name="ce6" table:formula="of:=(-[.M3]+[.L3])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] * [.$R$4] / [.$R$6]) * 5000)" office:value-type="float" office:value="650" calcext:value-type="float">
            <text:p>650.00</text:p>
          </table:table-cell>
          <table:table-cell table:style-name="ce6" table:formula="of:=(-[.A4] + [.G4])" office:value-type="float" office:value="250" calcext:value-type="float">
            <text:p>250.00</text:p>
          </table:table-cell>
          <table:table-cell table:style-name="ce8"/>
          <table:table-cell table:style-name="ce4" table:formula="of:=([.D4] * [.$R$4] / [.$R$6]) * 1000" office:value-type="float" office:value="1.5" calcext:value-type="float">
            <text:p>1.50</text:p>
          </table:table-cell>
          <table:table-cell table:style-name="ce4" table:formula="of:=([.J4] / 20)" office:value-type="float" office:value="0.075" calcext:value-type="float">
            <text:p>0.08</text:p>
          </table:table-cell>
          <table:table-cell table:style-name="ce4" table:formula="of:=([.K4] / [.$R$7])" office:value-type="float" office:value="0.75" calcext:value-type="float">
            <text:p>0.75</text:p>
          </table:table-cell>
          <table:table-cell table:style-name="ce4" table:formula="of:=([.A4] / [.$R$8])" office:value-type="float" office:value="0.4" calcext:value-type="float">
            <text:p>0.40</text:p>
          </table:table-cell>
          <table:table-cell table:style-name="ce6" table:formula="of:=(-[.M4]+[.L4])"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5] * [.$R$4] / [.$R$6]) * 5000)" office:value-type="float" office:value="657.5" calcext:value-type="float">
            <text:p>657.50</text:p>
          </table:table-cell>
          <table:table-cell table:style-name="ce6" table:formula="of:=(-[.A5] + [.G5])" office:value-type="float" office:value="57.5" calcext:value-type="float">
            <text:p>57.50</text:p>
          </table:table-cell>
          <table:table-cell table:style-name="ce8"/>
          <table:table-cell table:style-name="ce4" table:formula="of:=([.D5] * [.$R$4] / [.$R$6]) * 1000" office:value-type="float" office:value="1.5" calcext:value-type="float">
            <text:p>1.50</text:p>
          </table:table-cell>
          <table:table-cell table:style-name="ce4" table:formula="of:=([.J5] / 20)" office:value-type="float" office:value="0.075" calcext:value-type="float">
            <text:p>0.08</text:p>
          </table:table-cell>
          <table:table-cell table:style-name="ce4" table:formula="of:=([.K5] / [.$R$7])" office:value-type="float" office:value="0.75" calcext:value-type="float">
            <text:p>0.75</text:p>
          </table:table-cell>
          <table:table-cell table:style-name="ce4" table:formula="of:=([.A5] / [.$R$8])" office:value-type="float" office:value="0.6" calcext:value-type="float">
            <text:p>0.60</text:p>
          </table:table-cell>
          <table:table-cell table:style-name="ce6" table:formula="of:=(-[.M5]+[.L5])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6] * [.$R$4] / [.$R$6]) * 5000)" office:value-type="float" office:value="800" calcext:value-type="float">
            <text:p>800.00</text:p>
          </table:table-cell>
          <table:table-cell table:style-name="ce6" table:formula="of:=(-[.A6] + [.G6])" office:value-type="float" office:value="0" calcext:value-type="float">
            <text:p>0.00</text:p>
          </table:table-cell>
          <table:table-cell table:style-name="ce8"/>
          <table:table-cell table:style-name="ce4" table:formula="of:=([.D6] * [.$R$4] / [.$R$6]) * 1000" office:value-type="float" office:value="2.5" calcext:value-type="float">
            <text:p>2.50</text:p>
          </table:table-cell>
          <table:table-cell table:style-name="ce4" table:formula="of:=([.J6] / 20)" office:value-type="float" office:value="0.125" calcext:value-type="float">
            <text:p>0.13</text:p>
          </table:table-cell>
          <table:table-cell table:style-name="ce4" table:formula="of:=([.K6] / [.$R$7])" office:value-type="float" office:value="1.25" calcext:value-type="float">
            <text:p>1.25</text:p>
          </table:table-cell>
          <table:table-cell table:style-name="ce4" table:formula="of:=([.A6] / [.$R$8])" office:value-type="float" office:value="0.8" calcext:value-type="float">
            <text:p>0.80</text:p>
          </table:table-cell>
          <table:table-cell table:style-name="ce6" table:formula="of:=(-[.M6]+[.L6])" office:value-type="float" office:value="0.45" calcext:value-type="float">
            <text:p>0.45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(POWER(2;[.R5]))" office:value-type="float" office:value="4096" calcext:value-type="float">
            <text:p>4096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7] * [.$R$4] / [.$R$6]) * 5000)" office:value-type="float" office:value="997.5" calcext:value-type="float">
            <text:p>997.50</text:p>
          </table:table-cell>
          <table:table-cell table:style-name="ce6" table:formula="of:=(-[.A7] + [.G7])" office:value-type="float" office:value="-2.5" calcext:value-type="float">
            <text:p>-2.50</text:p>
          </table:table-cell>
          <table:table-cell table:style-name="ce8"/>
          <table:table-cell table:style-name="ce4" table:formula="of:=([.D7] * [.$R$4] / [.$R$6]) * 1000" office:value-type="float" office:value="3.5" calcext:value-type="float">
            <text:p>3.50</text:p>
          </table:table-cell>
          <table:table-cell table:style-name="ce4" table:formula="of:=([.J7] / 20)" office:value-type="float" office:value="0.175" calcext:value-type="float">
            <text:p>0.18</text:p>
          </table:table-cell>
          <table:table-cell table:style-name="ce4" table:formula="of:=([.K7] / [.$R$7])" office:value-type="float" office:value="1.75" calcext:value-type="float">
            <text:p>1.75</text:p>
          </table:table-cell>
          <table:table-cell table:style-name="ce4" table:formula="of:=([.A7] / [.$R$8])" office:value-type="float" office:value="1" calcext:value-type="float">
            <text:p>1.00</text:p>
          </table:table-cell>
          <table:table-cell table:style-name="ce6" table:formula="of:=(-[.M7]+[.L7])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R sense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8] * [.$R$4] / [.$R$6]) * 5000)" office:value-type="float" office:value="1195" calcext:value-type="float">
            <text:p>1195.00</text:p>
          </table:table-cell>
          <table:table-cell table:style-name="ce6" table:formula="of:=(-[.A8] + [.G8])" office:value-type="float" office:value="-5" calcext:value-type="float">
            <text:p>-5.00</text:p>
          </table:table-cell>
          <table:table-cell table:style-name="ce8"/>
          <table:table-cell table:style-name="ce4" table:formula="of:=([.D8] * [.$R$4] / [.$R$6]) * 1000" office:value-type="float" office:value="3.5" calcext:value-type="float">
            <text:p>3.50</text:p>
          </table:table-cell>
          <table:table-cell table:style-name="ce4" table:formula="of:=([.J8] / 20)" office:value-type="float" office:value="0.175" calcext:value-type="float">
            <text:p>0.18</text:p>
          </table:table-cell>
          <table:table-cell table:style-name="ce4" table:formula="of:=([.K8] / [.$R$7])" office:value-type="float" office:value="1.75" calcext:value-type="float">
            <text:p>1.75</text:p>
          </table:table-cell>
          <table:table-cell table:style-name="ce4" table:formula="of:=([.A8] / [.$R$8])" office:value-type="float" office:value="1.2" calcext:value-type="float">
            <text:p>1.20</text:p>
          </table:table-cell>
          <table:table-cell table:style-name="ce6" table:formula="of:=(-[.M8]+[.L8])" office:value-type="float" office:value="0.55" calcext:value-type="float">
            <text:p>0.55</text:p>
          </table:table-cell>
          <table:table-cell table:number-columns-repeated="2"/>
          <table:table-cell office:value-type="string" calcext:value-type="string">
            <text:p>R ou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9] * [.$R$4] / [.$R$6]) * 5000)" office:value-type="float" office:value="1397.5" calcext:value-type="float">
            <text:p>1397.50</text:p>
          </table:table-cell>
          <table:table-cell table:style-name="ce6" table:formula="of:=(-[.A9] + [.G9])" office:value-type="float" office:value="-2.49999999999977" calcext:value-type="float">
            <text:p>-2.50</text:p>
          </table:table-cell>
          <table:table-cell table:style-name="ce8"/>
          <table:table-cell table:style-name="ce4" table:formula="of:=([.D9] * [.$R$4] / [.$R$6]) * 1000" office:value-type="float" office:value="4" calcext:value-type="float">
            <text:p>4.00</text:p>
          </table:table-cell>
          <table:table-cell table:style-name="ce4" table:formula="of:=([.J9] / 20)" office:value-type="float" office:value="0.2" calcext:value-type="float">
            <text:p>0.20</text:p>
          </table:table-cell>
          <table:table-cell table:style-name="ce4" table:formula="of:=([.K9] / [.$R$7])" office:value-type="float" office:value="2" calcext:value-type="float">
            <text:p>2.00</text:p>
          </table:table-cell>
          <table:table-cell table:style-name="ce4" table:formula="of:=([.A9] / [.$R$8])" office:value-type="float" office:value="1.4" calcext:value-type="float">
            <text:p>1.40</text:p>
          </table:table-cell>
          <table:table-cell table:style-name="ce6" table:formula="of:=(-[.M9]+[.L9])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0] * [.$R$4] / [.$R$6]) * 5000)" office:value-type="float" office:value="1600" calcext:value-type="float">
            <text:p>1600.00</text:p>
          </table:table-cell>
          <table:table-cell table:style-name="ce6" table:formula="of:=(-[.A10] + [.G10])" office:value-type="float" office:value="0" calcext:value-type="float">
            <text:p>0.00</text:p>
          </table:table-cell>
          <table:table-cell table:style-name="ce8"/>
          <table:table-cell table:style-name="ce4" table:formula="of:=([.D10] * [.$R$4] / [.$R$6]) * 1000" office:value-type="float" office:value="4.5" calcext:value-type="float">
            <text:p>4.50</text:p>
          </table:table-cell>
          <table:table-cell table:style-name="ce4" table:formula="of:=([.J10] / 20)" office:value-type="float" office:value="0.225" calcext:value-type="float">
            <text:p>0.23</text:p>
          </table:table-cell>
          <table:table-cell table:style-name="ce4" table:formula="of:=([.K10] / [.$R$7])" office:value-type="float" office:value="2.25" calcext:value-type="float">
            <text:p>2.25</text:p>
          </table:table-cell>
          <table:table-cell table:style-name="ce4" table:formula="of:=([.A10] / [.$R$8])" office:value-type="float" office:value="1.6" calcext:value-type="float">
            <text:p>1.60</text:p>
          </table:table-cell>
          <table:table-cell table:style-name="ce6" table:formula="of:=(-[.M10]+[.L10])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1] * [.$R$4] / [.$R$6]) * 5000)" office:value-type="float" office:value="1800" calcext:value-type="float">
            <text:p>1800.00</text:p>
          </table:table-cell>
          <table:table-cell table:style-name="ce6" table:formula="of:=(-[.A11] + [.G11])" office:value-type="float" office:value="0" calcext:value-type="float">
            <text:p>0.00</text:p>
          </table:table-cell>
          <table:table-cell table:style-name="ce8"/>
          <table:table-cell table:style-name="ce4" table:formula="of:=([.D11] * [.$R$4] / [.$R$6]) * 1000" office:value-type="float" office:value="5" calcext:value-type="float">
            <text:p>5.00</text:p>
          </table:table-cell>
          <table:table-cell table:style-name="ce4" table:formula="of:=([.J11] / 20)" office:value-type="float" office:value="0.25" calcext:value-type="float">
            <text:p>0.25</text:p>
          </table:table-cell>
          <table:table-cell table:style-name="ce4" table:formula="of:=([.K11] / [.$R$7])" office:value-type="float" office:value="2.5" calcext:value-type="float">
            <text:p>2.50</text:p>
          </table:table-cell>
          <table:table-cell table:style-name="ce4" table:formula="of:=([.A11] / [.$R$8])" office:value-type="float" office:value="1.8" calcext:value-type="float">
            <text:p>1.80</text:p>
          </table:table-cell>
          <table:table-cell table:style-name="ce6" table:formula="of:=(-[.M11]+[.L11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2] * [.$R$4] / [.$R$6]) * 5000)" office:value-type="float" office:value="2002.5" calcext:value-type="float">
            <text:p>2002.50</text:p>
          </table:table-cell>
          <table:table-cell table:style-name="ce6" table:formula="of:=(-[.A12] + [.G12])" office:value-type="float" office:value="2.5" calcext:value-type="float">
            <text:p>2.50</text:p>
          </table:table-cell>
          <table:table-cell table:style-name="ce8"/>
          <table:table-cell table:style-name="ce4" table:formula="of:=([.D12] * [.$R$4] / [.$R$6]) * 1000" office:value-type="float" office:value="5.5" calcext:value-type="float">
            <text:p>5.50</text:p>
          </table:table-cell>
          <table:table-cell table:style-name="ce4" table:formula="of:=([.J12] / 20)" office:value-type="float" office:value="0.275" calcext:value-type="float">
            <text:p>0.28</text:p>
          </table:table-cell>
          <table:table-cell table:style-name="ce4" table:formula="of:=([.K12] / [.$R$7])" office:value-type="float" office:value="2.75" calcext:value-type="float">
            <text:p>2.75</text:p>
          </table:table-cell>
          <table:table-cell table:style-name="ce4" table:formula="of:=([.A12] / [.$R$8])" office:value-type="float" office:value="2" calcext:value-type="float">
            <text:p>2.00</text:p>
          </table:table-cell>
          <table:table-cell table:style-name="ce6" table:formula="of:=(-[.M12]+[.L12])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3] * [.$R$4] / [.$R$6]) * 5000)" office:value-type="float" office:value="2200" calcext:value-type="float">
            <text:p>2200.00</text:p>
          </table:table-cell>
          <table:table-cell table:style-name="ce6" table:formula="of:=(-[.A13] + [.G13])" office:value-type="float" office:value="0" calcext:value-type="float">
            <text:p>0.00</text:p>
          </table:table-cell>
          <table:table-cell table:style-name="ce8"/>
          <table:table-cell table:style-name="ce4" table:formula="of:=([.D13] * [.$R$4] / [.$R$6]) * 1000" office:value-type="float" office:value="5.5" calcext:value-type="float">
            <text:p>5.50</text:p>
          </table:table-cell>
          <table:table-cell table:style-name="ce4" table:formula="of:=([.J13] / 20)" office:value-type="float" office:value="0.275" calcext:value-type="float">
            <text:p>0.28</text:p>
          </table:table-cell>
          <table:table-cell table:style-name="ce4" table:formula="of:=([.K13] / [.$R$7])" office:value-type="float" office:value="2.75" calcext:value-type="float">
            <text:p>2.75</text:p>
          </table:table-cell>
          <table:table-cell table:style-name="ce4" table:formula="of:=([.A13] / [.$R$8])" office:value-type="float" office:value="2.2" calcext:value-type="float">
            <text:p>2.20</text:p>
          </table:table-cell>
          <table:table-cell table:style-name="ce6" table:formula="of:=(-[.M13]+[.L13])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4] * [.$R$4] / [.$R$6]) * 5000)" office:value-type="float" office:value="2400" calcext:value-type="float">
            <text:p>2400.00</text:p>
          </table:table-cell>
          <table:table-cell table:style-name="ce6" table:formula="of:=(-[.A14] + [.G14])" office:value-type="float" office:value="0" calcext:value-type="float">
            <text:p>0.00</text:p>
          </table:table-cell>
          <table:table-cell table:style-name="ce8"/>
          <table:table-cell table:style-name="ce4" table:formula="of:=([.D14] * [.$R$4] / [.$R$6]) * 1000" office:value-type="float" office:value="6" calcext:value-type="float">
            <text:p>6.00</text:p>
          </table:table-cell>
          <table:table-cell table:style-name="ce4" table:formula="of:=([.J14] / 20)" office:value-type="float" office:value="0.3" calcext:value-type="float">
            <text:p>0.30</text:p>
          </table:table-cell>
          <table:table-cell table:style-name="ce4" table:formula="of:=([.K14] / [.$R$7])" office:value-type="float" office:value="3" calcext:value-type="float">
            <text:p>3.00</text:p>
          </table:table-cell>
          <table:table-cell table:style-name="ce4" table:formula="of:=([.A14] / [.$R$8])" office:value-type="float" office:value="2.4" calcext:value-type="float">
            <text:p>2.40</text:p>
          </table:table-cell>
          <table:table-cell table:style-name="ce6" table:formula="of:=(-[.M14]+[.L14])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5] * [.$R$4] / [.$R$6]) * 5000)" office:value-type="float" office:value="2600" calcext:value-type="float">
            <text:p>2600.00</text:p>
          </table:table-cell>
          <table:table-cell table:style-name="ce6" table:formula="of:=(-[.A15] + [.G15])" office:value-type="float" office:value="0" calcext:value-type="float">
            <text:p>0.00</text:p>
          </table:table-cell>
          <table:table-cell table:style-name="ce8"/>
          <table:table-cell table:style-name="ce4" table:formula="of:=([.D15] * [.$R$4] / [.$R$6]) * 1000" office:value-type="float" office:value="6.5" calcext:value-type="float">
            <text:p>6.50</text:p>
          </table:table-cell>
          <table:table-cell table:style-name="ce4" table:formula="of:=([.J15] / 20)" office:value-type="float" office:value="0.325" calcext:value-type="float">
            <text:p>0.33</text:p>
          </table:table-cell>
          <table:table-cell table:style-name="ce4" table:formula="of:=([.K15] / [.$R$7])" office:value-type="float" office:value="3.25" calcext:value-type="float">
            <text:p>3.25</text:p>
          </table:table-cell>
          <table:table-cell table:style-name="ce4" table:formula="of:=([.A15] / [.$R$8])" office:value-type="float" office:value="2.6" calcext:value-type="float">
            <text:p>2.60</text:p>
          </table:table-cell>
          <table:table-cell table:style-name="ce6" table:formula="of:=(-[.M15]+[.L15])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6] * [.$R$4] / [.$R$6]) * 5000)" office:value-type="float" office:value="2802.5" calcext:value-type="float">
            <text:p>2802.50</text:p>
          </table:table-cell>
          <table:table-cell table:style-name="ce6" table:formula="of:=(-[.A16] + [.G16])" office:value-type="float" office:value="2.5" calcext:value-type="float">
            <text:p>2.50</text:p>
          </table:table-cell>
          <table:table-cell table:style-name="ce8"/>
          <table:table-cell table:style-name="ce4" table:formula="of:=([.D16] * [.$R$4] / [.$R$6]) * 1000" office:value-type="float" office:value="7" calcext:value-type="float">
            <text:p>7.00</text:p>
          </table:table-cell>
          <table:table-cell table:style-name="ce4" table:formula="of:=([.J16] / 20)" office:value-type="float" office:value="0.35" calcext:value-type="float">
            <text:p>0.35</text:p>
          </table:table-cell>
          <table:table-cell table:style-name="ce4" table:formula="of:=([.K16] / [.$R$7])" office:value-type="float" office:value="3.5" calcext:value-type="float">
            <text:p>3.50</text:p>
          </table:table-cell>
          <table:table-cell table:style-name="ce4" table:formula="of:=([.A16] / [.$R$8])" office:value-type="float" office:value="2.8" calcext:value-type="float">
            <text:p>2.80</text:p>
          </table:table-cell>
          <table:table-cell table:style-name="ce6" table:formula="of:=(-[.M16]+[.L16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7] * [.$R$4] / [.$R$6]) * 5000)" office:value-type="float" office:value="3002.5" calcext:value-type="float">
            <text:p>3002.50</text:p>
          </table:table-cell>
          <table:table-cell table:style-name="ce6" table:formula="of:=(-[.A17] + [.G17])" office:value-type="float" office:value="2.5" calcext:value-type="float">
            <text:p>2.50</text:p>
          </table:table-cell>
          <table:table-cell table:style-name="ce8"/>
          <table:table-cell table:style-name="ce4" table:formula="of:=([.D17] * [.$R$4] / [.$R$6]) * 1000" office:value-type="float" office:value="7.5" calcext:value-type="float">
            <text:p>7.50</text:p>
          </table:table-cell>
          <table:table-cell table:style-name="ce4" table:formula="of:=([.J17] / 20)" office:value-type="float" office:value="0.375" calcext:value-type="float">
            <text:p>0.38</text:p>
          </table:table-cell>
          <table:table-cell table:style-name="ce4" table:formula="of:=([.K17] / [.$R$7])" office:value-type="float" office:value="3.75" calcext:value-type="float">
            <text:p>3.75</text:p>
          </table:table-cell>
          <table:table-cell table:style-name="ce4" table:formula="of:=([.A17] / [.$R$8])" office:value-type="float" office:value="3" calcext:value-type="float">
            <text:p>3.00</text:p>
          </table:table-cell>
          <table:table-cell table:style-name="ce6" table:formula="of:=(-[.M17]+[.L17])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8] * [.$R$4] / [.$R$6]) * 5000)" office:value-type="float" office:value="3205" calcext:value-type="float">
            <text:p>3205.00</text:p>
          </table:table-cell>
          <table:table-cell table:style-name="ce6" table:formula="of:=(-[.A18] + [.G18])" office:value-type="float" office:value="5" calcext:value-type="float">
            <text:p>5.00</text:p>
          </table:table-cell>
          <table:table-cell table:style-name="ce8"/>
          <table:table-cell table:style-name="ce4" table:formula="of:=([.D18] * [.$R$4] / [.$R$6]) * 1000" office:value-type="float" office:value="7.5" calcext:value-type="float">
            <text:p>7.50</text:p>
          </table:table-cell>
          <table:table-cell table:style-name="ce4" table:formula="of:=([.J18] / 20)" office:value-type="float" office:value="0.375" calcext:value-type="float">
            <text:p>0.38</text:p>
          </table:table-cell>
          <table:table-cell table:style-name="ce4" table:formula="of:=([.K18] / [.$R$7])" office:value-type="float" office:value="3.75" calcext:value-type="float">
            <text:p>3.75</text:p>
          </table:table-cell>
          <table:table-cell table:style-name="ce4" table:formula="of:=([.A18] / [.$R$8])" office:value-type="float" office:value="3.2" calcext:value-type="float">
            <text:p>3.20</text:p>
          </table:table-cell>
          <table:table-cell table:style-name="ce6" table:formula="of:=(-[.M18]+[.L18])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19] * [.$R$4] / [.$R$6]) * 5000)" office:value-type="float" office:value="3405" calcext:value-type="float">
            <text:p>3405.00</text:p>
          </table:table-cell>
          <table:table-cell table:style-name="ce6" table:formula="of:=(-[.A19] + [.G19])" office:value-type="float" office:value="5.00000000000046" calcext:value-type="float">
            <text:p>5.00</text:p>
          </table:table-cell>
          <table:table-cell table:style-name="ce8"/>
          <table:table-cell table:style-name="ce4" table:formula="of:=([.D19] * [.$R$4] / [.$R$6]) * 1000" office:value-type="float" office:value="8" calcext:value-type="float">
            <text:p>8.00</text:p>
          </table:table-cell>
          <table:table-cell table:style-name="ce4" table:formula="of:=([.J19] / 20)" office:value-type="float" office:value="0.4" calcext:value-type="float">
            <text:p>0.40</text:p>
          </table:table-cell>
          <table:table-cell table:style-name="ce4" table:formula="of:=([.K19] / [.$R$7])" office:value-type="float" office:value="4" calcext:value-type="float">
            <text:p>4.00</text:p>
          </table:table-cell>
          <table:table-cell table:style-name="ce4" table:formula="of:=([.A19] / [.$R$8])" office:value-type="float" office:value="3.4" calcext:value-type="float">
            <text:p>3.40</text:p>
          </table:table-cell>
          <table:table-cell table:style-name="ce6" table:formula="of:=(-[.M19]+[.L19])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0] * [.$R$4] / [.$R$6]) * 5000)" office:value-type="float" office:value="3607.5" calcext:value-type="float">
            <text:p>3607.50</text:p>
          </table:table-cell>
          <table:table-cell table:style-name="ce6" table:formula="of:=(-[.A20] + [.G20])" office:value-type="float" office:value="7.5" calcext:value-type="float">
            <text:p>7.50</text:p>
          </table:table-cell>
          <table:table-cell table:style-name="ce8"/>
          <table:table-cell table:style-name="ce4" table:formula="of:=([.D20] * [.$R$4] / [.$R$6]) * 1000" office:value-type="float" office:value="8.5" calcext:value-type="float">
            <text:p>8.50</text:p>
          </table:table-cell>
          <table:table-cell table:style-name="ce4" table:formula="of:=([.J20] / 20)" office:value-type="float" office:value="0.425" calcext:value-type="float">
            <text:p>0.43</text:p>
          </table:table-cell>
          <table:table-cell table:style-name="ce4" table:formula="of:=([.K20] / [.$R$7])" office:value-type="float" office:value="4.25" calcext:value-type="float">
            <text:p>4.25</text:p>
          </table:table-cell>
          <table:table-cell table:style-name="ce4" table:formula="of:=([.A20] / [.$R$8])" office:value-type="float" office:value="3.6" calcext:value-type="float">
            <text:p>3.60</text:p>
          </table:table-cell>
          <table:table-cell table:style-name="ce6" table:formula="of:=(-[.M20]+[.L20])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1] * [.$R$4] / [.$R$6]) * 5000)" office:value-type="float" office:value="3807.5" calcext:value-type="float">
            <text:p>3807.50</text:p>
          </table:table-cell>
          <table:table-cell table:style-name="ce6" table:formula="of:=(-[.A21] + [.G21])" office:value-type="float" office:value="7.50000000000046" calcext:value-type="float">
            <text:p>7.50</text:p>
          </table:table-cell>
          <table:table-cell table:style-name="ce8"/>
          <table:table-cell table:style-name="ce4" table:formula="of:=([.D21] * [.$R$4] / [.$R$6]) * 1000" office:value-type="float" office:value="9" calcext:value-type="float">
            <text:p>9.00</text:p>
          </table:table-cell>
          <table:table-cell table:style-name="ce4" table:formula="of:=([.J21] / 20)" office:value-type="float" office:value="0.45" calcext:value-type="float">
            <text:p>0.45</text:p>
          </table:table-cell>
          <table:table-cell table:style-name="ce4" table:formula="of:=([.K21] / [.$R$7])" office:value-type="float" office:value="4.5" calcext:value-type="float">
            <text:p>4.50</text:p>
          </table:table-cell>
          <table:table-cell table:style-name="ce4" table:formula="of:=([.A21] / [.$R$8])" office:value-type="float" office:value="3.8" calcext:value-type="float">
            <text:p>3.80</text:p>
          </table:table-cell>
          <table:table-cell table:style-name="ce6" table:formula="of:=(-[.M21]+[.L21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3" calcext:value-type="float">
            <text:p>160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2] * [.$R$4] / [.$R$6]) * 5000)" office:value-type="float" office:value="4007.5" calcext:value-type="float">
            <text:p>4007.50</text:p>
          </table:table-cell>
          <table:table-cell table:style-name="ce6" table:formula="of:=(-[.A22] + [.G22])" office:value-type="float" office:value="7.5" calcext:value-type="float">
            <text:p>7.50</text:p>
          </table:table-cell>
          <table:table-cell table:style-name="ce8"/>
          <table:table-cell table:style-name="ce4" table:formula="of:=([.D22] * [.$R$4] / [.$R$6]) * 1000" office:value-type="float" office:value="9.5" calcext:value-type="float">
            <text:p>9.50</text:p>
          </table:table-cell>
          <table:table-cell table:style-name="ce4" table:formula="of:=([.J22] / 20)" office:value-type="float" office:value="0.475" calcext:value-type="float">
            <text:p>0.48</text:p>
          </table:table-cell>
          <table:table-cell table:style-name="ce4" table:formula="of:=([.K22] / [.$R$7])" office:value-type="float" office:value="4.75" calcext:value-type="float">
            <text:p>4.75</text:p>
          </table:table-cell>
          <table:table-cell table:style-name="ce4" table:formula="of:=([.A22] / [.$R$8])" office:value-type="float" office:value="4" calcext:value-type="float">
            <text:p>4.00</text:p>
          </table:table-cell>
          <table:table-cell table:style-name="ce6" table:formula="of:=(-[.M22]+[.L22])" office:value-type="float" office:value="0.749999999999999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3] * [.$R$4] / [.$R$6]) * 5000)" office:value-type="float" office:value="4210" calcext:value-type="float">
            <text:p>4210.00</text:p>
          </table:table-cell>
          <table:table-cell table:style-name="ce6" table:formula="of:=(-[.A23] + [.G23])" office:value-type="float" office:value="10" calcext:value-type="float">
            <text:p>10.00</text:p>
          </table:table-cell>
          <table:table-cell table:style-name="ce8"/>
          <table:table-cell table:style-name="ce4" table:formula="of:=([.D23] * [.$R$4] / [.$R$6]) * 1000" office:value-type="float" office:value="10.5" calcext:value-type="float">
            <text:p>10.50</text:p>
          </table:table-cell>
          <table:table-cell table:style-name="ce4" table:formula="of:=([.J23] / 20)" office:value-type="float" office:value="0.525" calcext:value-type="float">
            <text:p>0.53</text:p>
          </table:table-cell>
          <table:table-cell table:style-name="ce4" table:formula="of:=([.K23] / [.$R$7])" office:value-type="float" office:value="5.25" calcext:value-type="float">
            <text:p>5.25</text:p>
          </table:table-cell>
          <table:table-cell table:style-name="ce4" table:formula="of:=([.A23] / [.$R$8])" office:value-type="float" office:value="4.2" calcext:value-type="float">
            <text:p>4.20</text:p>
          </table:table-cell>
          <table:table-cell table:style-name="ce6" table:formula="of:=(-[.M23]+[.L23])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4] * [.$R$4] / [.$R$6]) * 5000)" office:value-type="float" office:value="4407.5" calcext:value-type="float">
            <text:p>4407.50</text:p>
          </table:table-cell>
          <table:table-cell table:style-name="ce6" table:formula="of:=(-[.A24] + [.G24])" office:value-type="float" office:value="7.5" calcext:value-type="float">
            <text:p>7.50</text:p>
          </table:table-cell>
          <table:table-cell table:style-name="ce8"/>
          <table:table-cell table:style-name="ce4" table:formula="of:=([.D24] * [.$R$4] / [.$R$6]) * 1000" office:value-type="float" office:value="10.5" calcext:value-type="float">
            <text:p>10.50</text:p>
          </table:table-cell>
          <table:table-cell table:style-name="ce4" table:formula="of:=([.J24] / 20)" office:value-type="float" office:value="0.525" calcext:value-type="float">
            <text:p>0.53</text:p>
          </table:table-cell>
          <table:table-cell table:style-name="ce4" table:formula="of:=([.K24] / [.$R$7])" office:value-type="float" office:value="5.25" calcext:value-type="float">
            <text:p>5.25</text:p>
          </table:table-cell>
          <table:table-cell table:style-name="ce4" table:formula="of:=([.A24] / [.$R$8])" office:value-type="float" office:value="4.4" calcext:value-type="float">
            <text:p>4.40</text:p>
          </table:table-cell>
          <table:table-cell table:style-name="ce6" table:formula="of:=(-[.M24]+[.L24])"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5] * [.$R$4] / [.$R$6]) * 5000)" office:value-type="float" office:value="4607.5" calcext:value-type="float">
            <text:p>4607.50</text:p>
          </table:table-cell>
          <table:table-cell table:style-name="ce6" table:formula="of:=(-[.A25] + [.G25])" office:value-type="float" office:value="7.5" calcext:value-type="float">
            <text:p>7.50</text:p>
          </table:table-cell>
          <table:table-cell table:style-name="ce8"/>
          <table:table-cell table:style-name="ce4" table:formula="of:=([.D25] * [.$R$4] / [.$R$6]) * 1000" office:value-type="float" office:value="11" calcext:value-type="float">
            <text:p>11.00</text:p>
          </table:table-cell>
          <table:table-cell table:style-name="ce4" table:formula="of:=([.J25] / 20)" office:value-type="float" office:value="0.55" calcext:value-type="float">
            <text:p>0.55</text:p>
          </table:table-cell>
          <table:table-cell table:style-name="ce4" table:formula="of:=([.K25] / [.$R$7])" office:value-type="float" office:value="5.5" calcext:value-type="float">
            <text:p>5.50</text:p>
          </table:table-cell>
          <table:table-cell table:style-name="ce4" table:formula="of:=([.A25] / [.$R$8])" office:value-type="float" office:value="4.6" calcext:value-type="float">
            <text:p>4.60</text:p>
          </table:table-cell>
          <table:table-cell table:style-name="ce6" table:formula="of:=(-[.M25]+[.L25])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6] * [.$R$4] / [.$R$6]) * 5000)" office:value-type="float" office:value="4812.5" calcext:value-type="float">
            <text:p>4812.50</text:p>
          </table:table-cell>
          <table:table-cell table:style-name="ce6" table:formula="of:=(-[.A26] + [.G26])" office:value-type="float" office:value="12.5" calcext:value-type="float">
            <text:p>12.50</text:p>
          </table:table-cell>
          <table:table-cell table:style-name="ce8"/>
          <table:table-cell table:style-name="ce4" table:formula="of:=([.D26] * [.$R$4] / [.$R$6]) * 1000" office:value-type="float" office:value="11.5" calcext:value-type="float">
            <text:p>11.50</text:p>
          </table:table-cell>
          <table:table-cell table:style-name="ce4" table:formula="of:=([.J26] / 20)" office:value-type="float" office:value="0.575" calcext:value-type="float">
            <text:p>0.58</text:p>
          </table:table-cell>
          <table:table-cell table:style-name="ce4" table:formula="of:=([.K26] / [.$R$7])" office:value-type="float" office:value="5.75" calcext:value-type="float">
            <text:p>5.75</text:p>
          </table:table-cell>
          <table:table-cell table:style-name="ce4" table:formula="of:=([.A26] / [.$R$8])" office:value-type="float" office:value="4.8" calcext:value-type="float">
            <text:p>4.80</text:p>
          </table:table-cell>
          <table:table-cell table:style-name="ce6" table:formula="of:=(-[.M26]+[.L26])" office:value-type="float" office:value="0.949999999999999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7] * [.$R$4] / [.$R$6]) * 5000)" office:value-type="float" office:value="5005" calcext:value-type="float">
            <text:p>5005.00</text:p>
          </table:table-cell>
          <table:table-cell table:style-name="ce6" table:formula="of:=(-[.A27] + [.G27])" office:value-type="float" office:value="5.00000000000091" calcext:value-type="float">
            <text:p>5.00</text:p>
          </table:table-cell>
          <table:table-cell table:style-name="ce8"/>
          <table:table-cell table:style-name="ce4" table:formula="of:=([.D27] * [.$R$4] / [.$R$6]) * 1000" office:value-type="float" office:value="12" calcext:value-type="float">
            <text:p>12.00</text:p>
          </table:table-cell>
          <table:table-cell table:style-name="ce4" table:formula="of:=([.J27] / 20)" office:value-type="float" office:value="0.6" calcext:value-type="float">
            <text:p>0.60</text:p>
          </table:table-cell>
          <table:table-cell table:style-name="ce4" table:formula="of:=([.K27] / [.$R$7])" office:value-type="float" office:value="6" calcext:value-type="float">
            <text:p>6.00</text:p>
          </table:table-cell>
          <table:table-cell table:style-name="ce4" table:formula="of:=([.A27] / [.$R$8])" office:value-type="float" office:value="5" calcext:value-type="float">
            <text:p>5.00</text:p>
          </table:table-cell>
          <table:table-cell table:style-name="ce6" table:formula="of:=(-[.M27]+[.L27])" office:value-type="float" office:value="0.999999999999999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8] * [.$R$4] / [.$R$6]) * 5000)" office:value-type="float" office:value="5207.5" calcext:value-type="float">
            <text:p>5207.50</text:p>
          </table:table-cell>
          <table:table-cell table:style-name="ce6" table:formula="of:=(-[.A28] + [.G28])" office:value-type="float" office:value="7.50000000000091" calcext:value-type="float">
            <text:p>7.50</text:p>
          </table:table-cell>
          <table:table-cell table:style-name="ce8"/>
          <table:table-cell table:style-name="ce4" table:formula="of:=([.D28] * [.$R$4] / [.$R$6]) * 1000" office:value-type="float" office:value="12" calcext:value-type="float">
            <text:p>12.00</text:p>
          </table:table-cell>
          <table:table-cell table:style-name="ce4" table:formula="of:=([.J28] / 20)" office:value-type="float" office:value="0.6" calcext:value-type="float">
            <text:p>0.60</text:p>
          </table:table-cell>
          <table:table-cell table:style-name="ce4" table:formula="of:=([.K28] / [.$R$7])" office:value-type="float" office:value="6" calcext:value-type="float">
            <text:p>6.00</text:p>
          </table:table-cell>
          <table:table-cell table:style-name="ce4" table:formula="of:=([.A28] / [.$R$8])" office:value-type="float" office:value="5.2" calcext:value-type="float">
            <text:p>5.20</text:p>
          </table:table-cell>
          <table:table-cell table:style-name="ce6" table:formula="of:=(-[.M28]+[.L28])" office:value-type="float" office:value="0.799999999999999" calcext:value-type="float">
            <text:p>0.80</text:p>
          </table:table-cell>
          <table:table-cell table:number-columns-repeated="4"/>
        </table:table-row>
        <table:table-row table:style-name="ro1"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29] * [.$R$4] / [.$R$6]) * 5000)" office:value-type="float" office:value="5412.5" calcext:value-type="float">
            <text:p>5412.50</text:p>
          </table:table-cell>
          <table:table-cell table:style-name="ce6" table:formula="of:=(-[.A29] + [.G29])" office:value-type="float" office:value="12.5" calcext:value-type="float">
            <text:p>12.50</text:p>
          </table:table-cell>
          <table:table-cell table:style-name="ce8"/>
          <table:table-cell table:style-name="ce4" table:formula="of:=([.D29] * [.$R$4] / [.$R$6]) * 1000" office:value-type="float" office:value="12.5" calcext:value-type="float">
            <text:p>12.50</text:p>
          </table:table-cell>
          <table:table-cell table:style-name="ce4" table:formula="of:=([.J29] / 20)" office:value-type="float" office:value="0.625" calcext:value-type="float">
            <text:p>0.63</text:p>
          </table:table-cell>
          <table:table-cell table:style-name="ce4" table:formula="of:=([.K29] / [.$R$7])" office:value-type="float" office:value="6.25" calcext:value-type="float">
            <text:p>6.25</text:p>
          </table:table-cell>
          <table:table-cell table:style-name="ce4" table:formula="of:=([.A29] / [.$R$8])" office:value-type="float" office:value="5.4" calcext:value-type="float">
            <text:p>5.40</text:p>
          </table:table-cell>
          <table:table-cell table:style-name="ce6" table:formula="of:=(-[.M29]+[.L29])"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0] * [.$R$4] / [.$R$6]) * 5000)" office:value-type="float" office:value="5602.5" calcext:value-type="float">
            <text:p>5602.50</text:p>
          </table:table-cell>
          <table:table-cell table:style-name="ce6" table:formula="of:=(-[.A30] + [.G30])" office:value-type="float" office:value="2.5" calcext:value-type="float">
            <text:p>2.50</text:p>
          </table:table-cell>
          <table:table-cell table:style-name="ce8"/>
          <table:table-cell table:style-name="ce4" table:formula="of:=([.D30] * [.$R$4] / [.$R$6]) * 1000" office:value-type="float" office:value="13.5" calcext:value-type="float">
            <text:p>13.50</text:p>
          </table:table-cell>
          <table:table-cell table:style-name="ce4" table:formula="of:=([.J30] / 20)" office:value-type="float" office:value="0.675" calcext:value-type="float">
            <text:p>0.68</text:p>
          </table:table-cell>
          <table:table-cell table:style-name="ce4" table:formula="of:=([.K30] / [.$R$7])" office:value-type="float" office:value="6.75" calcext:value-type="float">
            <text:p>6.75</text:p>
          </table:table-cell>
          <table:table-cell table:style-name="ce4" table:formula="of:=([.A30] / [.$R$8])" office:value-type="float" office:value="5.6" calcext:value-type="float">
            <text:p>5.60</text:p>
          </table:table-cell>
          <table:table-cell table:style-name="ce6" table:formula="of:=(-[.M30]+[.L30])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1] * [.$R$4] / [.$R$6]) * 5000)" office:value-type="float" office:value="5815" calcext:value-type="float">
            <text:p>5815.00</text:p>
          </table:table-cell>
          <table:table-cell table:style-name="ce6" table:formula="of:=(-[.A31] + [.G31])" office:value-type="float" office:value="15" calcext:value-type="float">
            <text:p>15.00</text:p>
          </table:table-cell>
          <table:table-cell table:style-name="ce8"/>
          <table:table-cell table:style-name="ce4" table:formula="of:=([.D31] * [.$R$4] / [.$R$6]) * 1000" office:value-type="float" office:value="13.5" calcext:value-type="float">
            <text:p>13.50</text:p>
          </table:table-cell>
          <table:table-cell table:style-name="ce4" table:formula="of:=([.J31] / 20)" office:value-type="float" office:value="0.675" calcext:value-type="float">
            <text:p>0.68</text:p>
          </table:table-cell>
          <table:table-cell table:style-name="ce4" table:formula="of:=([.K31] / [.$R$7])" office:value-type="float" office:value="6.75" calcext:value-type="float">
            <text:p>6.75</text:p>
          </table:table-cell>
          <table:table-cell table:style-name="ce4" table:formula="of:=([.A31] / [.$R$8])" office:value-type="float" office:value="5.8" calcext:value-type="float">
            <text:p>5.80</text:p>
          </table:table-cell>
          <table:table-cell table:style-name="ce6" table:formula="of:=(-[.M31]+[.L31])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4" calcext:value-type="float">
            <text:p>240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2] * [.$R$4] / [.$R$6]) * 5000)" office:value-type="float" office:value="6010" calcext:value-type="float">
            <text:p>6010.00</text:p>
          </table:table-cell>
          <table:table-cell table:style-name="ce6" table:formula="of:=(-[.A32] + [.G32])" office:value-type="float" office:value="10" calcext:value-type="float">
            <text:p>10.00</text:p>
          </table:table-cell>
          <table:table-cell table:style-name="ce8"/>
          <table:table-cell table:style-name="ce4" table:formula="of:=([.D32] * [.$R$4] / [.$R$6]) * 1000" office:value-type="float" office:value="14" calcext:value-type="float">
            <text:p>14.00</text:p>
          </table:table-cell>
          <table:table-cell table:style-name="ce4" table:formula="of:=([.J32] / 20)" office:value-type="float" office:value="0.7" calcext:value-type="float">
            <text:p>0.70</text:p>
          </table:table-cell>
          <table:table-cell table:style-name="ce4" table:formula="of:=([.K32] / [.$R$7])" office:value-type="float" office:value="7" calcext:value-type="float">
            <text:p>7.00</text:p>
          </table:table-cell>
          <table:table-cell table:style-name="ce4" table:formula="of:=([.A32] / [.$R$8])" office:value-type="float" office:value="6" calcext:value-type="float">
            <text:p>6.00</text:p>
          </table:table-cell>
          <table:table-cell table:style-name="ce6" table:formula="of:=(-[.M32]+[.L32])" office:value-type="float" office:value="0.999999999999999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84" calcext:value-type="float">
            <text:p>248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3] * [.$R$4] / [.$R$6]) * 5000)" office:value-type="float" office:value="6210" calcext:value-type="float">
            <text:p>6210.00</text:p>
          </table:table-cell>
          <table:table-cell table:style-name="ce6" table:formula="of:=(-[.A33] + [.G33])" office:value-type="float" office:value="10" calcext:value-type="float">
            <text:p>10.00</text:p>
          </table:table-cell>
          <table:table-cell table:style-name="ce8"/>
          <table:table-cell table:style-name="ce4" table:formula="of:=([.D33] * [.$R$4] / [.$R$6]) * 1000" office:value-type="float" office:value="14.5" calcext:value-type="float">
            <text:p>14.50</text:p>
          </table:table-cell>
          <table:table-cell table:style-name="ce4" table:formula="of:=([.J33] / 20)" office:value-type="float" office:value="0.725" calcext:value-type="float">
            <text:p>0.73</text:p>
          </table:table-cell>
          <table:table-cell table:style-name="ce4" table:formula="of:=([.K33] / [.$R$7])" office:value-type="float" office:value="7.25" calcext:value-type="float">
            <text:p>7.25</text:p>
          </table:table-cell>
          <table:table-cell table:style-name="ce4" table:formula="of:=([.A33] / [.$R$8])" office:value-type="float" office:value="6.2" calcext:value-type="float">
            <text:p>6.20</text:p>
          </table:table-cell>
          <table:table-cell table:style-name="ce6" table:formula="of:=(-[.M33]+[.L33])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68" calcext:value-type="float">
            <text:p>256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4] * [.$R$4] / [.$R$6]) * 5000)" office:value-type="float" office:value="6420" calcext:value-type="float">
            <text:p>6420.00</text:p>
          </table:table-cell>
          <table:table-cell table:style-name="ce6" table:formula="of:=(-[.A34] + [.G34])" office:value-type="float" office:value="20" calcext:value-type="float">
            <text:p>20.00</text:p>
          </table:table-cell>
          <table:table-cell table:style-name="ce8"/>
          <table:table-cell table:style-name="ce4" table:formula="of:=([.D34] * [.$R$4] / [.$R$6]) * 1000" office:value-type="float" office:value="15" calcext:value-type="float">
            <text:p>15.00</text:p>
          </table:table-cell>
          <table:table-cell table:style-name="ce4" table:formula="of:=([.J34] / 20)" office:value-type="float" office:value="0.75" calcext:value-type="float">
            <text:p>0.75</text:p>
          </table:table-cell>
          <table:table-cell table:style-name="ce4" table:formula="of:=([.K34] / [.$R$7])" office:value-type="float" office:value="7.5" calcext:value-type="float">
            <text:p>7.50</text:p>
          </table:table-cell>
          <table:table-cell table:style-name="ce4" table:formula="of:=([.A34] / [.$R$8])" office:value-type="float" office:value="6.4" calcext:value-type="float">
            <text:p>6.40</text:p>
          </table:table-cell>
          <table:table-cell table:style-name="ce6" table:formula="of:=(-[.M34]+[.L34])" office:value-type="float" office:value="1.1" calcext:value-type="float">
            <text:p>1.10</text:p>
          </table:table-cell>
          <table:table-cell table:number-columns-repeated="4"/>
        </table:table-row>
        <table:table-row table:style-name="ro1"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44" calcext:value-type="float">
            <text:p>264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5] * [.$R$4] / [.$R$6]) * 5000)" office:value-type="float" office:value="6610" calcext:value-type="float">
            <text:p>6610.00</text:p>
          </table:table-cell>
          <table:table-cell table:style-name="ce6" table:formula="of:=(-[.A35] + [.G35])" office:value-type="float" office:value="10" calcext:value-type="float">
            <text:p>10.00</text:p>
          </table:table-cell>
          <table:table-cell table:style-name="ce8"/>
          <table:table-cell table:style-name="ce4" table:formula="of:=([.D35] * [.$R$4] / [.$R$6]) * 1000" office:value-type="float" office:value="15.5" calcext:value-type="float">
            <text:p>15.50</text:p>
          </table:table-cell>
          <table:table-cell table:style-name="ce4" table:formula="of:=([.J35] / 20)" office:value-type="float" office:value="0.775" calcext:value-type="float">
            <text:p>0.78</text:p>
          </table:table-cell>
          <table:table-cell table:style-name="ce4" table:formula="of:=([.K35] / [.$R$7])" office:value-type="float" office:value="7.75" calcext:value-type="float">
            <text:p>7.75</text:p>
          </table:table-cell>
          <table:table-cell table:style-name="ce4" table:formula="of:=([.A35] / [.$R$8])" office:value-type="float" office:value="6.6" calcext:value-type="float">
            <text:p>6.60</text:p>
          </table:table-cell>
          <table:table-cell table:style-name="ce6" table:formula="of:=(-[.M35]+[.L35])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6] * [.$R$4] / [.$R$6]) * 5000)" office:value-type="float" office:value="6812.5" calcext:value-type="float">
            <text:p>6812.50</text:p>
          </table:table-cell>
          <table:table-cell table:style-name="ce6" table:formula="of:=(-[.A36] + [.G36])" office:value-type="float" office:value="12.5" calcext:value-type="float">
            <text:p>12.50</text:p>
          </table:table-cell>
          <table:table-cell table:style-name="ce8"/>
          <table:table-cell table:style-name="ce4" table:formula="of:=([.D36] * [.$R$4] / [.$R$6]) * 1000" office:value-type="float" office:value="15.5" calcext:value-type="float">
            <text:p>15.50</text:p>
          </table:table-cell>
          <table:table-cell table:style-name="ce4" table:formula="of:=([.J36] / 20)" office:value-type="float" office:value="0.775" calcext:value-type="float">
            <text:p>0.78</text:p>
          </table:table-cell>
          <table:table-cell table:style-name="ce4" table:formula="of:=([.K36] / [.$R$7])" office:value-type="float" office:value="7.75" calcext:value-type="float">
            <text:p>7.75</text:p>
          </table:table-cell>
          <table:table-cell table:style-name="ce4" table:formula="of:=([.A36] / [.$R$8])" office:value-type="float" office:value="6.8" calcext:value-type="float">
            <text:p>6.80</text:p>
          </table:table-cell>
          <table:table-cell table:style-name="ce6" table:formula="of:=(-[.M36]+[.L36])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6" calcext:value-type="float">
            <text:p>280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7] * [.$R$4] / [.$R$6]) * 5000)" office:value-type="float" office:value="7015" calcext:value-type="float">
            <text:p>7015.00</text:p>
          </table:table-cell>
          <table:table-cell table:style-name="ce6" table:formula="of:=(-[.A37] + [.G37])" office:value-type="float" office:value="15" calcext:value-type="float">
            <text:p>15.00</text:p>
          </table:table-cell>
          <table:table-cell table:style-name="ce8"/>
          <table:table-cell table:style-name="ce4" table:formula="of:=([.D37] * [.$R$4] / [.$R$6]) * 1000" office:value-type="float" office:value="16" calcext:value-type="float">
            <text:p>16.00</text:p>
          </table:table-cell>
          <table:table-cell table:style-name="ce4" table:formula="of:=([.J37] / 20)" office:value-type="float" office:value="0.8" calcext:value-type="float">
            <text:p>0.80</text:p>
          </table:table-cell>
          <table:table-cell table:style-name="ce4" table:formula="of:=([.K37] / [.$R$7])" office:value-type="float" office:value="8" calcext:value-type="float">
            <text:p>8.00</text:p>
          </table:table-cell>
          <table:table-cell table:style-name="ce4" table:formula="of:=([.A37] / [.$R$8])" office:value-type="float" office:value="7" calcext:value-type="float">
            <text:p>7.00</text:p>
          </table:table-cell>
          <table:table-cell table:style-name="ce6" table:formula="of:=(-[.M37]+[.L3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83" calcext:value-type="float">
            <text:p>288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8] * [.$R$4] / [.$R$6]) * 5000)" office:value-type="float" office:value="7207.5" calcext:value-type="float">
            <text:p>7207.50</text:p>
          </table:table-cell>
          <table:table-cell table:style-name="ce6" table:formula="of:=(-[.A38] + [.G38])" office:value-type="float" office:value="7.5" calcext:value-type="float">
            <text:p>7.50</text:p>
          </table:table-cell>
          <table:table-cell table:style-name="ce8"/>
          <table:table-cell table:style-name="ce4" table:formula="of:=([.D38] * [.$R$4] / [.$R$6]) * 1000" office:value-type="float" office:value="16.5" calcext:value-type="float">
            <text:p>16.50</text:p>
          </table:table-cell>
          <table:table-cell table:style-name="ce4" table:formula="of:=([.J38] / 20)" office:value-type="float" office:value="0.825" calcext:value-type="float">
            <text:p>0.83</text:p>
          </table:table-cell>
          <table:table-cell table:style-name="ce4" table:formula="of:=([.K38] / [.$R$7])" office:value-type="float" office:value="8.25" calcext:value-type="float">
            <text:p>8.25</text:p>
          </table:table-cell>
          <table:table-cell table:style-name="ce4" table:formula="of:=([.A38] / [.$R$8])" office:value-type="float" office:value="7.2" calcext:value-type="float">
            <text:p>7.20</text:p>
          </table:table-cell>
          <table:table-cell table:style-name="ce6" table:formula="of:=(-[.M38]+[.L38])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67" calcext:value-type="float">
            <text:p>296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39] * [.$R$4] / [.$R$6]) * 5000)" office:value-type="float" office:value="7417.5" calcext:value-type="float">
            <text:p>7417.50</text:p>
          </table:table-cell>
          <table:table-cell table:style-name="ce6" table:formula="of:=(-[.A39] + [.G39])" office:value-type="float" office:value="17.5" calcext:value-type="float">
            <text:p>17.50</text:p>
          </table:table-cell>
          <table:table-cell table:style-name="ce8"/>
          <table:table-cell table:style-name="ce4" table:formula="of:=([.D39] * [.$R$4] / [.$R$6]) * 1000" office:value-type="float" office:value="17" calcext:value-type="float">
            <text:p>17.00</text:p>
          </table:table-cell>
          <table:table-cell table:style-name="ce4" table:formula="of:=([.J39] / 20)" office:value-type="float" office:value="0.85" calcext:value-type="float">
            <text:p>0.85</text:p>
          </table:table-cell>
          <table:table-cell table:style-name="ce4" table:formula="of:=([.K39] / [.$R$7])" office:value-type="float" office:value="8.5" calcext:value-type="float">
            <text:p>8.50</text:p>
          </table:table-cell>
          <table:table-cell table:style-name="ce4" table:formula="of:=([.A39] / [.$R$8])" office:value-type="float" office:value="7.4" calcext:value-type="float">
            <text:p>7.40</text:p>
          </table:table-cell>
          <table:table-cell table:style-name="ce6" table:formula="of:=(-[.M39]+[.L39])" office:value-type="float" office:value="1.1" calcext:value-type="float">
            <text:p>1.10</text:p>
          </table:table-cell>
          <table:table-cell table:number-columns-repeated="4"/>
        </table:table-row>
        <table:table-row table:style-name="ro1"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0] * [.$R$4] / [.$R$6]) * 5000)" office:value-type="float" office:value="7612.5" calcext:value-type="float">
            <text:p>7612.50</text:p>
          </table:table-cell>
          <table:table-cell table:style-name="ce6" table:formula="of:=(-[.A40] + [.G40])" office:value-type="float" office:value="12.5" calcext:value-type="float">
            <text:p>12.50</text:p>
          </table:table-cell>
          <table:table-cell table:style-name="ce8"/>
          <table:table-cell table:style-name="ce4" table:formula="of:=([.D40] * [.$R$4] / [.$R$6]) * 1000" office:value-type="float" office:value="17.5" calcext:value-type="float">
            <text:p>17.50</text:p>
          </table:table-cell>
          <table:table-cell table:style-name="ce4" table:formula="of:=([.J40] / 20)" office:value-type="float" office:value="0.875" calcext:value-type="float">
            <text:p>0.88</text:p>
          </table:table-cell>
          <table:table-cell table:style-name="ce4" table:formula="of:=([.K40] / [.$R$7])" office:value-type="float" office:value="8.75" calcext:value-type="float">
            <text:p>8.75</text:p>
          </table:table-cell>
          <table:table-cell table:style-name="ce4" table:formula="of:=([.A40] / [.$R$8])" office:value-type="float" office:value="7.6" calcext:value-type="float">
            <text:p>7.60</text:p>
          </table:table-cell>
          <table:table-cell table:style-name="ce6" table:formula="of:=(-[.M40]+[.L40])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table:style-name="ce2" office:value-type="float" office:value="7800" calcext:value-type="float">
            <text:p>7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1] * [.$R$4] / [.$R$6]) * 5000)" office:value-type="float" office:value="7810" calcext:value-type="float">
            <text:p>7810.00</text:p>
          </table:table-cell>
          <table:table-cell table:style-name="ce6" table:formula="of:=(-[.A41] + [.G41])" office:value-type="float" office:value="10" calcext:value-type="float">
            <text:p>10.00</text:p>
          </table:table-cell>
          <table:table-cell table:style-name="ce8"/>
          <table:table-cell table:style-name="ce4" table:formula="of:=([.D41] * [.$R$4] / [.$R$6]) * 1000" office:value-type="float" office:value="17.5" calcext:value-type="float">
            <text:p>17.50</text:p>
          </table:table-cell>
          <table:table-cell table:style-name="ce4" table:formula="of:=([.J41] / 20)" office:value-type="float" office:value="0.875" calcext:value-type="float">
            <text:p>0.88</text:p>
          </table:table-cell>
          <table:table-cell table:style-name="ce4" table:formula="of:=([.K41] / [.$R$7])" office:value-type="float" office:value="8.75" calcext:value-type="float">
            <text:p>8.75</text:p>
          </table:table-cell>
          <table:table-cell table:style-name="ce4" table:formula="of:=([.A41] / [.$R$8])" office:value-type="float" office:value="7.8" calcext:value-type="float">
            <text:p>7.80</text:p>
          </table:table-cell>
          <table:table-cell table:style-name="ce6" table:formula="of:=(-[.M41]+[.L41])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10" calcext:value-type="float">
            <text:p>32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2] * [.$R$4] / [.$R$6]) * 5000)" office:value-type="float" office:value="8025" calcext:value-type="float">
            <text:p>8025.00</text:p>
          </table:table-cell>
          <table:table-cell table:style-name="ce6" table:formula="of:=(-[.A42] + [.G42])" office:value-type="float" office:value="25" calcext:value-type="float">
            <text:p>25.00</text:p>
          </table:table-cell>
          <table:table-cell table:style-name="ce8"/>
          <table:table-cell table:style-name="ce4" table:formula="of:=([.D42] * [.$R$4] / [.$R$6]) * 1000" office:value-type="float" office:value="18.5" calcext:value-type="float">
            <text:p>18.50</text:p>
          </table:table-cell>
          <table:table-cell table:style-name="ce4" table:formula="of:=([.J42] / 20)" office:value-type="float" office:value="0.925" calcext:value-type="float">
            <text:p>0.93</text:p>
          </table:table-cell>
          <table:table-cell table:style-name="ce4" table:formula="of:=([.K42] / [.$R$7])" office:value-type="float" office:value="9.25" calcext:value-type="float">
            <text:p>9.25</text:p>
          </table:table-cell>
          <table:table-cell table:style-name="ce4" table:formula="of:=([.A42] / [.$R$8])" office:value-type="float" office:value="8" calcext:value-type="float">
            <text:p>8.00</text:p>
          </table:table-cell>
          <table:table-cell table:style-name="ce6" table:formula="of:=(-[.M42]+[.L42])"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85" calcext:value-type="float">
            <text:p>328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3] * [.$R$4] / [.$R$6]) * 5000)" office:value-type="float" office:value="8212.5" calcext:value-type="float">
            <text:p>8212.50</text:p>
          </table:table-cell>
          <table:table-cell table:style-name="ce6" table:formula="of:=(-[.A43] + [.G43])" office:value-type="float" office:value="12.5" calcext:value-type="float">
            <text:p>12.50</text:p>
          </table:table-cell>
          <table:table-cell table:style-name="ce8"/>
          <table:table-cell table:style-name="ce4" table:formula="of:=([.D43] * [.$R$4] / [.$R$6]) * 1000" office:value-type="float" office:value="18.5" calcext:value-type="float">
            <text:p>18.50</text:p>
          </table:table-cell>
          <table:table-cell table:style-name="ce4" table:formula="of:=([.J43] / 20)" office:value-type="float" office:value="0.925" calcext:value-type="float">
            <text:p>0.93</text:p>
          </table:table-cell>
          <table:table-cell table:style-name="ce4" table:formula="of:=([.K43] / [.$R$7])" office:value-type="float" office:value="9.25" calcext:value-type="float">
            <text:p>9.25</text:p>
          </table:table-cell>
          <table:table-cell table:style-name="ce4" table:formula="of:=([.A43] / [.$R$8])" office:value-type="float" office:value="8.2" calcext:value-type="float">
            <text:p>8.20</text:p>
          </table:table-cell>
          <table:table-cell table:style-name="ce6" table:formula="of:=(-[.M43]+[.L43])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4] * [.$R$4] / [.$R$6]) * 5000)" office:value-type="float" office:value="8420" calcext:value-type="float">
            <text:p>8420.00</text:p>
          </table:table-cell>
          <table:table-cell table:style-name="ce6" table:formula="of:=(-[.A44] + [.G44])" office:value-type="float" office:value="20" calcext:value-type="float">
            <text:p>20.00</text:p>
          </table:table-cell>
          <table:table-cell table:style-name="ce8"/>
          <table:table-cell table:style-name="ce4" table:formula="of:=([.D44] * [.$R$4] / [.$R$6]) * 1000" office:value-type="float" office:value="19" calcext:value-type="float">
            <text:p>19.00</text:p>
          </table:table-cell>
          <table:table-cell table:style-name="ce4" table:formula="of:=([.J44] / 20)" office:value-type="float" office:value="0.95" calcext:value-type="float">
            <text:p>0.95</text:p>
          </table:table-cell>
          <table:table-cell table:style-name="ce4" table:formula="of:=([.K44] / [.$R$7])" office:value-type="float" office:value="9.5" calcext:value-type="float">
            <text:p>9.50</text:p>
          </table:table-cell>
          <table:table-cell table:style-name="ce4" table:formula="of:=([.A44] / [.$R$8])" office:value-type="float" office:value="8.4" calcext:value-type="float">
            <text:p>8.40</text:p>
          </table:table-cell>
          <table:table-cell table:style-name="ce6" table:formula="of:=(-[.M44]+[.L44])" office:value-type="float" office:value="1.1" calcext:value-type="float">
            <text:p>1.10</text:p>
          </table:table-cell>
          <table:table-cell table:number-columns-repeated="4"/>
        </table:table-row>
        <table:table-row table:style-name="ro1"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51" calcext:value-type="float">
            <text:p>34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5] * [.$R$4] / [.$R$6]) * 5000)" office:value-type="float" office:value="8627.5" calcext:value-type="float">
            <text:p>8627.50</text:p>
          </table:table-cell>
          <table:table-cell table:style-name="ce6" table:formula="of:=(-[.A45] + [.G45])" office:value-type="float" office:value="27.5" calcext:value-type="float">
            <text:p>27.50</text:p>
          </table:table-cell>
          <table:table-cell table:style-name="ce8"/>
          <table:table-cell table:style-name="ce4" table:formula="of:=([.D45] * [.$R$4] / [.$R$6]) * 1000" office:value-type="float" office:value="19.5" calcext:value-type="float">
            <text:p>19.50</text:p>
          </table:table-cell>
          <table:table-cell table:style-name="ce4" table:formula="of:=([.J45] / 20)" office:value-type="float" office:value="0.975" calcext:value-type="float">
            <text:p>0.98</text:p>
          </table:table-cell>
          <table:table-cell table:style-name="ce4" table:formula="of:=([.K45] / [.$R$7])" office:value-type="float" office:value="9.75" calcext:value-type="float">
            <text:p>9.75</text:p>
          </table:table-cell>
          <table:table-cell table:style-name="ce4" table:formula="of:=([.A45] / [.$R$8])" office:value-type="float" office:value="8.6" calcext:value-type="float">
            <text:p>8.60</text:p>
          </table:table-cell>
          <table:table-cell table:style-name="ce6" table:formula="of:=(-[.M45]+[.L45])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table:style-name="ce2" office:value-type="float" office:value="8800" calcext:value-type="float">
            <text:p>8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26" calcext:value-type="float">
            <text:p>352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6] * [.$R$4] / [.$R$6]) * 5000)" office:value-type="float" office:value="8815" calcext:value-type="float">
            <text:p>8815.00</text:p>
          </table:table-cell>
          <table:table-cell table:style-name="ce6" table:formula="of:=(-[.A46] + [.G46])" office:value-type="float" office:value="15" calcext:value-type="float">
            <text:p>15.00</text:p>
          </table:table-cell>
          <table:table-cell table:style-name="ce8"/>
          <table:table-cell table:style-name="ce4" table:formula="of:=([.D46] * [.$R$4] / [.$R$6]) * 1000" office:value-type="float" office:value="19.5" calcext:value-type="float">
            <text:p>19.50</text:p>
          </table:table-cell>
          <table:table-cell table:style-name="ce4" table:formula="of:=([.J46] / 20)" office:value-type="float" office:value="0.975" calcext:value-type="float">
            <text:p>0.98</text:p>
          </table:table-cell>
          <table:table-cell table:style-name="ce4" table:formula="of:=([.K46] / [.$R$7])" office:value-type="float" office:value="9.75" calcext:value-type="float">
            <text:p>9.75</text:p>
          </table:table-cell>
          <table:table-cell table:style-name="ce4" table:formula="of:=([.A46] / [.$R$8])" office:value-type="float" office:value="8.8" calcext:value-type="float">
            <text:p>8.80</text:p>
          </table:table-cell>
          <table:table-cell table:style-name="ce6" table:formula="of:=(-[.M46]+[.L46])" office:value-type="float" office:value="0.949999999999999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11" calcext:value-type="float">
            <text:p>361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7] * [.$R$4] / [.$R$6]) * 5000)" office:value-type="float" office:value="9027.5" calcext:value-type="float">
            <text:p>9027.50</text:p>
          </table:table-cell>
          <table:table-cell table:style-name="ce6" table:formula="of:=(-[.A47] + [.G47])" office:value-type="float" office:value="27.5" calcext:value-type="float">
            <text:p>27.50</text:p>
          </table:table-cell>
          <table:table-cell table:style-name="ce8"/>
          <table:table-cell table:style-name="ce4" table:formula="of:=([.D47] * [.$R$4] / [.$R$6]) * 1000" office:value-type="float" office:value="20.5" calcext:value-type="float">
            <text:p>20.50</text:p>
          </table:table-cell>
          <table:table-cell table:style-name="ce4" table:formula="of:=([.J47] / 20)" office:value-type="float" office:value="1.025" calcext:value-type="float">
            <text:p>1.03</text:p>
          </table:table-cell>
          <table:table-cell table:style-name="ce4" table:formula="of:=([.K47] / [.$R$7])" office:value-type="float" office:value="10.25" calcext:value-type="float">
            <text:p>10.25</text:p>
          </table:table-cell>
          <table:table-cell table:style-name="ce4" table:formula="of:=([.A47] / [.$R$8])" office:value-type="float" office:value="9" calcext:value-type="float">
            <text:p>9.00</text:p>
          </table:table-cell>
          <table:table-cell table:style-name="ce6" table:formula="of:=(-[.M47]+[.L47])"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8] * [.$R$4] / [.$R$6]) * 5000)" office:value-type="float" office:value="9222.5" calcext:value-type="float">
            <text:p>9222.50</text:p>
          </table:table-cell>
          <table:table-cell table:style-name="ce6" table:formula="of:=(-[.A48] + [.G48])" office:value-type="float" office:value="22.5" calcext:value-type="float">
            <text:p>22.50</text:p>
          </table:table-cell>
          <table:table-cell table:style-name="ce8"/>
          <table:table-cell table:style-name="ce4" table:formula="of:=([.D48] * [.$R$4] / [.$R$6]) * 1000" office:value-type="float" office:value="20.5" calcext:value-type="float">
            <text:p>20.50</text:p>
          </table:table-cell>
          <table:table-cell table:style-name="ce4" table:formula="of:=([.J48] / 20)" office:value-type="float" office:value="1.025" calcext:value-type="float">
            <text:p>1.03</text:p>
          </table:table-cell>
          <table:table-cell table:style-name="ce4" table:formula="of:=([.K48] / [.$R$7])" office:value-type="float" office:value="10.25" calcext:value-type="float">
            <text:p>10.25</text:p>
          </table:table-cell>
          <table:table-cell table:style-name="ce4" table:formula="of:=([.A48] / [.$R$8])" office:value-type="float" office:value="9.2" calcext:value-type="float">
            <text:p>9.20</text:p>
          </table:table-cell>
          <table:table-cell table:style-name="ce6" table:formula="of:=(-[.M48]+[.L48])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2" office:value-type="float" office:value="9400" calcext:value-type="float">
            <text:p>9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68" calcext:value-type="float">
            <text:p>376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49] * [.$R$4] / [.$R$6]) * 5000)" office:value-type="float" office:value="9420" calcext:value-type="float">
            <text:p>9420.00</text:p>
          </table:table-cell>
          <table:table-cell table:style-name="ce6" table:formula="of:=(-[.A49] + [.G49])" office:value-type="float" office:value="20" calcext:value-type="float">
            <text:p>20.00</text:p>
          </table:table-cell>
          <table:table-cell table:style-name="ce8"/>
          <table:table-cell table:style-name="ce4" table:formula="of:=([.D49] * [.$R$4] / [.$R$6]) * 1000" office:value-type="float" office:value="21.5" calcext:value-type="float">
            <text:p>21.50</text:p>
          </table:table-cell>
          <table:table-cell table:style-name="ce4" table:formula="of:=([.J49] / 20)" office:value-type="float" office:value="1.075" calcext:value-type="float">
            <text:p>1.08</text:p>
          </table:table-cell>
          <table:table-cell table:style-name="ce4" table:formula="of:=([.K49] / [.$R$7])" office:value-type="float" office:value="10.75" calcext:value-type="float">
            <text:p>10.75</text:p>
          </table:table-cell>
          <table:table-cell table:style-name="ce4" table:formula="of:=([.A49] / [.$R$8])" office:value-type="float" office:value="9.4" calcext:value-type="float">
            <text:p>9.40</text:p>
          </table:table-cell>
          <table:table-cell table:style-name="ce6" table:formula="of:=(-[.M49]+[.L49])" office:value-type="float" office:value="1.35" calcext:value-type="float">
            <text:p>1.35</text:p>
          </table:table-cell>
          <table:table-cell table:number-columns-repeated="4"/>
        </table:table-row>
        <table:table-row table:style-name="ro1"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52" calcext:value-type="float">
            <text:p>385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50] * [.$R$4] / [.$R$6]) * 5000)" office:value-type="float" office:value="9630" calcext:value-type="float">
            <text:p>9630.00</text:p>
          </table:table-cell>
          <table:table-cell table:style-name="ce6" table:formula="of:=(-[.A50] + [.G50])" office:value-type="float" office:value="30" calcext:value-type="float">
            <text:p>30.00</text:p>
          </table:table-cell>
          <table:table-cell table:style-name="ce8"/>
          <table:table-cell table:style-name="ce4" table:formula="of:=([.D50] * [.$R$4] / [.$R$6]) * 1000" office:value-type="float" office:value="21.5" calcext:value-type="float">
            <text:p>21.50</text:p>
          </table:table-cell>
          <table:table-cell table:style-name="ce4" table:formula="of:=([.J50] / 20)" office:value-type="float" office:value="1.075" calcext:value-type="float">
            <text:p>1.08</text:p>
          </table:table-cell>
          <table:table-cell table:style-name="ce4" table:formula="of:=([.K50] / [.$R$7])" office:value-type="float" office:value="10.75" calcext:value-type="float">
            <text:p>10.75</text:p>
          </table:table-cell>
          <table:table-cell table:style-name="ce4" table:formula="of:=([.A50] / [.$R$8])" office:value-type="float" office:value="9.6" calcext:value-type="float">
            <text:p>9.60</text:p>
          </table:table-cell>
          <table:table-cell table:style-name="ce6" table:formula="of:=(-[.M50]+[.L50])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28" calcext:value-type="float">
            <text:p>39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table:formula="of:=(([.C51] * [.$R$4] / [.$R$6]) * 5000)" office:value-type="float" office:value="9820" calcext:value-type="float">
            <text:p>9820.00</text:p>
          </table:table-cell>
          <table:table-cell table:style-name="ce6" table:formula="of:=(-[.A51] + [.G51])" office:value-type="float" office:value="20" calcext:value-type="float">
            <text:p>20.00</text:p>
          </table:table-cell>
          <table:table-cell table:style-name="ce8"/>
          <table:table-cell table:style-name="ce4" table:formula="of:=([.D51] * [.$R$4] / [.$R$6]) * 1000" office:value-type="float" office:value="22" calcext:value-type="float">
            <text:p>22.00</text:p>
          </table:table-cell>
          <table:table-cell table:style-name="ce4" table:formula="of:=([.J51] / 20)" office:value-type="float" office:value="1.1" calcext:value-type="float">
            <text:p>1.10</text:p>
          </table:table-cell>
          <table:table-cell table:style-name="ce4" table:formula="of:=([.K51] / [.$R$7])" office:value-type="float" office:value="11" calcext:value-type="float">
            <text:p>11.00</text:p>
          </table:table-cell>
          <table:table-cell table:style-name="ce4" table:formula="of:=([.A51] / [.$R$8])" office:value-type="float" office:value="9.8" calcext:value-type="float">
            <text:p>9.80</text:p>
          </table:table-cell>
          <table:table-cell table:style-name="ce6" table:formula="of:=(-[.M51]+[.L51])" office:value-type="float" office:value="1.2" calcext:value-type="float">
            <text:p>1.20</text:p>
          </table:table-cell>
          <table:table-cell table:number-columns-repeated="4"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lip 1" table:style-name="ta1">
        <table:shapes>
          <draw:frame draw:z-index="0" draw:style-name="gr1" draw:text-style-name="P1" svg:width="1152pt" svg:height="432pt" svg:x="133.88pt" svg:y="720.71pt">
            <loext:p draw:notify-on-update-of-ranges="'Clip 1'.A1:'Clip 1'.A1 'Clip 1'.H2:'Clip 1'.H5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152pt" svg:height="432pt" svg:x="131.78pt" svg:y="1169.21pt">
            <loext:p draw:notify-on-update-of-ranges="'Clip 1'.N2:'Clip 1'.N5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152pt" svg:height="432pt" svg:x="132.04pt" svg:y="1642.65pt">
            <loext:p draw:notify-on-update-of-ranges="'Clip 1'.A1:'Clip 1'.A1 'Clip 1'.G2:'Clip 1'.G51 'Clip 1'.A1:'Clip 1'.A1 'Clip 1'.F2:'Clip 1'.F51 'Clip 1'.A1:'Clip 1'.A1 'Clip 1'.A2:'Clip 1'.A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152pt" svg:height="432pt" svg:x="126pt" svg:y="2126.47pt">
            <loext:p draw:notify-on-update-of-ranges="'Clip 1'.A1:'Clip 1'.A1 'Clip 1'.L2:'Clip 1'.L51 'Clip 1'.A1:'Clip 1'.A1 'Clip 1'.M2:'Clip 1'.M5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V set [mV]</text:p>
          </table:table-cell>
          <table:table-cell table:style-name="ce1" office:value-type="string" calcext:value-type="string">
            <text:p>I set</text:p>
          </table:table-cell>
          <table:table-cell table:style-name="ce1" office:value-type="string" calcext:value-type="string">
            <text:p>VO_SENSE</text:p>
          </table:table-cell>
          <table:table-cell table:style-name="ce1" office:value-type="string" calcext:value-type="string">
            <text:p>VSENSE</text:p>
          </table:table-cell>
          <table:table-cell table:style-name="ce1" office:value-type="string" calcext:value-type="string">
            <text:p>Clip</text:p>
          </table:table-cell>
          <table:table-cell/>
          <table:table-cell table:style-name="ce3" office:value-type="string" calcext:value-type="string">
            <text:p>V msr [mV]</text:p>
          </table:table-cell>
          <table:table-cell table:style-name="ce3" office:value-type="string" calcext:value-type="string">
            <text:p>Vset – Vmsr [mV]</text:p>
          </table:table-cell>
          <table:table-cell table:style-name="ce7"/>
          <table:table-cell table:style-name="ce3" office:value-type="string" calcext:value-type="string">
            <text:p>I – in volt [mV]</text:p>
          </table:table-cell>
          <table:table-cell table:style-name="ce3" office:value-type="string" calcext:value-type="string">
            <text:p>I – MAX4080 [mV]</text:p>
          </table:table-cell>
          <table:table-cell table:style-name="ce3" office:value-type="string" calcext:value-type="string">
            <text:p>I – R sense [mA]</text:p>
          </table:table-cell>
          <table:table-cell table:style-name="ce3" office:value-type="string" calcext:value-type="string">
            <text:p>I – expected [mA]</text:p>
          </table:table-cell>
          <table:table-cell table:style-name="ce3" office:value-type="string" calcext:value-type="string">
            <text:p>Iexp – Imsr [mA]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[.E2] * 1000" office:value-type="float" office:value="0" calcext:value-type="float">
            <text:p>0</text:p>
          </table:table-cell>
          <table:table-cell table:style-name="ce4" table:formula="of:=(([.C2] * [.$R$4] / [.$R$6]) * 5000)" office:value-type="float" office:value="387.5" calcext:value-type="float">
            <text:p>387.50</text:p>
          </table:table-cell>
          <table:table-cell table:style-name="ce6" table:formula="of:=(-[.A2] + [.G2])" office:value-type="float" office:value="387.5" calcext:value-type="float">
            <text:p>387.50</text:p>
          </table:table-cell>
          <table:table-cell table:style-name="ce8"/>
          <table:table-cell table:style-name="ce4" table:formula="of:=([.D2] * [.$R$4] / [.$R$6]) * 1000" office:value-type="float" office:value="1.5" calcext:value-type="float">
            <text:p>1.50</text:p>
          </table:table-cell>
          <table:table-cell table:style-name="ce4" table:formula="of:=([.J2] / 20)" office:value-type="float" office:value="0.075" calcext:value-type="float">
            <text:p>0.08</text:p>
          </table:table-cell>
          <table:table-cell table:style-name="ce4" table:formula="of:=([.K2] / [.$R$7])" office:value-type="float" office:value="0.75" calcext:value-type="float">
            <text:p>0.75</text:p>
          </table:table-cell>
          <table:table-cell table:style-name="ce4" table:formula="of:=([.A2] / [.$R$8])" office:value-type="float" office:value="0" calcext:value-type="float">
            <text:p>0.00</text:p>
          </table:table-cell>
          <table:table-cell table:style-name="ce6" table:formula="of:=(-[.M2]+[.L2])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return value * VREF / N;</text:p>
          </table:table-cell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[.E3] * 1000" office:value-type="float" office:value="0" calcext:value-type="float">
            <text:p>0</text:p>
          </table:table-cell>
          <table:table-cell table:style-name="ce4" table:formula="of:=(([.C3] * [.$R$4] / [.$R$6]) * 5000)" office:value-type="float" office:value="390" calcext:value-type="float">
            <text:p>390.00</text:p>
          </table:table-cell>
          <table:table-cell table:style-name="ce6" table:formula="of:=(-[.A3] + [.G3])" office:value-type="float" office:value="190" calcext:value-type="float">
            <text:p>190.00</text:p>
          </table:table-cell>
          <table:table-cell table:style-name="ce8"/>
          <table:table-cell table:style-name="ce4" table:formula="of:=([.D3] * [.$R$4] / [.$R$6]) * 1000" office:value-type="float" office:value="1.5" calcext:value-type="float">
            <text:p>1.50</text:p>
          </table:table-cell>
          <table:table-cell table:style-name="ce4" table:formula="of:=([.J3] / 20)" office:value-type="float" office:value="0.075" calcext:value-type="float">
            <text:p>0.08</text:p>
          </table:table-cell>
          <table:table-cell table:style-name="ce4" table:formula="of:=([.K3] / [.$R$7])" office:value-type="float" office:value="0.75" calcext:value-type="float">
            <text:p>0.75</text:p>
          </table:table-cell>
          <table:table-cell table:style-name="ce4" table:formula="of:=([.A3] / [.$R$8])" office:value-type="float" office:value="0.4" calcext:value-type="float">
            <text:p>0.40</text:p>
          </table:table-cell>
          <table:table-cell table:style-name="ce6" table:formula="of:=(-[.M3]+[.L3])"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[.E4] * 1000" office:value-type="float" office:value="0" calcext:value-type="float">
            <text:p>0</text:p>
          </table:table-cell>
          <table:table-cell table:style-name="ce4" table:formula="of:=(([.C4] * [.$R$4] / [.$R$6]) * 5000)" office:value-type="float" office:value="400" calcext:value-type="float">
            <text:p>400.00</text:p>
          </table:table-cell>
          <table:table-cell table:style-name="ce6" table:formula="of:=(-[.A4] + [.G4])" office:value-type="float" office:value="0" calcext:value-type="float">
            <text:p>0.00</text:p>
          </table:table-cell>
          <table:table-cell table:style-name="ce8"/>
          <table:table-cell table:style-name="ce4" table:formula="of:=([.D4] * [.$R$4] / [.$R$6]) * 1000" office:value-type="float" office:value="1.5" calcext:value-type="float">
            <text:p>1.50</text:p>
          </table:table-cell>
          <table:table-cell table:style-name="ce4" table:formula="of:=([.J4] / 20)" office:value-type="float" office:value="0.075" calcext:value-type="float">
            <text:p>0.08</text:p>
          </table:table-cell>
          <table:table-cell table:style-name="ce4" table:formula="of:=([.K4] / [.$R$7])" office:value-type="float" office:value="0.75" calcext:value-type="float">
            <text:p>0.75</text:p>
          </table:table-cell>
          <table:table-cell table:style-name="ce4" table:formula="of:=([.A4] / [.$R$8])" office:value-type="float" office:value="0.8" calcext:value-type="float">
            <text:p>0.80</text:p>
          </table:table-cell>
          <table:table-cell table:style-name="ce6" table:formula="of:=(-[.M4]+[.L4])" office:value-type="float" office:value="-0.0500000000000002" calcext:value-type="float">
            <text:p>-0.05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formula="of:=[.E5] * 1000" office:value-type="float" office:value="0" calcext:value-type="float">
            <text:p>0</text:p>
          </table:table-cell>
          <table:table-cell table:style-name="ce4" table:formula="of:=(([.C5] * [.$R$4] / [.$R$6]) * 5000)" office:value-type="float" office:value="600" calcext:value-type="float">
            <text:p>600.00</text:p>
          </table:table-cell>
          <table:table-cell table:style-name="ce6" table:formula="of:=(-[.A5] + [.G5])" office:value-type="float" office:value="0" calcext:value-type="float">
            <text:p>0.00</text:p>
          </table:table-cell>
          <table:table-cell table:style-name="ce8"/>
          <table:table-cell table:style-name="ce4" table:formula="of:=([.D5] * [.$R$4] / [.$R$6]) * 1000" office:value-type="float" office:value="2" calcext:value-type="float">
            <text:p>2.00</text:p>
          </table:table-cell>
          <table:table-cell table:style-name="ce4" table:formula="of:=([.J5] / 20)" office:value-type="float" office:value="0.1" calcext:value-type="float">
            <text:p>0.10</text:p>
          </table:table-cell>
          <table:table-cell table:style-name="ce4" table:formula="of:=([.K5] / [.$R$7])" office:value-type="float" office:value="1" calcext:value-type="float">
            <text:p>1.00</text:p>
          </table:table-cell>
          <table:table-cell table:style-name="ce4" table:formula="of:=([.A5] / [.$R$8])" office:value-type="float" office:value="1.2" calcext:value-type="float">
            <text:p>1.20</text:p>
          </table:table-cell>
          <table:table-cell table:style-name="ce6" table:formula="of:=(-[.M5]+[.L5])" office:value-type="float" office:value="-0.2" calcext:value-type="float">
            <text:p>-0.20</text:p>
          </table:table-cell>
          <table:table-cell table:number-columns-repeated="2"/>
          <table:table-cell office:value-type="string" calcext:value-type="string">
            <text:p>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formula="of:=[.E6] * 1000" office:value-type="float" office:value="0" calcext:value-type="float">
            <text:p>0</text:p>
          </table:table-cell>
          <table:table-cell table:style-name="ce4" table:formula="of:=(([.C6] * [.$R$4] / [.$R$6]) * 5000)" office:value-type="float" office:value="800" calcext:value-type="float">
            <text:p>800.00</text:p>
          </table:table-cell>
          <table:table-cell table:style-name="ce6" table:formula="of:=(-[.A6] + [.G6])" office:value-type="float" office:value="0" calcext:value-type="float">
            <text:p>0.00</text:p>
          </table:table-cell>
          <table:table-cell table:style-name="ce8"/>
          <table:table-cell table:style-name="ce4" table:formula="of:=([.D6] * [.$R$4] / [.$R$6]) * 1000" office:value-type="float" office:value="4" calcext:value-type="float">
            <text:p>4.00</text:p>
          </table:table-cell>
          <table:table-cell table:style-name="ce4" table:formula="of:=([.J6] / 20)" office:value-type="float" office:value="0.2" calcext:value-type="float">
            <text:p>0.20</text:p>
          </table:table-cell>
          <table:table-cell table:style-name="ce4" table:formula="of:=([.K6] / [.$R$7])" office:value-type="float" office:value="2" calcext:value-type="float">
            <text:p>2.00</text:p>
          </table:table-cell>
          <table:table-cell table:style-name="ce4" table:formula="of:=([.A6] / [.$R$8])" office:value-type="float" office:value="1.6" calcext:value-type="float">
            <text:p>1.60</text:p>
          </table:table-cell>
          <table:table-cell table:style-name="ce6" table:formula="of:=(-[.M6]+[.L6])" office:value-type="float" office:value="0.4" calcext:value-type="float">
            <text:p>0.4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(POWER(2;[.R5]))" office:value-type="float" office:value="4096" calcext:value-type="float">
            <text:p>4096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formula="of:=[.E7] * 1000" office:value-type="float" office:value="0" calcext:value-type="float">
            <text:p>0</text:p>
          </table:table-cell>
          <table:table-cell table:style-name="ce4" table:formula="of:=(([.C7] * [.$R$4] / [.$R$6]) * 5000)" office:value-type="float" office:value="1000" calcext:value-type="float">
            <text:p>1000.00</text:p>
          </table:table-cell>
          <table:table-cell table:style-name="ce6" table:formula="of:=(-[.A7] + [.G7])" office:value-type="float" office:value="0" calcext:value-type="float">
            <text:p>0.00</text:p>
          </table:table-cell>
          <table:table-cell table:style-name="ce8"/>
          <table:table-cell table:style-name="ce4" table:formula="of:=([.D7] * [.$R$4] / [.$R$6]) * 1000" office:value-type="float" office:value="5.5" calcext:value-type="float">
            <text:p>5.50</text:p>
          </table:table-cell>
          <table:table-cell table:style-name="ce4" table:formula="of:=([.J7] / 20)" office:value-type="float" office:value="0.275" calcext:value-type="float">
            <text:p>0.28</text:p>
          </table:table-cell>
          <table:table-cell table:style-name="ce4" table:formula="of:=([.K7] / [.$R$7])" office:value-type="float" office:value="2.75" calcext:value-type="float">
            <text:p>2.75</text:p>
          </table:table-cell>
          <table:table-cell table:style-name="ce4" table:formula="of:=([.A7] / [.$R$8])" office:value-type="float" office:value="2" calcext:value-type="float">
            <text:p>2.00</text:p>
          </table:table-cell>
          <table:table-cell table:style-name="ce6" table:formula="of:=(-[.M7]+[.L7])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R sense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formula="of:=[.E8] * 1000" office:value-type="float" office:value="0" calcext:value-type="float">
            <text:p>0</text:p>
          </table:table-cell>
          <table:table-cell table:style-name="ce4" table:formula="of:=(([.C8] * [.$R$4] / [.$R$6]) * 5000)" office:value-type="float" office:value="1195" calcext:value-type="float">
            <text:p>1195.00</text:p>
          </table:table-cell>
          <table:table-cell table:style-name="ce6" table:formula="of:=(-[.A8] + [.G8])" office:value-type="float" office:value="-5" calcext:value-type="float">
            <text:p>-5.00</text:p>
          </table:table-cell>
          <table:table-cell table:style-name="ce8"/>
          <table:table-cell table:style-name="ce4" table:formula="of:=([.D8] * [.$R$4] / [.$R$6]) * 1000" office:value-type="float" office:value="6" calcext:value-type="float">
            <text:p>6.00</text:p>
          </table:table-cell>
          <table:table-cell table:style-name="ce4" table:formula="of:=([.J8] / 20)" office:value-type="float" office:value="0.3" calcext:value-type="float">
            <text:p>0.30</text:p>
          </table:table-cell>
          <table:table-cell table:style-name="ce4" table:formula="of:=([.K8] / [.$R$7])" office:value-type="float" office:value="3" calcext:value-type="float">
            <text:p>3.00</text:p>
          </table:table-cell>
          <table:table-cell table:style-name="ce4" table:formula="of:=([.A8] / [.$R$8])" office:value-type="float" office:value="2.4" calcext:value-type="float">
            <text:p>2.40</text:p>
          </table:table-cell>
          <table:table-cell table:style-name="ce6" table:formula="of:=(-[.M8]+[.L8])" office:value-type="float" office:value="0.6" calcext:value-type="float">
            <text:p>0.60</text:p>
          </table:table-cell>
          <table:table-cell table:number-columns-repeated="2"/>
          <table:table-cell office:value-type="string" calcext:value-type="string">
            <text:p>R ou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formula="of:=[.E9] * 1000" office:value-type="float" office:value="0" calcext:value-type="float">
            <text:p>0</text:p>
          </table:table-cell>
          <table:table-cell table:style-name="ce4" table:formula="of:=(([.C9] * [.$R$4] / [.$R$6]) * 5000)" office:value-type="float" office:value="1397.5" calcext:value-type="float">
            <text:p>1397.50</text:p>
          </table:table-cell>
          <table:table-cell table:style-name="ce6" table:formula="of:=(-[.A9] + [.G9])" office:value-type="float" office:value="-2.49999999999977" calcext:value-type="float">
            <text:p>-2.50</text:p>
          </table:table-cell>
          <table:table-cell table:style-name="ce8"/>
          <table:table-cell table:style-name="ce4" table:formula="of:=([.D9] * [.$R$4] / [.$R$6]) * 1000" office:value-type="float" office:value="7" calcext:value-type="float">
            <text:p>7.00</text:p>
          </table:table-cell>
          <table:table-cell table:style-name="ce4" table:formula="of:=([.J9] / 20)" office:value-type="float" office:value="0.35" calcext:value-type="float">
            <text:p>0.35</text:p>
          </table:table-cell>
          <table:table-cell table:style-name="ce4" table:formula="of:=([.K9] / [.$R$7])" office:value-type="float" office:value="3.5" calcext:value-type="float">
            <text:p>3.50</text:p>
          </table:table-cell>
          <table:table-cell table:style-name="ce4" table:formula="of:=([.A9] / [.$R$8])" office:value-type="float" office:value="2.8" calcext:value-type="float">
            <text:p>2.80</text:p>
          </table:table-cell>
          <table:table-cell table:style-name="ce6" table:formula="of:=(-[.M9]+[.L9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formula="of:=[.E10] * 1000" office:value-type="float" office:value="0" calcext:value-type="float">
            <text:p>0</text:p>
          </table:table-cell>
          <table:table-cell table:style-name="ce4" table:formula="of:=(([.C10] * [.$R$4] / [.$R$6]) * 5000)" office:value-type="float" office:value="1600" calcext:value-type="float">
            <text:p>1600.00</text:p>
          </table:table-cell>
          <table:table-cell table:style-name="ce6" table:formula="of:=(-[.A10] + [.G10])" office:value-type="float" office:value="0" calcext:value-type="float">
            <text:p>0.00</text:p>
          </table:table-cell>
          <table:table-cell table:style-name="ce8"/>
          <table:table-cell table:style-name="ce4" table:formula="of:=([.D10] * [.$R$4] / [.$R$6]) * 1000" office:value-type="float" office:value="7.5" calcext:value-type="float">
            <text:p>7.50</text:p>
          </table:table-cell>
          <table:table-cell table:style-name="ce4" table:formula="of:=([.J10] / 20)" office:value-type="float" office:value="0.375" calcext:value-type="float">
            <text:p>0.38</text:p>
          </table:table-cell>
          <table:table-cell table:style-name="ce4" table:formula="of:=([.K10] / [.$R$7])" office:value-type="float" office:value="3.75" calcext:value-type="float">
            <text:p>3.75</text:p>
          </table:table-cell>
          <table:table-cell table:style-name="ce4" table:formula="of:=([.A10] / [.$R$8])" office:value-type="float" office:value="3.2" calcext:value-type="float">
            <text:p>3.20</text:p>
          </table:table-cell>
          <table:table-cell table:style-name="ce6" table:formula="of:=(-[.M10]+[.L10])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formula="of:=[.E11] * 1000" office:value-type="float" office:value="0" calcext:value-type="float">
            <text:p>0</text:p>
          </table:table-cell>
          <table:table-cell table:style-name="ce4" table:formula="of:=(([.C11] * [.$R$4] / [.$R$6]) * 5000)" office:value-type="float" office:value="1800" calcext:value-type="float">
            <text:p>1800.00</text:p>
          </table:table-cell>
          <table:table-cell table:style-name="ce6" table:formula="of:=(-[.A11] + [.G11])" office:value-type="float" office:value="0" calcext:value-type="float">
            <text:p>0.00</text:p>
          </table:table-cell>
          <table:table-cell table:style-name="ce8"/>
          <table:table-cell table:style-name="ce4" table:formula="of:=([.D11] * [.$R$4] / [.$R$6]) * 1000" office:value-type="float" office:value="8.5" calcext:value-type="float">
            <text:p>8.50</text:p>
          </table:table-cell>
          <table:table-cell table:style-name="ce4" table:formula="of:=([.J11] / 20)" office:value-type="float" office:value="0.425" calcext:value-type="float">
            <text:p>0.43</text:p>
          </table:table-cell>
          <table:table-cell table:style-name="ce4" table:formula="of:=([.K11] / [.$R$7])" office:value-type="float" office:value="4.25" calcext:value-type="float">
            <text:p>4.25</text:p>
          </table:table-cell>
          <table:table-cell table:style-name="ce4" table:formula="of:=([.A11] / [.$R$8])" office:value-type="float" office:value="3.6" calcext:value-type="float">
            <text:p>3.60</text:p>
          </table:table-cell>
          <table:table-cell table:style-name="ce6" table:formula="of:=(-[.M11]+[.L11])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formula="of:=[.E12] * 1000" office:value-type="float" office:value="0" calcext:value-type="float">
            <text:p>0</text:p>
          </table:table-cell>
          <table:table-cell table:style-name="ce4" table:formula="of:=(([.C12] * [.$R$4] / [.$R$6]) * 5000)" office:value-type="float" office:value="2000" calcext:value-type="float">
            <text:p>2000.00</text:p>
          </table:table-cell>
          <table:table-cell table:style-name="ce6" table:formula="of:=(-[.A12] + [.G12])" office:value-type="float" office:value="0" calcext:value-type="float">
            <text:p>0.00</text:p>
          </table:table-cell>
          <table:table-cell table:style-name="ce8"/>
          <table:table-cell table:style-name="ce4" table:formula="of:=([.D12] * [.$R$4] / [.$R$6]) * 1000" office:value-type="float" office:value="9" calcext:value-type="float">
            <text:p>9.00</text:p>
          </table:table-cell>
          <table:table-cell table:style-name="ce4" table:formula="of:=([.J12] / 20)" office:value-type="float" office:value="0.45" calcext:value-type="float">
            <text:p>0.45</text:p>
          </table:table-cell>
          <table:table-cell table:style-name="ce4" table:formula="of:=([.K12] / [.$R$7])" office:value-type="float" office:value="4.5" calcext:value-type="float">
            <text:p>4.50</text:p>
          </table:table-cell>
          <table:table-cell table:style-name="ce4" table:formula="of:=([.A12] / [.$R$8])" office:value-type="float" office:value="4" calcext:value-type="float">
            <text:p>4.00</text:p>
          </table:table-cell>
          <table:table-cell table:style-name="ce6" table:formula="of:=(-[.M12]+[.L12])" office:value-type="float" office:value="0.5" calcext:value-type="float">
            <text:p>0.50</text:p>
          </table:table-cell>
          <table:table-cell table:number-columns-repeated="4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formula="of:=[.E13] * 1000" office:value-type="float" office:value="0" calcext:value-type="float">
            <text:p>0</text:p>
          </table:table-cell>
          <table:table-cell table:style-name="ce4" table:formula="of:=(([.C13] * [.$R$4] / [.$R$6]) * 5000)" office:value-type="float" office:value="2200" calcext:value-type="float">
            <text:p>2200.00</text:p>
          </table:table-cell>
          <table:table-cell table:style-name="ce6" table:formula="of:=(-[.A13] + [.G13])" office:value-type="float" office:value="0" calcext:value-type="float">
            <text:p>0.00</text:p>
          </table:table-cell>
          <table:table-cell table:style-name="ce8"/>
          <table:table-cell table:style-name="ce4" table:formula="of:=([.D13] * [.$R$4] / [.$R$6]) * 1000" office:value-type="float" office:value="10" calcext:value-type="float">
            <text:p>10.00</text:p>
          </table:table-cell>
          <table:table-cell table:style-name="ce4" table:formula="of:=([.J13] / 20)" office:value-type="float" office:value="0.5" calcext:value-type="float">
            <text:p>0.50</text:p>
          </table:table-cell>
          <table:table-cell table:style-name="ce4" table:formula="of:=([.K13] / [.$R$7])" office:value-type="float" office:value="5" calcext:value-type="float">
            <text:p>5.00</text:p>
          </table:table-cell>
          <table:table-cell table:style-name="ce4" table:formula="of:=([.A13] / [.$R$8])" office:value-type="float" office:value="4.4" calcext:value-type="float">
            <text:p>4.40</text:p>
          </table:table-cell>
          <table:table-cell table:style-name="ce6" table:formula="of:=(-[.M13]+[.L13])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formula="of:=[.E14] * 1000" office:value-type="float" office:value="0" calcext:value-type="float">
            <text:p>0</text:p>
          </table:table-cell>
          <table:table-cell table:style-name="ce4" table:formula="of:=(([.C14] * [.$R$4] / [.$R$6]) * 5000)" office:value-type="float" office:value="2400" calcext:value-type="float">
            <text:p>2400.00</text:p>
          </table:table-cell>
          <table:table-cell table:style-name="ce6" table:formula="of:=(-[.A14] + [.G14])" office:value-type="float" office:value="0" calcext:value-type="float">
            <text:p>0.00</text:p>
          </table:table-cell>
          <table:table-cell table:style-name="ce8"/>
          <table:table-cell table:style-name="ce4" table:formula="of:=([.D14] * [.$R$4] / [.$R$6]) * 1000" office:value-type="float" office:value="11" calcext:value-type="float">
            <text:p>11.00</text:p>
          </table:table-cell>
          <table:table-cell table:style-name="ce4" table:formula="of:=([.J14] / 20)" office:value-type="float" office:value="0.55" calcext:value-type="float">
            <text:p>0.55</text:p>
          </table:table-cell>
          <table:table-cell table:style-name="ce4" table:formula="of:=([.K14] / [.$R$7])" office:value-type="float" office:value="5.5" calcext:value-type="float">
            <text:p>5.50</text:p>
          </table:table-cell>
          <table:table-cell table:style-name="ce4" table:formula="of:=([.A14] / [.$R$8])" office:value-type="float" office:value="4.8" calcext:value-type="float">
            <text:p>4.80</text:p>
          </table:table-cell>
          <table:table-cell table:style-name="ce6" table:formula="of:=(-[.M14]+[.L14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formula="of:=[.E15] * 1000" office:value-type="float" office:value="1000" calcext:value-type="float">
            <text:p>1000</text:p>
          </table:table-cell>
          <table:table-cell table:style-name="ce4" table:formula="of:=(([.C15] * [.$R$4] / [.$R$6]) * 5000)" office:value-type="float" office:value="2400" calcext:value-type="float">
            <text:p>2400.00</text:p>
          </table:table-cell>
          <table:table-cell table:style-name="ce6" table:formula="of:=(-[.A15] + [.G15])" office:value-type="float" office:value="-200" calcext:value-type="float">
            <text:p>-200.00</text:p>
          </table:table-cell>
          <table:table-cell table:style-name="ce8"/>
          <table:table-cell table:style-name="ce4" table:formula="of:=([.D15] * [.$R$4] / [.$R$6]) * 1000" office:value-type="float" office:value="20.5" calcext:value-type="float">
            <text:p>20.50</text:p>
          </table:table-cell>
          <table:table-cell table:style-name="ce4" table:formula="of:=([.J15] / 20)" office:value-type="float" office:value="1.025" calcext:value-type="float">
            <text:p>1.03</text:p>
          </table:table-cell>
          <table:table-cell table:style-name="ce4" table:formula="of:=([.K15] / [.$R$7])" office:value-type="float" office:value="10.25" calcext:value-type="float">
            <text:p>10.25</text:p>
          </table:table-cell>
          <table:table-cell table:style-name="ce4" table:formula="of:=([.A15] / [.$R$8])" office:value-type="float" office:value="5.2" calcext:value-type="float">
            <text:p>5.20</text:p>
          </table:table-cell>
          <table:table-cell table:style-name="ce6" table:formula="of:=(-[.M15]+[.L15])" office:value-type="float" office:value="5.05" calcext:value-type="float">
            <text:p>5.05</text:p>
          </table:table-cell>
          <table:table-cell table:number-columns-repeated="4"/>
        </table:table-row>
        <table:table-row table:style-name="ro1"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formula="of:=[.E16] * 1000" office:value-type="float" office:value="1000" calcext:value-type="float">
            <text:p>1000</text:p>
          </table:table-cell>
          <table:table-cell table:style-name="ce4" table:formula="of:=(([.C16] * [.$R$4] / [.$R$6]) * 5000)" office:value-type="float" office:value="2417.5" calcext:value-type="float">
            <text:p>2417.50</text:p>
          </table:table-cell>
          <table:table-cell table:style-name="ce6" table:formula="of:=(-[.A16] + [.G16])" office:value-type="float" office:value="-382.5" calcext:value-type="float">
            <text:p>-382.50</text:p>
          </table:table-cell>
          <table:table-cell table:style-name="ce8"/>
          <table:table-cell table:style-name="ce4" table:formula="of:=([.D16] * [.$R$4] / [.$R$6]) * 1000" office:value-type="float" office:value="15.5" calcext:value-type="float">
            <text:p>15.50</text:p>
          </table:table-cell>
          <table:table-cell table:style-name="ce4" table:formula="of:=([.J16] / 20)" office:value-type="float" office:value="0.775" calcext:value-type="float">
            <text:p>0.78</text:p>
          </table:table-cell>
          <table:table-cell table:style-name="ce4" table:formula="of:=([.K16] / [.$R$7])" office:value-type="float" office:value="7.75" calcext:value-type="float">
            <text:p>7.75</text:p>
          </table:table-cell>
          <table:table-cell table:style-name="ce4" table:formula="of:=([.A16] / [.$R$8])" office:value-type="float" office:value="5.6" calcext:value-type="float">
            <text:p>5.60</text:p>
          </table:table-cell>
          <table:table-cell table:style-name="ce6" table:formula="of:=(-[.M16]+[.L16])"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formula="of:=[.E17] * 1000" office:value-type="float" office:value="1000" calcext:value-type="float">
            <text:p>1000</text:p>
          </table:table-cell>
          <table:table-cell table:style-name="ce4" table:formula="of:=(([.C17] * [.$R$4] / [.$R$6]) * 5000)" office:value-type="float" office:value="2415" calcext:value-type="float">
            <text:p>2415.00</text:p>
          </table:table-cell>
          <table:table-cell table:style-name="ce6" table:formula="of:=(-[.A17] + [.G17])" office:value-type="float" office:value="-585" calcext:value-type="float">
            <text:p>-585.00</text:p>
          </table:table-cell>
          <table:table-cell table:style-name="ce8"/>
          <table:table-cell table:style-name="ce4" table:formula="of:=([.D17] * [.$R$4] / [.$R$6]) * 1000" office:value-type="float" office:value="3.5" calcext:value-type="float">
            <text:p>3.50</text:p>
          </table:table-cell>
          <table:table-cell table:style-name="ce4" table:formula="of:=([.J17] / 20)" office:value-type="float" office:value="0.175" calcext:value-type="float">
            <text:p>0.18</text:p>
          </table:table-cell>
          <table:table-cell table:style-name="ce4" table:formula="of:=([.K17] / [.$R$7])" office:value-type="float" office:value="1.75" calcext:value-type="float">
            <text:p>1.75</text:p>
          </table:table-cell>
          <table:table-cell table:style-name="ce4" table:formula="of:=([.A17] / [.$R$8])" office:value-type="float" office:value="6" calcext:value-type="float">
            <text:p>6.00</text:p>
          </table:table-cell>
          <table:table-cell table:style-name="ce6" table:formula="of:=(-[.M17]+[.L17])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[.E18] * 1000" office:value-type="float" office:value="0" calcext:value-type="float">
            <text:p>0</text:p>
          </table:table-cell>
          <table:table-cell table:style-name="ce4" table:formula="of:=(([.C18] * [.$R$4] / [.$R$6]) * 5000)" office:value-type="float" office:value="2425" calcext:value-type="float">
            <text:p>2425.00</text:p>
          </table:table-cell>
          <table:table-cell table:style-name="ce6" table:formula="of:=(-[.A18] + [.G18])" office:value-type="float" office:value="-775" calcext:value-type="float">
            <text:p>-775.00</text:p>
          </table:table-cell>
          <table:table-cell table:style-name="ce8"/>
          <table:table-cell table:style-name="ce4" table:formula="of:=([.D18] * [.$R$4] / [.$R$6]) * 1000" office:value-type="float" office:value="3.5" calcext:value-type="float">
            <text:p>3.50</text:p>
          </table:table-cell>
          <table:table-cell table:style-name="ce4" table:formula="of:=([.J18] / 20)" office:value-type="float" office:value="0.175" calcext:value-type="float">
            <text:p>0.18</text:p>
          </table:table-cell>
          <table:table-cell table:style-name="ce4" table:formula="of:=([.K18] / [.$R$7])" office:value-type="float" office:value="1.75" calcext:value-type="float">
            <text:p>1.75</text:p>
          </table:table-cell>
          <table:table-cell table:style-name="ce4" table:formula="of:=([.A18] / [.$R$8])" office:value-type="float" office:value="6.4" calcext:value-type="float">
            <text:p>6.40</text:p>
          </table:table-cell>
          <table:table-cell table:style-name="ce6" table:formula="of:=(-[.M18]+[.L18])" office:value-type="float" office:value="-4.65" calcext:value-type="float">
            <text:p>-4.65</text:p>
          </table:table-cell>
          <table:table-cell table:number-columns-repeated="4"/>
        </table:table-row>
        <table:table-row table:style-name="ro1"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formula="of:=[.E19] * 1000" office:value-type="float" office:value="0" calcext:value-type="float">
            <text:p>0</text:p>
          </table:table-cell>
          <table:table-cell table:style-name="ce4" table:formula="of:=(([.C19] * [.$R$4] / [.$R$6]) * 5000)" office:value-type="float" office:value="2422.5" calcext:value-type="float">
            <text:p>2422.50</text:p>
          </table:table-cell>
          <table:table-cell table:style-name="ce6" table:formula="of:=(-[.A19] + [.G19])" office:value-type="float" office:value="-977.5" calcext:value-type="float">
            <text:p>-977.50</text:p>
          </table:table-cell>
          <table:table-cell table:style-name="ce8"/>
          <table:table-cell table:style-name="ce4" table:formula="of:=([.D19] * [.$R$4] / [.$R$6]) * 1000" office:value-type="float" office:value="6" calcext:value-type="float">
            <text:p>6.00</text:p>
          </table:table-cell>
          <table:table-cell table:style-name="ce4" table:formula="of:=([.J19] / 20)" office:value-type="float" office:value="0.3" calcext:value-type="float">
            <text:p>0.30</text:p>
          </table:table-cell>
          <table:table-cell table:style-name="ce4" table:formula="of:=([.K19] / [.$R$7])" office:value-type="float" office:value="3" calcext:value-type="float">
            <text:p>3.00</text:p>
          </table:table-cell>
          <table:table-cell table:style-name="ce4" table:formula="of:=([.A19] / [.$R$8])" office:value-type="float" office:value="6.8" calcext:value-type="float">
            <text:p>6.80</text:p>
          </table:table-cell>
          <table:table-cell table:style-name="ce6" table:formula="of:=(-[.M19]+[.L19])" office:value-type="float" office:value="-3.8" calcext:value-type="float">
            <text:p>-3.80</text:p>
          </table:table-cell>
          <table:table-cell table:number-columns-repeated="4"/>
        </table:table-row>
        <table:table-row table:style-name="ro1"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formula="of:=[.E20] * 1000" office:value-type="float" office:value="1000" calcext:value-type="float">
            <text:p>1000</text:p>
          </table:table-cell>
          <table:table-cell table:style-name="ce4" table:formula="of:=(([.C20] * [.$R$4] / [.$R$6]) * 5000)" office:value-type="float" office:value="2417.5" calcext:value-type="float">
            <text:p>2417.50</text:p>
          </table:table-cell>
          <table:table-cell table:style-name="ce6" table:formula="of:=(-[.A20] + [.G20])" office:value-type="float" office:value="-1182.5" calcext:value-type="float">
            <text:p>-1182.50</text:p>
          </table:table-cell>
          <table:table-cell table:style-name="ce8"/>
          <table:table-cell table:style-name="ce4" table:formula="of:=([.D20] * [.$R$4] / [.$R$6]) * 1000" office:value-type="float" office:value="10" calcext:value-type="float">
            <text:p>10.00</text:p>
          </table:table-cell>
          <table:table-cell table:style-name="ce4" table:formula="of:=([.J20] / 20)" office:value-type="float" office:value="0.5" calcext:value-type="float">
            <text:p>0.50</text:p>
          </table:table-cell>
          <table:table-cell table:style-name="ce4" table:formula="of:=([.K20] / [.$R$7])" office:value-type="float" office:value="5" calcext:value-type="float">
            <text:p>5.00</text:p>
          </table:table-cell>
          <table:table-cell table:style-name="ce4" table:formula="of:=([.A20] / [.$R$8])" office:value-type="float" office:value="7.2" calcext:value-type="float">
            <text:p>7.20</text:p>
          </table:table-cell>
          <table:table-cell table:style-name="ce6" table:formula="of:=(-[.M20]+[.L20])" office:value-type="float" office:value="-2.2" calcext:value-type="float">
            <text:p>-2.20</text:p>
          </table:table-cell>
          <table:table-cell table:number-columns-repeated="4"/>
        </table:table-row>
        <table:table-row table:style-name="ro1"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formula="of:=[.E21] * 1000" office:value-type="float" office:value="0" calcext:value-type="float">
            <text:p>0</text:p>
          </table:table-cell>
          <table:table-cell table:style-name="ce4" table:formula="of:=(([.C21] * [.$R$4] / [.$R$6]) * 5000)" office:value-type="float" office:value="2417.5" calcext:value-type="float">
            <text:p>2417.50</text:p>
          </table:table-cell>
          <table:table-cell table:style-name="ce6" table:formula="of:=(-[.A21] + [.G21])" office:value-type="float" office:value="-1382.5" calcext:value-type="float">
            <text:p>-1382.50</text:p>
          </table:table-cell>
          <table:table-cell table:style-name="ce8"/>
          <table:table-cell table:style-name="ce4" table:formula="of:=([.D21] * [.$R$4] / [.$R$6]) * 1000" office:value-type="float" office:value="14" calcext:value-type="float">
            <text:p>14.00</text:p>
          </table:table-cell>
          <table:table-cell table:style-name="ce4" table:formula="of:=([.J21] / 20)" office:value-type="float" office:value="0.7" calcext:value-type="float">
            <text:p>0.70</text:p>
          </table:table-cell>
          <table:table-cell table:style-name="ce4" table:formula="of:=([.K21] / [.$R$7])" office:value-type="float" office:value="7" calcext:value-type="float">
            <text:p>7.00</text:p>
          </table:table-cell>
          <table:table-cell table:style-name="ce4" table:formula="of:=([.A21] / [.$R$8])" office:value-type="float" office:value="7.6" calcext:value-type="float">
            <text:p>7.60</text:p>
          </table:table-cell>
          <table:table-cell table:style-name="ce6" table:formula="of:=(-[.M21]+[.L21])" office:value-type="float" office:value="-0.600000000000001" calcext:value-type="float">
            <text:p>-0.60</text:p>
          </table:table-cell>
          <table:table-cell table:number-columns-repeated="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formula="of:=[.E22] * 1000" office:value-type="float" office:value="0" calcext:value-type="float">
            <text:p>0</text:p>
          </table:table-cell>
          <table:table-cell table:style-name="ce4" table:formula="of:=(([.C22] * [.$R$4] / [.$R$6]) * 5000)" office:value-type="float" office:value="2407.5" calcext:value-type="float">
            <text:p>2407.50</text:p>
          </table:table-cell>
          <table:table-cell table:style-name="ce6" table:formula="of:=(-[.A22] + [.G22])" office:value-type="float" office:value="-1592.5" calcext:value-type="float">
            <text:p>-1592.50</text:p>
          </table:table-cell>
          <table:table-cell table:style-name="ce8"/>
          <table:table-cell table:style-name="ce4" table:formula="of:=([.D22] * [.$R$4] / [.$R$6]) * 1000" office:value-type="float" office:value="15" calcext:value-type="float">
            <text:p>15.00</text:p>
          </table:table-cell>
          <table:table-cell table:style-name="ce4" table:formula="of:=([.J22] / 20)" office:value-type="float" office:value="0.75" calcext:value-type="float">
            <text:p>0.75</text:p>
          </table:table-cell>
          <table:table-cell table:style-name="ce4" table:formula="of:=([.K22] / [.$R$7])" office:value-type="float" office:value="7.5" calcext:value-type="float">
            <text:p>7.50</text:p>
          </table:table-cell>
          <table:table-cell table:style-name="ce4" table:formula="of:=([.A22] / [.$R$8])" office:value-type="float" office:value="8" calcext:value-type="float">
            <text:p>8.00</text:p>
          </table:table-cell>
          <table:table-cell table:style-name="ce6" table:formula="of:=(-[.M22]+[.L22])" office:value-type="float" office:value="-0.5" calcext:value-type="float">
            <text:p>-0.50</text:p>
          </table:table-cell>
          <table:table-cell table:number-columns-repeated="4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formula="of:=[.E23] * 1000" office:value-type="float" office:value="0" calcext:value-type="float">
            <text:p>0</text:p>
          </table:table-cell>
          <table:table-cell table:style-name="ce4" table:formula="of:=(([.C23] * [.$R$4] / [.$R$6]) * 5000)" office:value-type="float" office:value="2430" calcext:value-type="float">
            <text:p>2430.00</text:p>
          </table:table-cell>
          <table:table-cell table:style-name="ce6" table:formula="of:=(-[.A23] + [.G23])" office:value-type="float" office:value="-1770" calcext:value-type="float">
            <text:p>-1770.00</text:p>
          </table:table-cell>
          <table:table-cell table:style-name="ce8"/>
          <table:table-cell table:style-name="ce4" table:formula="of:=([.D23] * [.$R$4] / [.$R$6]) * 1000" office:value-type="float" office:value="4.5" calcext:value-type="float">
            <text:p>4.50</text:p>
          </table:table-cell>
          <table:table-cell table:style-name="ce4" table:formula="of:=([.J23] / 20)" office:value-type="float" office:value="0.225" calcext:value-type="float">
            <text:p>0.23</text:p>
          </table:table-cell>
          <table:table-cell table:style-name="ce4" table:formula="of:=([.K23] / [.$R$7])" office:value-type="float" office:value="2.25" calcext:value-type="float">
            <text:p>2.25</text:p>
          </table:table-cell>
          <table:table-cell table:style-name="ce4" table:formula="of:=([.A23] / [.$R$8])" office:value-type="float" office:value="8.4" calcext:value-type="float">
            <text:p>8.40</text:p>
          </table:table-cell>
          <table:table-cell table:style-name="ce6" table:formula="of:=(-[.M23]+[.L23])" office:value-type="float" office:value="-6.15" calcext:value-type="float">
            <text:p>-6.15</text:p>
          </table:table-cell>
          <table:table-cell table:number-columns-repeated="4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formula="of:=[.E24] * 1000" office:value-type="float" office:value="1000" calcext:value-type="float">
            <text:p>1000</text:p>
          </table:table-cell>
          <table:table-cell table:style-name="ce4" table:formula="of:=(([.C24] * [.$R$4] / [.$R$6]) * 5000)" office:value-type="float" office:value="2417.5" calcext:value-type="float">
            <text:p>2417.50</text:p>
          </table:table-cell>
          <table:table-cell table:style-name="ce6" table:formula="of:=(-[.A24] + [.G24])" office:value-type="float" office:value="-1982.5" calcext:value-type="float">
            <text:p>-1982.50</text:p>
          </table:table-cell>
          <table:table-cell table:style-name="ce8"/>
          <table:table-cell table:style-name="ce4" table:formula="of:=([.D24] * [.$R$4] / [.$R$6]) * 1000" office:value-type="float" office:value="9.5" calcext:value-type="float">
            <text:p>9.50</text:p>
          </table:table-cell>
          <table:table-cell table:style-name="ce4" table:formula="of:=([.J24] / 20)" office:value-type="float" office:value="0.475" calcext:value-type="float">
            <text:p>0.48</text:p>
          </table:table-cell>
          <table:table-cell table:style-name="ce4" table:formula="of:=([.K24] / [.$R$7])" office:value-type="float" office:value="4.75" calcext:value-type="float">
            <text:p>4.75</text:p>
          </table:table-cell>
          <table:table-cell table:style-name="ce4" table:formula="of:=([.A24] / [.$R$8])" office:value-type="float" office:value="8.8" calcext:value-type="float">
            <text:p>8.80</text:p>
          </table:table-cell>
          <table:table-cell table:style-name="ce6" table:formula="of:=(-[.M24]+[.L24])" office:value-type="float" office:value="-4.05" calcext:value-type="float">
            <text:p>-4.05</text:p>
          </table:table-cell>
          <table:table-cell table:number-columns-repeated="4"/>
        </table:table-row>
        <table:table-row table:style-name="ro1"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formula="of:=[.E25] * 1000" office:value-type="float" office:value="1000" calcext:value-type="float">
            <text:p>1000</text:p>
          </table:table-cell>
          <table:table-cell table:style-name="ce4" table:formula="of:=(([.C25] * [.$R$4] / [.$R$6]) * 5000)" office:value-type="float" office:value="2415" calcext:value-type="float">
            <text:p>2415.00</text:p>
          </table:table-cell>
          <table:table-cell table:style-name="ce6" table:formula="of:=(-[.A25] + [.G25])" office:value-type="float" office:value="-2185" calcext:value-type="float">
            <text:p>-2185.00</text:p>
          </table:table-cell>
          <table:table-cell table:style-name="ce8"/>
          <table:table-cell table:style-name="ce4" table:formula="of:=([.D25] * [.$R$4] / [.$R$6]) * 1000" office:value-type="float" office:value="12.5" calcext:value-type="float">
            <text:p>12.50</text:p>
          </table:table-cell>
          <table:table-cell table:style-name="ce4" table:formula="of:=([.J25] / 20)" office:value-type="float" office:value="0.625" calcext:value-type="float">
            <text:p>0.63</text:p>
          </table:table-cell>
          <table:table-cell table:style-name="ce4" table:formula="of:=([.K25] / [.$R$7])" office:value-type="float" office:value="6.25" calcext:value-type="float">
            <text:p>6.25</text:p>
          </table:table-cell>
          <table:table-cell table:style-name="ce4" table:formula="of:=([.A25] / [.$R$8])" office:value-type="float" office:value="9.2" calcext:value-type="float">
            <text:p>9.20</text:p>
          </table:table-cell>
          <table:table-cell table:style-name="ce6" table:formula="of:=(-[.M25]+[.L25])" office:value-type="float" office:value="-2.95" calcext:value-type="float">
            <text:p>-2.95</text:p>
          </table:table-cell>
          <table:table-cell table:number-columns-repeated="4"/>
        </table:table-row>
        <table:table-row table:style-name="ro1"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[.E26] * 1000" office:value-type="float" office:value="0" calcext:value-type="float">
            <text:p>0</text:p>
          </table:table-cell>
          <table:table-cell table:style-name="ce4" table:formula="of:=(([.C26] * [.$R$4] / [.$R$6]) * 5000)" office:value-type="float" office:value="2417.5" calcext:value-type="float">
            <text:p>2417.50</text:p>
          </table:table-cell>
          <table:table-cell table:style-name="ce6" table:formula="of:=(-[.A26] + [.G26])" office:value-type="float" office:value="-2382.5" calcext:value-type="float">
            <text:p>-2382.50</text:p>
          </table:table-cell>
          <table:table-cell table:style-name="ce8"/>
          <table:table-cell table:style-name="ce4" table:formula="of:=([.D26] * [.$R$4] / [.$R$6]) * 1000" office:value-type="float" office:value="3.5" calcext:value-type="float">
            <text:p>3.50</text:p>
          </table:table-cell>
          <table:table-cell table:style-name="ce4" table:formula="of:=([.J26] / 20)" office:value-type="float" office:value="0.175" calcext:value-type="float">
            <text:p>0.18</text:p>
          </table:table-cell>
          <table:table-cell table:style-name="ce4" table:formula="of:=([.K26] / [.$R$7])" office:value-type="float" office:value="1.75" calcext:value-type="float">
            <text:p>1.75</text:p>
          </table:table-cell>
          <table:table-cell table:style-name="ce4" table:formula="of:=([.A26] / [.$R$8])" office:value-type="float" office:value="9.6" calcext:value-type="float">
            <text:p>9.60</text:p>
          </table:table-cell>
          <table:table-cell table:style-name="ce6" table:formula="of:=(-[.M26]+[.L26])" office:value-type="float" office:value="-7.85" calcext:value-type="float">
            <text:p>-7.85</text:p>
          </table:table-cell>
          <table:table-cell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formula="of:=[.E27] * 1000" office:value-type="float" office:value="1000" calcext:value-type="float">
            <text:p>1000</text:p>
          </table:table-cell>
          <table:table-cell table:style-name="ce4" table:formula="of:=(([.C27] * [.$R$4] / [.$R$6]) * 5000)" office:value-type="float" office:value="2422.5" calcext:value-type="float">
            <text:p>2422.50</text:p>
          </table:table-cell>
          <table:table-cell table:style-name="ce6" table:formula="of:=(-[.A27] + [.G27])" office:value-type="float" office:value="-2577.5" calcext:value-type="float">
            <text:p>-2577.50</text:p>
          </table:table-cell>
          <table:table-cell table:style-name="ce8"/>
          <table:table-cell table:style-name="ce4" table:formula="of:=([.D27] * [.$R$4] / [.$R$6]) * 1000" office:value-type="float" office:value="5" calcext:value-type="float">
            <text:p>5.00</text:p>
          </table:table-cell>
          <table:table-cell table:style-name="ce4" table:formula="of:=([.J27] / 20)" office:value-type="float" office:value="0.25" calcext:value-type="float">
            <text:p>0.25</text:p>
          </table:table-cell>
          <table:table-cell table:style-name="ce4" table:formula="of:=([.K27] / [.$R$7])" office:value-type="float" office:value="2.5" calcext:value-type="float">
            <text:p>2.50</text:p>
          </table:table-cell>
          <table:table-cell table:style-name="ce4" table:formula="of:=([.A27] / [.$R$8])" office:value-type="float" office:value="10" calcext:value-type="float">
            <text:p>10.00</text:p>
          </table:table-cell>
          <table:table-cell table:style-name="ce6" table:formula="of:=(-[.M27]+[.L27])" office:value-type="float" office:value="-7.5" calcext:value-type="float">
            <text:p>-7.50</text:p>
          </table:table-cell>
          <table:table-cell table:number-columns-repeated="4"/>
        </table:table-row>
        <table:table-row table:style-name="ro1"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formula="of:=[.E28] * 1000" office:value-type="float" office:value="0" calcext:value-type="float">
            <text:p>0</text:p>
          </table:table-cell>
          <table:table-cell table:style-name="ce4" table:formula="of:=(([.C28] * [.$R$4] / [.$R$6]) * 5000)" office:value-type="float" office:value="2415" calcext:value-type="float">
            <text:p>2415.00</text:p>
          </table:table-cell>
          <table:table-cell table:style-name="ce6" table:formula="of:=(-[.A28] + [.G28])" office:value-type="float" office:value="-2785" calcext:value-type="float">
            <text:p>-2785.00</text:p>
          </table:table-cell>
          <table:table-cell table:style-name="ce8"/>
          <table:table-cell table:style-name="ce4" table:formula="of:=([.D28] * [.$R$4] / [.$R$6]) * 1000" office:value-type="float" office:value="17.5" calcext:value-type="float">
            <text:p>17.50</text:p>
          </table:table-cell>
          <table:table-cell table:style-name="ce4" table:formula="of:=([.J28] / 20)" office:value-type="float" office:value="0.875" calcext:value-type="float">
            <text:p>0.88</text:p>
          </table:table-cell>
          <table:table-cell table:style-name="ce4" table:formula="of:=([.K28] / [.$R$7])" office:value-type="float" office:value="8.75" calcext:value-type="float">
            <text:p>8.75</text:p>
          </table:table-cell>
          <table:table-cell table:style-name="ce4" table:formula="of:=([.A28] / [.$R$8])" office:value-type="float" office:value="10.4" calcext:value-type="float">
            <text:p>10.40</text:p>
          </table:table-cell>
          <table:table-cell table:style-name="ce6" table:formula="of:=(-[.M28]+[.L28])" office:value-type="float" office:value="-1.65" calcext:value-type="float">
            <text:p>-1.65</text:p>
          </table:table-cell>
          <table:table-cell table:number-columns-repeated="4"/>
        </table:table-row>
        <table:table-row table:style-name="ro1"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formula="of:=[.E29] * 1000" office:value-type="float" office:value="0" calcext:value-type="float">
            <text:p>0</text:p>
          </table:table-cell>
          <table:table-cell table:style-name="ce4" table:formula="of:=(([.C29] * [.$R$4] / [.$R$6]) * 5000)" office:value-type="float" office:value="2425" calcext:value-type="float">
            <text:p>2425.00</text:p>
          </table:table-cell>
          <table:table-cell table:style-name="ce6" table:formula="of:=(-[.A29] + [.G29])" office:value-type="float" office:value="-2975" calcext:value-type="float">
            <text:p>-2975.00</text:p>
          </table:table-cell>
          <table:table-cell table:style-name="ce8"/>
          <table:table-cell table:style-name="ce4" table:formula="of:=([.D29] * [.$R$4] / [.$R$6]) * 1000" office:value-type="float" office:value="7.5" calcext:value-type="float">
            <text:p>7.50</text:p>
          </table:table-cell>
          <table:table-cell table:style-name="ce4" table:formula="of:=([.J29] / 20)" office:value-type="float" office:value="0.375" calcext:value-type="float">
            <text:p>0.38</text:p>
          </table:table-cell>
          <table:table-cell table:style-name="ce4" table:formula="of:=([.K29] / [.$R$7])" office:value-type="float" office:value="3.75" calcext:value-type="float">
            <text:p>3.75</text:p>
          </table:table-cell>
          <table:table-cell table:style-name="ce4" table:formula="of:=([.A29] / [.$R$8])" office:value-type="float" office:value="10.8" calcext:value-type="float">
            <text:p>10.80</text:p>
          </table:table-cell>
          <table:table-cell table:style-name="ce6" table:formula="of:=(-[.M29]+[.L29])" office:value-type="float" office:value="-7.05" calcext:value-type="float">
            <text:p>-7.05</text:p>
          </table:table-cell>
          <table:table-cell table:number-columns-repeated="4"/>
        </table:table-row>
        <table:table-row table:style-name="ro1"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formula="of:=[.E30] * 1000" office:value-type="float" office:value="0" calcext:value-type="float">
            <text:p>0</text:p>
          </table:table-cell>
          <table:table-cell table:style-name="ce4" table:formula="of:=(([.C30] * [.$R$4] / [.$R$6]) * 5000)" office:value-type="float" office:value="2407.5" calcext:value-type="float">
            <text:p>2407.50</text:p>
          </table:table-cell>
          <table:table-cell table:style-name="ce6" table:formula="of:=(-[.A30] + [.G30])" office:value-type="float" office:value="-3192.5" calcext:value-type="float">
            <text:p>-3192.50</text:p>
          </table:table-cell>
          <table:table-cell table:style-name="ce8"/>
          <table:table-cell table:style-name="ce4" table:formula="of:=([.D30] * [.$R$4] / [.$R$6]) * 1000" office:value-type="float" office:value="14.5" calcext:value-type="float">
            <text:p>14.50</text:p>
          </table:table-cell>
          <table:table-cell table:style-name="ce4" table:formula="of:=([.J30] / 20)" office:value-type="float" office:value="0.725" calcext:value-type="float">
            <text:p>0.73</text:p>
          </table:table-cell>
          <table:table-cell table:style-name="ce4" table:formula="of:=([.K30] / [.$R$7])" office:value-type="float" office:value="7.25" calcext:value-type="float">
            <text:p>7.25</text:p>
          </table:table-cell>
          <table:table-cell table:style-name="ce4" table:formula="of:=([.A30] / [.$R$8])" office:value-type="float" office:value="11.2" calcext:value-type="float">
            <text:p>11.20</text:p>
          </table:table-cell>
          <table:table-cell table:style-name="ce6" table:formula="of:=(-[.M30]+[.L30])" office:value-type="float" office:value="-3.95" calcext:value-type="float">
            <text:p>-3.95</text:p>
          </table:table-cell>
          <table:table-cell table:number-columns-repeated="4"/>
        </table:table-row>
        <table:table-row table:style-name="ro1"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formula="of:=[.E31] * 1000" office:value-type="float" office:value="1000" calcext:value-type="float">
            <text:p>1000</text:p>
          </table:table-cell>
          <table:table-cell table:style-name="ce4" table:formula="of:=(([.C31] * [.$R$4] / [.$R$6]) * 5000)" office:value-type="float" office:value="2400" calcext:value-type="float">
            <text:p>2400.00</text:p>
          </table:table-cell>
          <table:table-cell table:style-name="ce6" table:formula="of:=(-[.A31] + [.G31])" office:value-type="float" office:value="-3400" calcext:value-type="float">
            <text:p>-3400.00</text:p>
          </table:table-cell>
          <table:table-cell table:style-name="ce8"/>
          <table:table-cell table:style-name="ce4" table:formula="of:=([.D31] * [.$R$4] / [.$R$6]) * 1000" office:value-type="float" office:value="18" calcext:value-type="float">
            <text:p>18.00</text:p>
          </table:table-cell>
          <table:table-cell table:style-name="ce4" table:formula="of:=([.J31] / 20)" office:value-type="float" office:value="0.9" calcext:value-type="float">
            <text:p>0.90</text:p>
          </table:table-cell>
          <table:table-cell table:style-name="ce4" table:formula="of:=([.K31] / [.$R$7])" office:value-type="float" office:value="9" calcext:value-type="float">
            <text:p>9.00</text:p>
          </table:table-cell>
          <table:table-cell table:style-name="ce4" table:formula="of:=([.A31] / [.$R$8])" office:value-type="float" office:value="11.6" calcext:value-type="float">
            <text:p>11.60</text:p>
          </table:table-cell>
          <table:table-cell table:style-name="ce6" table:formula="of:=(-[.M31]+[.L31])" office:value-type="float" office:value="-2.6" calcext:value-type="float">
            <text:p>-2.60</text:p>
          </table:table-cell>
          <table:table-cell table:number-columns-repeated="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formula="of:=[.E32] * 1000" office:value-type="float" office:value="1000" calcext:value-type="float">
            <text:p>1000</text:p>
          </table:table-cell>
          <table:table-cell table:style-name="ce4" table:formula="of:=(([.C32] * [.$R$4] / [.$R$6]) * 5000)" office:value-type="float" office:value="2402.5" calcext:value-type="float">
            <text:p>2402.50</text:p>
          </table:table-cell>
          <table:table-cell table:style-name="ce6" table:formula="of:=(-[.A32] + [.G32])" office:value-type="float" office:value="-3597.5" calcext:value-type="float">
            <text:p>-3597.50</text:p>
          </table:table-cell>
          <table:table-cell table:style-name="ce8"/>
          <table:table-cell table:style-name="ce4" table:formula="of:=([.D32] * [.$R$4] / [.$R$6]) * 1000" office:value-type="float" office:value="20.5" calcext:value-type="float">
            <text:p>20.50</text:p>
          </table:table-cell>
          <table:table-cell table:style-name="ce4" table:formula="of:=([.J32] / 20)" office:value-type="float" office:value="1.025" calcext:value-type="float">
            <text:p>1.03</text:p>
          </table:table-cell>
          <table:table-cell table:style-name="ce4" table:formula="of:=([.K32] / [.$R$7])" office:value-type="float" office:value="10.25" calcext:value-type="float">
            <text:p>10.25</text:p>
          </table:table-cell>
          <table:table-cell table:style-name="ce4" table:formula="of:=([.A32] / [.$R$8])" office:value-type="float" office:value="12" calcext:value-type="float">
            <text:p>12.00</text:p>
          </table:table-cell>
          <table:table-cell table:style-name="ce6" table:formula="of:=(-[.M32]+[.L32])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formula="of:=[.E33] * 1000" office:value-type="float" office:value="0" calcext:value-type="float">
            <text:p>0</text:p>
          </table:table-cell>
          <table:table-cell table:style-name="ce4" table:formula="of:=(([.C33] * [.$R$4] / [.$R$6]) * 5000)" office:value-type="float" office:value="2425" calcext:value-type="float">
            <text:p>2425.00</text:p>
          </table:table-cell>
          <table:table-cell table:style-name="ce6" table:formula="of:=(-[.A33] + [.G33])" office:value-type="float" office:value="-3775" calcext:value-type="float">
            <text:p>-3775.00</text:p>
          </table:table-cell>
          <table:table-cell table:style-name="ce8"/>
          <table:table-cell table:style-name="ce4" table:formula="of:=([.D33] * [.$R$4] / [.$R$6]) * 1000" office:value-type="float" office:value="3" calcext:value-type="float">
            <text:p>3.00</text:p>
          </table:table-cell>
          <table:table-cell table:style-name="ce4" table:formula="of:=([.J33] / 20)" office:value-type="float" office:value="0.15" calcext:value-type="float">
            <text:p>0.15</text:p>
          </table:table-cell>
          <table:table-cell table:style-name="ce4" table:formula="of:=([.K33] / [.$R$7])" office:value-type="float" office:value="1.5" calcext:value-type="float">
            <text:p>1.50</text:p>
          </table:table-cell>
          <table:table-cell table:style-name="ce4" table:formula="of:=([.A33] / [.$R$8])" office:value-type="float" office:value="12.4" calcext:value-type="float">
            <text:p>12.40</text:p>
          </table:table-cell>
          <table:table-cell table:style-name="ce6" table:formula="of:=(-[.M33]+[.L33])" office:value-type="float" office:value="-10.9" calcext:value-type="float">
            <text:p>-10.90</text:p>
          </table:table-cell>
          <table:table-cell table:number-columns-repeated="4"/>
        </table:table-row>
        <table:table-row table:style-name="ro1"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formula="of:=[.E34] * 1000" office:value-type="float" office:value="0" calcext:value-type="float">
            <text:p>0</text:p>
          </table:table-cell>
          <table:table-cell table:style-name="ce4" table:formula="of:=(([.C34] * [.$R$4] / [.$R$6]) * 5000)" office:value-type="float" office:value="2405" calcext:value-type="float">
            <text:p>2405.00</text:p>
          </table:table-cell>
          <table:table-cell table:style-name="ce6" table:formula="of:=(-[.A34] + [.G34])" office:value-type="float" office:value="-3995" calcext:value-type="float">
            <text:p>-3995.00</text:p>
          </table:table-cell>
          <table:table-cell table:style-name="ce8"/>
          <table:table-cell table:style-name="ce4" table:formula="of:=([.D34] * [.$R$4] / [.$R$6]) * 1000" office:value-type="float" office:value="18" calcext:value-type="float">
            <text:p>18.00</text:p>
          </table:table-cell>
          <table:table-cell table:style-name="ce4" table:formula="of:=([.J34] / 20)" office:value-type="float" office:value="0.9" calcext:value-type="float">
            <text:p>0.90</text:p>
          </table:table-cell>
          <table:table-cell table:style-name="ce4" table:formula="of:=([.K34] / [.$R$7])" office:value-type="float" office:value="9" calcext:value-type="float">
            <text:p>9.00</text:p>
          </table:table-cell>
          <table:table-cell table:style-name="ce4" table:formula="of:=([.A34] / [.$R$8])" office:value-type="float" office:value="12.8" calcext:value-type="float">
            <text:p>12.80</text:p>
          </table:table-cell>
          <table:table-cell table:style-name="ce6" table:formula="of:=(-[.M34]+[.L34])" office:value-type="float" office:value="-3.8" calcext:value-type="float">
            <text:p>-3.80</text:p>
          </table:table-cell>
          <table:table-cell table:number-columns-repeated="4"/>
        </table:table-row>
        <table:table-row table:style-name="ro1"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formula="of:=[.E35] * 1000" office:value-type="float" office:value="1000" calcext:value-type="float">
            <text:p>1000</text:p>
          </table:table-cell>
          <table:table-cell table:style-name="ce4" table:formula="of:=(([.C35] * [.$R$4] / [.$R$6]) * 5000)" office:value-type="float" office:value="2420" calcext:value-type="float">
            <text:p>2420.00</text:p>
          </table:table-cell>
          <table:table-cell table:style-name="ce6" table:formula="of:=(-[.A35] + [.G35])" office:value-type="float" office:value="-4180" calcext:value-type="float">
            <text:p>-4180.00</text:p>
          </table:table-cell>
          <table:table-cell table:style-name="ce8"/>
          <table:table-cell table:style-name="ce4" table:formula="of:=([.D35] * [.$R$4] / [.$R$6]) * 1000" office:value-type="float" office:value="6.5" calcext:value-type="float">
            <text:p>6.50</text:p>
          </table:table-cell>
          <table:table-cell table:style-name="ce4" table:formula="of:=([.J35] / 20)" office:value-type="float" office:value="0.325" calcext:value-type="float">
            <text:p>0.33</text:p>
          </table:table-cell>
          <table:table-cell table:style-name="ce4" table:formula="of:=([.K35] / [.$R$7])" office:value-type="float" office:value="3.25" calcext:value-type="float">
            <text:p>3.25</text:p>
          </table:table-cell>
          <table:table-cell table:style-name="ce4" table:formula="of:=([.A35] / [.$R$8])" office:value-type="float" office:value="13.2" calcext:value-type="float">
            <text:p>13.20</text:p>
          </table:table-cell>
          <table:table-cell table:style-name="ce6" table:formula="of:=(-[.M35]+[.L35])" office:value-type="float" office:value="-9.95" calcext:value-type="float">
            <text:p>-9.95</text:p>
          </table:table-cell>
          <table:table-cell table:number-columns-repeated="4"/>
        </table:table-row>
        <table:table-row table:style-name="ro1"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formula="of:=[.E36] * 1000" office:value-type="float" office:value="0" calcext:value-type="float">
            <text:p>0</text:p>
          </table:table-cell>
          <table:table-cell table:style-name="ce4" table:formula="of:=(([.C36] * [.$R$4] / [.$R$6]) * 5000)" office:value-type="float" office:value="2420" calcext:value-type="float">
            <text:p>2420.00</text:p>
          </table:table-cell>
          <table:table-cell table:style-name="ce6" table:formula="of:=(-[.A36] + [.G36])" office:value-type="float" office:value="-4380" calcext:value-type="float">
            <text:p>-4380.00</text:p>
          </table:table-cell>
          <table:table-cell table:style-name="ce8"/>
          <table:table-cell table:style-name="ce4" table:formula="of:=([.D36] * [.$R$4] / [.$R$6]) * 1000" office:value-type="float" office:value="13.5" calcext:value-type="float">
            <text:p>13.50</text:p>
          </table:table-cell>
          <table:table-cell table:style-name="ce4" table:formula="of:=([.J36] / 20)" office:value-type="float" office:value="0.675" calcext:value-type="float">
            <text:p>0.68</text:p>
          </table:table-cell>
          <table:table-cell table:style-name="ce4" table:formula="of:=([.K36] / [.$R$7])" office:value-type="float" office:value="6.75" calcext:value-type="float">
            <text:p>6.75</text:p>
          </table:table-cell>
          <table:table-cell table:style-name="ce4" table:formula="of:=([.A36] / [.$R$8])" office:value-type="float" office:value="13.6" calcext:value-type="float">
            <text:p>13.60</text:p>
          </table:table-cell>
          <table:table-cell table:style-name="ce6" table:formula="of:=(-[.M36]+[.L36])" office:value-type="float" office:value="-6.85" calcext:value-type="float">
            <text:p>-6.85</text:p>
          </table:table-cell>
          <table:table-cell table:number-columns-repeated="4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formula="of:=[.E37] * 1000" office:value-type="float" office:value="0" calcext:value-type="float">
            <text:p>0</text:p>
          </table:table-cell>
          <table:table-cell table:style-name="ce4" table:formula="of:=(([.C37] * [.$R$4] / [.$R$6]) * 5000)" office:value-type="float" office:value="2407.5" calcext:value-type="float">
            <text:p>2407.50</text:p>
          </table:table-cell>
          <table:table-cell table:style-name="ce6" table:formula="of:=(-[.A37] + [.G37])" office:value-type="float" office:value="-4592.5" calcext:value-type="float">
            <text:p>-4592.50</text:p>
          </table:table-cell>
          <table:table-cell table:style-name="ce8"/>
          <table:table-cell table:style-name="ce4" table:formula="of:=([.D37] * [.$R$4] / [.$R$6]) * 1000" office:value-type="float" office:value="14" calcext:value-type="float">
            <text:p>14.00</text:p>
          </table:table-cell>
          <table:table-cell table:style-name="ce4" table:formula="of:=([.J37] / 20)" office:value-type="float" office:value="0.7" calcext:value-type="float">
            <text:p>0.70</text:p>
          </table:table-cell>
          <table:table-cell table:style-name="ce4" table:formula="of:=([.K37] / [.$R$7])" office:value-type="float" office:value="7" calcext:value-type="float">
            <text:p>7.00</text:p>
          </table:table-cell>
          <table:table-cell table:style-name="ce4" table:formula="of:=([.A37] / [.$R$8])" office:value-type="float" office:value="14" calcext:value-type="float">
            <text:p>14.00</text:p>
          </table:table-cell>
          <table:table-cell table:style-name="ce6" table:formula="of:=(-[.M37]+[.L37])" office:value-type="float" office:value="-7" calcext:value-type="float">
            <text:p>-7.00</text:p>
          </table:table-cell>
          <table:table-cell table:number-columns-repeated="4"/>
        </table:table-row>
        <table:table-row table:style-name="ro1"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formula="of:=[.E38] * 1000" office:value-type="float" office:value="0" calcext:value-type="float">
            <text:p>0</text:p>
          </table:table-cell>
          <table:table-cell table:style-name="ce4" table:formula="of:=(([.C38] * [.$R$4] / [.$R$6]) * 5000)" office:value-type="float" office:value="2430" calcext:value-type="float">
            <text:p>2430.00</text:p>
          </table:table-cell>
          <table:table-cell table:style-name="ce6" table:formula="of:=(-[.A38] + [.G38])" office:value-type="float" office:value="-4770" calcext:value-type="float">
            <text:p>-4770.00</text:p>
          </table:table-cell>
          <table:table-cell table:style-name="ce8"/>
          <table:table-cell table:style-name="ce4" table:formula="of:=([.D38] * [.$R$4] / [.$R$6]) * 1000" office:value-type="float" office:value="4.5" calcext:value-type="float">
            <text:p>4.50</text:p>
          </table:table-cell>
          <table:table-cell table:style-name="ce4" table:formula="of:=([.J38] / 20)" office:value-type="float" office:value="0.225" calcext:value-type="float">
            <text:p>0.23</text:p>
          </table:table-cell>
          <table:table-cell table:style-name="ce4" table:formula="of:=([.K38] / [.$R$7])" office:value-type="float" office:value="2.25" calcext:value-type="float">
            <text:p>2.25</text:p>
          </table:table-cell>
          <table:table-cell table:style-name="ce4" table:formula="of:=([.A38] / [.$R$8])" office:value-type="float" office:value="14.4" calcext:value-type="float">
            <text:p>14.40</text:p>
          </table:table-cell>
          <table:table-cell table:style-name="ce6" table:formula="of:=(-[.M38]+[.L38])" office:value-type="float" office:value="-12.15" calcext:value-type="float">
            <text:p>-12.15</text:p>
          </table:table-cell>
          <table:table-cell table:number-columns-repeated="4"/>
        </table:table-row>
        <table:table-row table:style-name="ro1"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formula="of:=[.E39] * 1000" office:value-type="float" office:value="1000" calcext:value-type="float">
            <text:p>1000</text:p>
          </table:table-cell>
          <table:table-cell table:style-name="ce4" table:formula="of:=(([.C39] * [.$R$4] / [.$R$6]) * 5000)" office:value-type="float" office:value="2417.5" calcext:value-type="float">
            <text:p>2417.50</text:p>
          </table:table-cell>
          <table:table-cell table:style-name="ce6" table:formula="of:=(-[.A39] + [.G39])" office:value-type="float" office:value="-4982.5" calcext:value-type="float">
            <text:p>-4982.50</text:p>
          </table:table-cell>
          <table:table-cell table:style-name="ce8"/>
          <table:table-cell table:style-name="ce4" table:formula="of:=([.D39] * [.$R$4] / [.$R$6]) * 1000" office:value-type="float" office:value="6.5" calcext:value-type="float">
            <text:p>6.50</text:p>
          </table:table-cell>
          <table:table-cell table:style-name="ce4" table:formula="of:=([.J39] / 20)" office:value-type="float" office:value="0.325" calcext:value-type="float">
            <text:p>0.33</text:p>
          </table:table-cell>
          <table:table-cell table:style-name="ce4" table:formula="of:=([.K39] / [.$R$7])" office:value-type="float" office:value="3.25" calcext:value-type="float">
            <text:p>3.25</text:p>
          </table:table-cell>
          <table:table-cell table:style-name="ce4" table:formula="of:=([.A39] / [.$R$8])" office:value-type="float" office:value="14.8" calcext:value-type="float">
            <text:p>14.80</text:p>
          </table:table-cell>
          <table:table-cell table:style-name="ce6" table:formula="of:=(-[.M39]+[.L39])" office:value-type="float" office:value="-11.55" calcext:value-type="float">
            <text:p>-11.55</text:p>
          </table:table-cell>
          <table:table-cell table:number-columns-repeated="4"/>
        </table:table-row>
        <table:table-row table:style-name="ro1"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[.E40] * 1000" office:value-type="float" office:value="0" calcext:value-type="float">
            <text:p>0</text:p>
          </table:table-cell>
          <table:table-cell table:style-name="ce4" table:formula="of:=(([.C40] * [.$R$4] / [.$R$6]) * 5000)" office:value-type="float" office:value="2417.5" calcext:value-type="float">
            <text:p>2417.50</text:p>
          </table:table-cell>
          <table:table-cell table:style-name="ce6" table:formula="of:=(-[.A40] + [.G40])" office:value-type="float" office:value="-5182.5" calcext:value-type="float">
            <text:p>-5182.50</text:p>
          </table:table-cell>
          <table:table-cell table:style-name="ce8"/>
          <table:table-cell table:style-name="ce4" table:formula="of:=([.D40] * [.$R$4] / [.$R$6]) * 1000" office:value-type="float" office:value="3.5" calcext:value-type="float">
            <text:p>3.50</text:p>
          </table:table-cell>
          <table:table-cell table:style-name="ce4" table:formula="of:=([.J40] / 20)" office:value-type="float" office:value="0.175" calcext:value-type="float">
            <text:p>0.18</text:p>
          </table:table-cell>
          <table:table-cell table:style-name="ce4" table:formula="of:=([.K40] / [.$R$7])" office:value-type="float" office:value="1.75" calcext:value-type="float">
            <text:p>1.75</text:p>
          </table:table-cell>
          <table:table-cell table:style-name="ce4" table:formula="of:=([.A40] / [.$R$8])" office:value-type="float" office:value="15.2" calcext:value-type="float">
            <text:p>15.20</text:p>
          </table:table-cell>
          <table:table-cell table:style-name="ce6" table:formula="of:=(-[.M40]+[.L40])" office:value-type="float" office:value="-13.45" calcext:value-type="float">
            <text:p>-13.45</text:p>
          </table:table-cell>
          <table:table-cell table:number-columns-repeated="4"/>
        </table:table-row>
        <table:table-row table:style-name="ro1">
          <table:table-cell table:style-name="ce2" office:value-type="float" office:value="7800" calcext:value-type="float">
            <text:p>7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formula="of:=[.E41] * 1000" office:value-type="float" office:value="0" calcext:value-type="float">
            <text:p>0</text:p>
          </table:table-cell>
          <table:table-cell table:style-name="ce4" table:formula="of:=(([.C41] * [.$R$4] / [.$R$6]) * 5000)" office:value-type="float" office:value="2410" calcext:value-type="float">
            <text:p>2410.00</text:p>
          </table:table-cell>
          <table:table-cell table:style-name="ce6" table:formula="of:=(-[.A41] + [.G41])" office:value-type="float" office:value="-5390" calcext:value-type="float">
            <text:p>-5390.00</text:p>
          </table:table-cell>
          <table:table-cell table:style-name="ce8"/>
          <table:table-cell table:style-name="ce4" table:formula="of:=([.D41] * [.$R$4] / [.$R$6]) * 1000" office:value-type="float" office:value="19" calcext:value-type="float">
            <text:p>19.00</text:p>
          </table:table-cell>
          <table:table-cell table:style-name="ce4" table:formula="of:=([.J41] / 20)" office:value-type="float" office:value="0.95" calcext:value-type="float">
            <text:p>0.95</text:p>
          </table:table-cell>
          <table:table-cell table:style-name="ce4" table:formula="of:=([.K41] / [.$R$7])" office:value-type="float" office:value="9.5" calcext:value-type="float">
            <text:p>9.50</text:p>
          </table:table-cell>
          <table:table-cell table:style-name="ce4" table:formula="of:=([.A41] / [.$R$8])" office:value-type="float" office:value="15.6" calcext:value-type="float">
            <text:p>15.60</text:p>
          </table:table-cell>
          <table:table-cell table:style-name="ce6" table:formula="of:=(-[.M41]+[.L41])" office:value-type="float" office:value="-6.1" calcext:value-type="float">
            <text:p>-6.10</text:p>
          </table:table-cell>
          <table:table-cell table:number-columns-repeated="4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formula="of:=[.E42] * 1000" office:value-type="float" office:value="0" calcext:value-type="float">
            <text:p>0</text:p>
          </table:table-cell>
          <table:table-cell table:style-name="ce4" table:formula="of:=(([.C42] * [.$R$4] / [.$R$6]) * 5000)" office:value-type="float" office:value="2430" calcext:value-type="float">
            <text:p>2430.00</text:p>
          </table:table-cell>
          <table:table-cell table:style-name="ce6" table:formula="of:=(-[.A42] + [.G42])" office:value-type="float" office:value="-5570" calcext:value-type="float">
            <text:p>-5570.00</text:p>
          </table:table-cell>
          <table:table-cell table:style-name="ce8"/>
          <table:table-cell table:style-name="ce4" table:formula="of:=([.D42] * [.$R$4] / [.$R$6]) * 1000" office:value-type="float" office:value="8" calcext:value-type="float">
            <text:p>8.00</text:p>
          </table:table-cell>
          <table:table-cell table:style-name="ce4" table:formula="of:=([.J42] / 20)" office:value-type="float" office:value="0.4" calcext:value-type="float">
            <text:p>0.40</text:p>
          </table:table-cell>
          <table:table-cell table:style-name="ce4" table:formula="of:=([.K42] / [.$R$7])" office:value-type="float" office:value="4" calcext:value-type="float">
            <text:p>4.00</text:p>
          </table:table-cell>
          <table:table-cell table:style-name="ce4" table:formula="of:=([.A42] / [.$R$8])" office:value-type="float" office:value="16" calcext:value-type="float">
            <text:p>16.00</text:p>
          </table:table-cell>
          <table:table-cell table:style-name="ce6" table:formula="of:=(-[.M42]+[.L42])" office:value-type="float" office:value="-12" calcext:value-type="float">
            <text:p>-12.00</text:p>
          </table:table-cell>
          <table:table-cell table:number-columns-repeated="4"/>
        </table:table-row>
        <table:table-row table:style-name="ro1"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formula="of:=[.E43] * 1000" office:value-type="float" office:value="1000" calcext:value-type="float">
            <text:p>1000</text:p>
          </table:table-cell>
          <table:table-cell table:style-name="ce4" table:formula="of:=(([.C43] * [.$R$4] / [.$R$6]) * 5000)" office:value-type="float" office:value="2407.5" calcext:value-type="float">
            <text:p>2407.50</text:p>
          </table:table-cell>
          <table:table-cell table:style-name="ce6" table:formula="of:=(-[.A43] + [.G43])" office:value-type="float" office:value="-5792.5" calcext:value-type="float">
            <text:p>-5792.50</text:p>
          </table:table-cell>
          <table:table-cell table:style-name="ce8"/>
          <table:table-cell table:style-name="ce4" table:formula="of:=([.D43] * [.$R$4] / [.$R$6]) * 1000" office:value-type="float" office:value="17.5" calcext:value-type="float">
            <text:p>17.50</text:p>
          </table:table-cell>
          <table:table-cell table:style-name="ce4" table:formula="of:=([.J43] / 20)" office:value-type="float" office:value="0.875" calcext:value-type="float">
            <text:p>0.88</text:p>
          </table:table-cell>
          <table:table-cell table:style-name="ce4" table:formula="of:=([.K43] / [.$R$7])" office:value-type="float" office:value="8.75" calcext:value-type="float">
            <text:p>8.75</text:p>
          </table:table-cell>
          <table:table-cell table:style-name="ce4" table:formula="of:=([.A43] / [.$R$8])" office:value-type="float" office:value="16.4" calcext:value-type="float">
            <text:p>16.40</text:p>
          </table:table-cell>
          <table:table-cell table:style-name="ce6" table:formula="of:=(-[.M43]+[.L43])" office:value-type="float" office:value="-7.65" calcext:value-type="float">
            <text:p>-7.65</text:p>
          </table:table-cell>
          <table:table-cell table:number-columns-repeated="4"/>
        </table:table-row>
        <table:table-row table:style-name="ro1"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formula="of:=[.E44] * 1000" office:value-type="float" office:value="0" calcext:value-type="float">
            <text:p>0</text:p>
          </table:table-cell>
          <table:table-cell table:style-name="ce4" table:formula="of:=(([.C44] * [.$R$4] / [.$R$6]) * 5000)" office:value-type="float" office:value="2415" calcext:value-type="float">
            <text:p>2415.00</text:p>
          </table:table-cell>
          <table:table-cell table:style-name="ce6" table:formula="of:=(-[.A44] + [.G44])" office:value-type="float" office:value="-5985" calcext:value-type="float">
            <text:p>-5985.00</text:p>
          </table:table-cell>
          <table:table-cell table:style-name="ce8"/>
          <table:table-cell table:style-name="ce4" table:formula="of:=([.D44] * [.$R$4] / [.$R$6]) * 1000" office:value-type="float" office:value="18" calcext:value-type="float">
            <text:p>18.00</text:p>
          </table:table-cell>
          <table:table-cell table:style-name="ce4" table:formula="of:=([.J44] / 20)" office:value-type="float" office:value="0.9" calcext:value-type="float">
            <text:p>0.90</text:p>
          </table:table-cell>
          <table:table-cell table:style-name="ce4" table:formula="of:=([.K44] / [.$R$7])" office:value-type="float" office:value="9" calcext:value-type="float">
            <text:p>9.00</text:p>
          </table:table-cell>
          <table:table-cell table:style-name="ce4" table:formula="of:=([.A44] / [.$R$8])" office:value-type="float" office:value="16.8" calcext:value-type="float">
            <text:p>16.80</text:p>
          </table:table-cell>
          <table:table-cell table:style-name="ce6" table:formula="of:=(-[.M44]+[.L44])" office:value-type="float" office:value="-7.8" calcext:value-type="float">
            <text:p>-7.80</text:p>
          </table:table-cell>
          <table:table-cell table:number-columns-repeated="4"/>
        </table:table-row>
        <table:table-row table:style-name="ro1"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formula="of:=[.E45] * 1000" office:value-type="float" office:value="0" calcext:value-type="float">
            <text:p>0</text:p>
          </table:table-cell>
          <table:table-cell table:style-name="ce4" table:formula="of:=(([.C45] * [.$R$4] / [.$R$6]) * 5000)" office:value-type="float" office:value="2412.5" calcext:value-type="float">
            <text:p>2412.50</text:p>
          </table:table-cell>
          <table:table-cell table:style-name="ce6" table:formula="of:=(-[.A45] + [.G45])" office:value-type="float" office:value="-6187.5" calcext:value-type="float">
            <text:p>-6187.50</text:p>
          </table:table-cell>
          <table:table-cell table:style-name="ce8"/>
          <table:table-cell table:style-name="ce4" table:formula="of:=([.D45] * [.$R$4] / [.$R$6]) * 1000" office:value-type="float" office:value="15" calcext:value-type="float">
            <text:p>15.00</text:p>
          </table:table-cell>
          <table:table-cell table:style-name="ce4" table:formula="of:=([.J45] / 20)" office:value-type="float" office:value="0.75" calcext:value-type="float">
            <text:p>0.75</text:p>
          </table:table-cell>
          <table:table-cell table:style-name="ce4" table:formula="of:=([.K45] / [.$R$7])" office:value-type="float" office:value="7.5" calcext:value-type="float">
            <text:p>7.50</text:p>
          </table:table-cell>
          <table:table-cell table:style-name="ce4" table:formula="of:=([.A45] / [.$R$8])" office:value-type="float" office:value="17.2" calcext:value-type="float">
            <text:p>17.20</text:p>
          </table:table-cell>
          <table:table-cell table:style-name="ce6" table:formula="of:=(-[.M45]+[.L45])" office:value-type="float" office:value="-9.7" calcext:value-type="float">
            <text:p>-9.70</text:p>
          </table:table-cell>
          <table:table-cell table:number-columns-repeated="4"/>
        </table:table-row>
        <table:table-row table:style-name="ro1">
          <table:table-cell table:style-name="ce2" office:value-type="float" office:value="8800" calcext:value-type="float">
            <text:p>8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formula="of:=[.E46] * 1000" office:value-type="float" office:value="0" calcext:value-type="float">
            <text:p>0</text:p>
          </table:table-cell>
          <table:table-cell table:style-name="ce4" table:formula="of:=(([.C46] * [.$R$4] / [.$R$6]) * 5000)" office:value-type="float" office:value="2402.5" calcext:value-type="float">
            <text:p>2402.50</text:p>
          </table:table-cell>
          <table:table-cell table:style-name="ce6" table:formula="of:=(-[.A46] + [.G46])" office:value-type="float" office:value="-6397.5" calcext:value-type="float">
            <text:p>-6397.50</text:p>
          </table:table-cell>
          <table:table-cell table:style-name="ce8"/>
          <table:table-cell table:style-name="ce4" table:formula="of:=([.D46] * [.$R$4] / [.$R$6]) * 1000" office:value-type="float" office:value="15.5" calcext:value-type="float">
            <text:p>15.50</text:p>
          </table:table-cell>
          <table:table-cell table:style-name="ce4" table:formula="of:=([.J46] / 20)" office:value-type="float" office:value="0.775" calcext:value-type="float">
            <text:p>0.78</text:p>
          </table:table-cell>
          <table:table-cell table:style-name="ce4" table:formula="of:=([.K46] / [.$R$7])" office:value-type="float" office:value="7.75" calcext:value-type="float">
            <text:p>7.75</text:p>
          </table:table-cell>
          <table:table-cell table:style-name="ce4" table:formula="of:=([.A46] / [.$R$8])" office:value-type="float" office:value="17.6" calcext:value-type="float">
            <text:p>17.60</text:p>
          </table:table-cell>
          <table:table-cell table:style-name="ce6" table:formula="of:=(-[.M46]+[.L46])" office:value-type="float" office:value="-9.85" calcext:value-type="float">
            <text:p>-9.85</text:p>
          </table:table-cell>
          <table:table-cell table:number-columns-repeated="4"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formula="of:=[.E47] * 1000" office:value-type="float" office:value="0" calcext:value-type="float">
            <text:p>0</text:p>
          </table:table-cell>
          <table:table-cell table:style-name="ce4" table:formula="of:=(([.C47] * [.$R$4] / [.$R$6]) * 5000)" office:value-type="float" office:value="2417.5" calcext:value-type="float">
            <text:p>2417.50</text:p>
          </table:table-cell>
          <table:table-cell table:style-name="ce6" table:formula="of:=(-[.A47] + [.G47])" office:value-type="float" office:value="-6582.5" calcext:value-type="float">
            <text:p>-6582.50</text:p>
          </table:table-cell>
          <table:table-cell table:style-name="ce8"/>
          <table:table-cell table:style-name="ce4" table:formula="of:=([.D47] * [.$R$4] / [.$R$6]) * 1000" office:value-type="float" office:value="11.5" calcext:value-type="float">
            <text:p>11.50</text:p>
          </table:table-cell>
          <table:table-cell table:style-name="ce4" table:formula="of:=([.J47] / 20)" office:value-type="float" office:value="0.575" calcext:value-type="float">
            <text:p>0.58</text:p>
          </table:table-cell>
          <table:table-cell table:style-name="ce4" table:formula="of:=([.K47] / [.$R$7])" office:value-type="float" office:value="5.75" calcext:value-type="float">
            <text:p>5.75</text:p>
          </table:table-cell>
          <table:table-cell table:style-name="ce4" table:formula="of:=([.A47] / [.$R$8])" office:value-type="float" office:value="18" calcext:value-type="float">
            <text:p>18.00</text:p>
          </table:table-cell>
          <table:table-cell table:style-name="ce6" table:formula="of:=(-[.M47]+[.L47])" office:value-type="float" office:value="-12.25" calcext:value-type="float">
            <text:p>-12.25</text:p>
          </table:table-cell>
          <table:table-cell table:number-columns-repeated="4"/>
        </table:table-row>
        <table:table-row table:style-name="ro1"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formula="of:=[.E48] * 1000" office:value-type="float" office:value="1000" calcext:value-type="float">
            <text:p>1000</text:p>
          </table:table-cell>
          <table:table-cell table:style-name="ce4" table:formula="of:=(([.C48] * [.$R$4] / [.$R$6]) * 5000)" office:value-type="float" office:value="2420" calcext:value-type="float">
            <text:p>2420.00</text:p>
          </table:table-cell>
          <table:table-cell table:style-name="ce6" table:formula="of:=(-[.A48] + [.G48])" office:value-type="float" office:value="-6780" calcext:value-type="float">
            <text:p>-6780.00</text:p>
          </table:table-cell>
          <table:table-cell table:style-name="ce8"/>
          <table:table-cell table:style-name="ce4" table:formula="of:=([.D48] * [.$R$4] / [.$R$6]) * 1000" office:value-type="float" office:value="10.5" calcext:value-type="float">
            <text:p>10.50</text:p>
          </table:table-cell>
          <table:table-cell table:style-name="ce4" table:formula="of:=([.J48] / 20)" office:value-type="float" office:value="0.525" calcext:value-type="float">
            <text:p>0.53</text:p>
          </table:table-cell>
          <table:table-cell table:style-name="ce4" table:formula="of:=([.K48] / [.$R$7])" office:value-type="float" office:value="5.25" calcext:value-type="float">
            <text:p>5.25</text:p>
          </table:table-cell>
          <table:table-cell table:style-name="ce4" table:formula="of:=([.A48] / [.$R$8])" office:value-type="float" office:value="18.4" calcext:value-type="float">
            <text:p>18.40</text:p>
          </table:table-cell>
          <table:table-cell table:style-name="ce6" table:formula="of:=(-[.M48]+[.L48])" office:value-type="float" office:value="-13.15" calcext:value-type="float">
            <text:p>-13.15</text:p>
          </table:table-cell>
          <table:table-cell table:number-columns-repeated="4"/>
        </table:table-row>
        <table:table-row table:style-name="ro1">
          <table:table-cell table:style-name="ce2" office:value-type="float" office:value="9400" calcext:value-type="float">
            <text:p>9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formula="of:=[.E49] * 1000" office:value-type="float" office:value="0" calcext:value-type="float">
            <text:p>0</text:p>
          </table:table-cell>
          <table:table-cell table:style-name="ce4" table:formula="of:=(([.C49] * [.$R$4] / [.$R$6]) * 5000)" office:value-type="float" office:value="2430" calcext:value-type="float">
            <text:p>2430.00</text:p>
          </table:table-cell>
          <table:table-cell table:style-name="ce6" table:formula="of:=(-[.A49] + [.G49])" office:value-type="float" office:value="-6970" calcext:value-type="float">
            <text:p>-6970.00</text:p>
          </table:table-cell>
          <table:table-cell table:style-name="ce8"/>
          <table:table-cell table:style-name="ce4" table:formula="of:=([.D49] * [.$R$4] / [.$R$6]) * 1000" office:value-type="float" office:value="18" calcext:value-type="float">
            <text:p>18.00</text:p>
          </table:table-cell>
          <table:table-cell table:style-name="ce4" table:formula="of:=([.J49] / 20)" office:value-type="float" office:value="0.9" calcext:value-type="float">
            <text:p>0.90</text:p>
          </table:table-cell>
          <table:table-cell table:style-name="ce4" table:formula="of:=([.K49] / [.$R$7])" office:value-type="float" office:value="9" calcext:value-type="float">
            <text:p>9.00</text:p>
          </table:table-cell>
          <table:table-cell table:style-name="ce4" table:formula="of:=([.A49] / [.$R$8])" office:value-type="float" office:value="18.8" calcext:value-type="float">
            <text:p>18.80</text:p>
          </table:table-cell>
          <table:table-cell table:style-name="ce6" table:formula="of:=(-[.M49]+[.L49])" office:value-type="float" office:value="-9.8" calcext:value-type="float">
            <text:p>-9.80</text:p>
          </table:table-cell>
          <table:table-cell table:number-columns-repeated="4"/>
        </table:table-row>
        <table:table-row table:style-name="ro1"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formula="of:=[.E50] * 1000" office:value-type="float" office:value="0" calcext:value-type="float">
            <text:p>0</text:p>
          </table:table-cell>
          <table:table-cell table:style-name="ce4" table:formula="of:=(([.C50] * [.$R$4] / [.$R$6]) * 5000)" office:value-type="float" office:value="2427.5" calcext:value-type="float">
            <text:p>2427.50</text:p>
          </table:table-cell>
          <table:table-cell table:style-name="ce6" table:formula="of:=(-[.A50] + [.G50])" office:value-type="float" office:value="-7172.5" calcext:value-type="float">
            <text:p>-7172.50</text:p>
          </table:table-cell>
          <table:table-cell table:style-name="ce8"/>
          <table:table-cell table:style-name="ce4" table:formula="of:=([.D50] * [.$R$4] / [.$R$6]) * 1000" office:value-type="float" office:value="9.5" calcext:value-type="float">
            <text:p>9.50</text:p>
          </table:table-cell>
          <table:table-cell table:style-name="ce4" table:formula="of:=([.J50] / 20)" office:value-type="float" office:value="0.475" calcext:value-type="float">
            <text:p>0.48</text:p>
          </table:table-cell>
          <table:table-cell table:style-name="ce4" table:formula="of:=([.K50] / [.$R$7])" office:value-type="float" office:value="4.75" calcext:value-type="float">
            <text:p>4.75</text:p>
          </table:table-cell>
          <table:table-cell table:style-name="ce4" table:formula="of:=([.A50] / [.$R$8])" office:value-type="float" office:value="19.2" calcext:value-type="float">
            <text:p>19.20</text:p>
          </table:table-cell>
          <table:table-cell table:style-name="ce6" table:formula="of:=(-[.M50]+[.L50])" office:value-type="float" office:value="-14.45" calcext:value-type="float">
            <text:p>-14.45</text:p>
          </table:table-cell>
          <table:table-cell table:number-columns-repeated="4"/>
        </table:table-row>
        <table:table-row table:style-name="ro1"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formula="of:=[.E51] * 1000" office:value-type="float" office:value="0" calcext:value-type="float">
            <text:p>0</text:p>
          </table:table-cell>
          <table:table-cell table:style-name="ce4" table:formula="of:=(([.C51] * [.$R$4] / [.$R$6]) * 5000)" office:value-type="float" office:value="2422.5" calcext:value-type="float">
            <text:p>2422.50</text:p>
          </table:table-cell>
          <table:table-cell table:style-name="ce6" table:formula="of:=(-[.A51] + [.G51])" office:value-type="float" office:value="-7377.5" calcext:value-type="float">
            <text:p>-7377.50</text:p>
          </table:table-cell>
          <table:table-cell table:style-name="ce8"/>
          <table:table-cell table:style-name="ce4" table:formula="of:=([.D51] * [.$R$4] / [.$R$6]) * 1000" office:value-type="float" office:value="7" calcext:value-type="float">
            <text:p>7.00</text:p>
          </table:table-cell>
          <table:table-cell table:style-name="ce4" table:formula="of:=([.J51] / 20)" office:value-type="float" office:value="0.35" calcext:value-type="float">
            <text:p>0.35</text:p>
          </table:table-cell>
          <table:table-cell table:style-name="ce4" table:formula="of:=([.K51] / [.$R$7])" office:value-type="float" office:value="3.5" calcext:value-type="float">
            <text:p>3.50</text:p>
          </table:table-cell>
          <table:table-cell table:style-name="ce4" table:formula="of:=([.A51] / [.$R$8])" office:value-type="float" office:value="19.6" calcext:value-type="float">
            <text:p>19.60</text:p>
          </table:table-cell>
          <table:table-cell table:style-name="ce6" table:formula="of:=(-[.M51]+[.L51])" office:value-type="float" office:value="-16.1" calcext:value-type="float">
            <text:p>-16.10</text:p>
          </table:table-cell>
          <table:table-cell table:number-columns-repeated="4"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lip 2" table:style-name="ta1">
        <table:shapes>
          <draw:frame draw:z-index="0" draw:style-name="gr1" draw:text-style-name="P1" svg:width="1152pt" svg:height="432pt" svg:x="133.88pt" svg:y="720.71pt">
            <loext:p draw:notify-on-update-of-ranges="'Clip 2'.A1:'Clip 2'.A1 'Clip 2'.H2:'Clip 2'.H5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152pt" svg:height="432pt" svg:x="131.78pt" svg:y="1169.21pt">
            <loext:p draw:notify-on-update-of-ranges="'Clip 2'.N2:'Clip 2'.N5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152pt" svg:height="432pt" svg:x="132.04pt" svg:y="1642.65pt">
            <loext:p draw:notify-on-update-of-ranges="'Clip 2'.A1:'Clip 2'.A1 'Clip 2'.G2:'Clip 2'.G51 'Clip 2'.A1:'Clip 2'.A1 'Clip 2'.F2:'Clip 2'.F51 'Clip 2'.A1:'Clip 2'.A1 'Clip 2'.A2:'Clip 2'.A5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152pt" svg:height="432pt" svg:x="126pt" svg:y="2126.47pt">
            <loext:p draw:notify-on-update-of-ranges="'Clip 2'.A1:'Clip 2'.A1 'Clip 2'.L2:'Clip 2'.L51 'Clip 2'.A1:'Clip 2'.A1 'Clip 2'.M2:'Clip 2'.M5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V set [mV]</text:p>
          </table:table-cell>
          <table:table-cell table:style-name="ce1" office:value-type="string" calcext:value-type="string">
            <text:p>I set</text:p>
          </table:table-cell>
          <table:table-cell table:style-name="ce1" office:value-type="string" calcext:value-type="string">
            <text:p>VO_SENSE</text:p>
          </table:table-cell>
          <table:table-cell table:style-name="ce1" office:value-type="string" calcext:value-type="string">
            <text:p>VSENSE</text:p>
          </table:table-cell>
          <table:table-cell table:style-name="ce1" office:value-type="string" calcext:value-type="string">
            <text:p>Clip</text:p>
          </table:table-cell>
          <table:table-cell/>
          <table:table-cell table:style-name="ce3" office:value-type="string" calcext:value-type="string">
            <text:p>V msr [mV]</text:p>
          </table:table-cell>
          <table:table-cell table:style-name="ce3" office:value-type="string" calcext:value-type="string">
            <text:p>Vset – Vmsr [mV]</text:p>
          </table:table-cell>
          <table:table-cell table:style-name="ce7"/>
          <table:table-cell table:style-name="ce3" office:value-type="string" calcext:value-type="string">
            <text:p>I – in volt [mV]</text:p>
          </table:table-cell>
          <table:table-cell table:style-name="ce3" office:value-type="string" calcext:value-type="string">
            <text:p>I – MAX4080 [mV]</text:p>
          </table:table-cell>
          <table:table-cell table:style-name="ce3" office:value-type="string" calcext:value-type="string">
            <text:p>I – R sense [mA]</text:p>
          </table:table-cell>
          <table:table-cell table:style-name="ce3" office:value-type="string" calcext:value-type="string">
            <text:p>I – expected [mA]</text:p>
          </table:table-cell>
          <table:table-cell table:style-name="ce3" office:value-type="string" calcext:value-type="string">
            <text:p>Iexp – Imsr [mA]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[.E2] * 1000" office:value-type="float" office:value="0" calcext:value-type="float">
            <text:p>0</text:p>
          </table:table-cell>
          <table:table-cell table:style-name="ce4" table:formula="of:=(([.C2] * [.$R$4] / [.$R$6]) * 5000)" office:value-type="float" office:value="390" calcext:value-type="float">
            <text:p>390.00</text:p>
          </table:table-cell>
          <table:table-cell table:style-name="ce6" table:formula="of:=(-[.A2] + [.G2])" office:value-type="float" office:value="390" calcext:value-type="float">
            <text:p>390.00</text:p>
          </table:table-cell>
          <table:table-cell table:style-name="ce8"/>
          <table:table-cell table:style-name="ce4" table:formula="of:=([.D2] * [.$R$4] / [.$R$6]) * 1000" office:value-type="float" office:value="1.5" calcext:value-type="float">
            <text:p>1.50</text:p>
          </table:table-cell>
          <table:table-cell table:style-name="ce4" table:formula="of:=([.J2] / 20)" office:value-type="float" office:value="0.075" calcext:value-type="float">
            <text:p>0.08</text:p>
          </table:table-cell>
          <table:table-cell table:style-name="ce4" table:formula="of:=([.K2] / [.$R$7])" office:value-type="float" office:value="0.75" calcext:value-type="float">
            <text:p>0.75</text:p>
          </table:table-cell>
          <table:table-cell table:style-name="ce4" table:formula="of:=([.A2] / [.$R$8])" office:value-type="float" office:value="0" calcext:value-type="float">
            <text:p>0.00</text:p>
          </table:table-cell>
          <table:table-cell table:style-name="ce6" table:formula="of:=(-[.M2]+[.L2])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return value * VREF / N;</text:p>
          </table:table-cell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[.E3] * 1000" office:value-type="float" office:value="0" calcext:value-type="float">
            <text:p>0</text:p>
          </table:table-cell>
          <table:table-cell table:style-name="ce4" table:formula="of:=(([.C3] * [.$R$4] / [.$R$6]) * 5000)" office:value-type="float" office:value="390" calcext:value-type="float">
            <text:p>390.00</text:p>
          </table:table-cell>
          <table:table-cell table:style-name="ce6" table:formula="of:=(-[.A3] + [.G3])" office:value-type="float" office:value="190" calcext:value-type="float">
            <text:p>190.00</text:p>
          </table:table-cell>
          <table:table-cell table:style-name="ce8"/>
          <table:table-cell table:style-name="ce4" table:formula="of:=([.D3] * [.$R$4] / [.$R$6]) * 1000" office:value-type="float" office:value="1.5" calcext:value-type="float">
            <text:p>1.50</text:p>
          </table:table-cell>
          <table:table-cell table:style-name="ce4" table:formula="of:=([.J3] / 20)" office:value-type="float" office:value="0.075" calcext:value-type="float">
            <text:p>0.08</text:p>
          </table:table-cell>
          <table:table-cell table:style-name="ce4" table:formula="of:=([.K3] / [.$R$7])" office:value-type="float" office:value="0.75" calcext:value-type="float">
            <text:p>0.75</text:p>
          </table:table-cell>
          <table:table-cell table:style-name="ce4" table:formula="of:=([.A3] / [.$R$8])" office:value-type="float" office:value="0.4" calcext:value-type="float">
            <text:p>0.40</text:p>
          </table:table-cell>
          <table:table-cell table:style-name="ce6" table:formula="of:=(-[.M3]+[.L3])"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[.E4] * 1000" office:value-type="float" office:value="0" calcext:value-type="float">
            <text:p>0</text:p>
          </table:table-cell>
          <table:table-cell table:style-name="ce4" table:formula="of:=(([.C4] * [.$R$4] / [.$R$6]) * 5000)" office:value-type="float" office:value="400" calcext:value-type="float">
            <text:p>400.00</text:p>
          </table:table-cell>
          <table:table-cell table:style-name="ce6" table:formula="of:=(-[.A4] + [.G4])" office:value-type="float" office:value="0" calcext:value-type="float">
            <text:p>0.00</text:p>
          </table:table-cell>
          <table:table-cell table:style-name="ce8"/>
          <table:table-cell table:style-name="ce4" table:formula="of:=([.D4] * [.$R$4] / [.$R$6]) * 1000" office:value-type="float" office:value="1.5" calcext:value-type="float">
            <text:p>1.50</text:p>
          </table:table-cell>
          <table:table-cell table:style-name="ce4" table:formula="of:=([.J4] / 20)" office:value-type="float" office:value="0.075" calcext:value-type="float">
            <text:p>0.08</text:p>
          </table:table-cell>
          <table:table-cell table:style-name="ce4" table:formula="of:=([.K4] / [.$R$7])" office:value-type="float" office:value="0.75" calcext:value-type="float">
            <text:p>0.75</text:p>
          </table:table-cell>
          <table:table-cell table:style-name="ce4" table:formula="of:=([.A4] / [.$R$8])" office:value-type="float" office:value="0.8" calcext:value-type="float">
            <text:p>0.80</text:p>
          </table:table-cell>
          <table:table-cell table:style-name="ce6" table:formula="of:=(-[.M4]+[.L4])" office:value-type="float" office:value="-0.0500000000000002" calcext:value-type="float">
            <text:p>-0.05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formula="of:=[.E5] * 1000" office:value-type="float" office:value="0" calcext:value-type="float">
            <text:p>0</text:p>
          </table:table-cell>
          <table:table-cell table:style-name="ce4" table:formula="of:=(([.C5] * [.$R$4] / [.$R$6]) * 5000)" office:value-type="float" office:value="600" calcext:value-type="float">
            <text:p>600.00</text:p>
          </table:table-cell>
          <table:table-cell table:style-name="ce6" table:formula="of:=(-[.A5] + [.G5])" office:value-type="float" office:value="0" calcext:value-type="float">
            <text:p>0.00</text:p>
          </table:table-cell>
          <table:table-cell table:style-name="ce8"/>
          <table:table-cell table:style-name="ce4" table:formula="of:=([.D5] * [.$R$4] / [.$R$6]) * 1000" office:value-type="float" office:value="2.5" calcext:value-type="float">
            <text:p>2.50</text:p>
          </table:table-cell>
          <table:table-cell table:style-name="ce4" table:formula="of:=([.J5] / 20)" office:value-type="float" office:value="0.125" calcext:value-type="float">
            <text:p>0.13</text:p>
          </table:table-cell>
          <table:table-cell table:style-name="ce4" table:formula="of:=([.K5] / [.$R$7])" office:value-type="float" office:value="1.25" calcext:value-type="float">
            <text:p>1.25</text:p>
          </table:table-cell>
          <table:table-cell table:style-name="ce4" table:formula="of:=([.A5] / [.$R$8])" office:value-type="float" office:value="1.2" calcext:value-type="float">
            <text:p>1.20</text:p>
          </table:table-cell>
          <table:table-cell table:style-name="ce6" table:formula="of:=(-[.M5]+[.L5])"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formula="of:=[.E6] * 1000" office:value-type="float" office:value="0" calcext:value-type="float">
            <text:p>0</text:p>
          </table:table-cell>
          <table:table-cell table:style-name="ce4" table:formula="of:=(([.C6] * [.$R$4] / [.$R$6]) * 5000)" office:value-type="float" office:value="800" calcext:value-type="float">
            <text:p>800.00</text:p>
          </table:table-cell>
          <table:table-cell table:style-name="ce6" table:formula="of:=(-[.A6] + [.G6])" office:value-type="float" office:value="0" calcext:value-type="float">
            <text:p>0.00</text:p>
          </table:table-cell>
          <table:table-cell table:style-name="ce8"/>
          <table:table-cell table:style-name="ce4" table:formula="of:=([.D6] * [.$R$4] / [.$R$6]) * 1000" office:value-type="float" office:value="4" calcext:value-type="float">
            <text:p>4.00</text:p>
          </table:table-cell>
          <table:table-cell table:style-name="ce4" table:formula="of:=([.J6] / 20)" office:value-type="float" office:value="0.2" calcext:value-type="float">
            <text:p>0.20</text:p>
          </table:table-cell>
          <table:table-cell table:style-name="ce4" table:formula="of:=([.K6] / [.$R$7])" office:value-type="float" office:value="2" calcext:value-type="float">
            <text:p>2.00</text:p>
          </table:table-cell>
          <table:table-cell table:style-name="ce4" table:formula="of:=([.A6] / [.$R$8])" office:value-type="float" office:value="1.6" calcext:value-type="float">
            <text:p>1.60</text:p>
          </table:table-cell>
          <table:table-cell table:style-name="ce6" table:formula="of:=(-[.M6]+[.L6])" office:value-type="float" office:value="0.4" calcext:value-type="float">
            <text:p>0.4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(POWER(2;[.R5]))" office:value-type="float" office:value="4096" calcext:value-type="float">
            <text:p>4096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formula="of:=[.E7] * 1000" office:value-type="float" office:value="0" calcext:value-type="float">
            <text:p>0</text:p>
          </table:table-cell>
          <table:table-cell table:style-name="ce4" table:formula="of:=(([.C7] * [.$R$4] / [.$R$6]) * 5000)" office:value-type="float" office:value="997.5" calcext:value-type="float">
            <text:p>997.50</text:p>
          </table:table-cell>
          <table:table-cell table:style-name="ce6" table:formula="of:=(-[.A7] + [.G7])" office:value-type="float" office:value="-2.5" calcext:value-type="float">
            <text:p>-2.50</text:p>
          </table:table-cell>
          <table:table-cell table:style-name="ce8"/>
          <table:table-cell table:style-name="ce4" table:formula="of:=([.D7] * [.$R$4] / [.$R$6]) * 1000" office:value-type="float" office:value="5" calcext:value-type="float">
            <text:p>5.00</text:p>
          </table:table-cell>
          <table:table-cell table:style-name="ce4" table:formula="of:=([.J7] / 20)" office:value-type="float" office:value="0.25" calcext:value-type="float">
            <text:p>0.25</text:p>
          </table:table-cell>
          <table:table-cell table:style-name="ce4" table:formula="of:=([.K7] / [.$R$7])" office:value-type="float" office:value="2.5" calcext:value-type="float">
            <text:p>2.50</text:p>
          </table:table-cell>
          <table:table-cell table:style-name="ce4" table:formula="of:=([.A7] / [.$R$8])" office:value-type="float" office:value="2" calcext:value-type="float">
            <text:p>2.00</text:p>
          </table:table-cell>
          <table:table-cell table:style-name="ce6" table:formula="of:=(-[.M7]+[.L7])" office:value-type="float" office:value="0.5" calcext:value-type="float">
            <text:p>0.50</text:p>
          </table:table-cell>
          <table:table-cell table:number-columns-repeated="2"/>
          <table:table-cell office:value-type="string" calcext:value-type="string">
            <text:p>R sense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formula="of:=[.E8] * 1000" office:value-type="float" office:value="0" calcext:value-type="float">
            <text:p>0</text:p>
          </table:table-cell>
          <table:table-cell table:style-name="ce4" table:formula="of:=(([.C8] * [.$R$4] / [.$R$6]) * 5000)" office:value-type="float" office:value="1195" calcext:value-type="float">
            <text:p>1195.00</text:p>
          </table:table-cell>
          <table:table-cell table:style-name="ce6" table:formula="of:=(-[.A8] + [.G8])" office:value-type="float" office:value="-5" calcext:value-type="float">
            <text:p>-5.00</text:p>
          </table:table-cell>
          <table:table-cell table:style-name="ce8"/>
          <table:table-cell table:style-name="ce4" table:formula="of:=([.D8] * [.$R$4] / [.$R$6]) * 1000" office:value-type="float" office:value="6" calcext:value-type="float">
            <text:p>6.00</text:p>
          </table:table-cell>
          <table:table-cell table:style-name="ce4" table:formula="of:=([.J8] / 20)" office:value-type="float" office:value="0.3" calcext:value-type="float">
            <text:p>0.30</text:p>
          </table:table-cell>
          <table:table-cell table:style-name="ce4" table:formula="of:=([.K8] / [.$R$7])" office:value-type="float" office:value="3" calcext:value-type="float">
            <text:p>3.00</text:p>
          </table:table-cell>
          <table:table-cell table:style-name="ce4" table:formula="of:=([.A8] / [.$R$8])" office:value-type="float" office:value="2.4" calcext:value-type="float">
            <text:p>2.40</text:p>
          </table:table-cell>
          <table:table-cell table:style-name="ce6" table:formula="of:=(-[.M8]+[.L8])" office:value-type="float" office:value="0.6" calcext:value-type="float">
            <text:p>0.60</text:p>
          </table:table-cell>
          <table:table-cell table:number-columns-repeated="2"/>
          <table:table-cell office:value-type="string" calcext:value-type="string">
            <text:p>R ou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formula="of:=[.E9] * 1000" office:value-type="float" office:value="0" calcext:value-type="float">
            <text:p>0</text:p>
          </table:table-cell>
          <table:table-cell table:style-name="ce4" table:formula="of:=(([.C9] * [.$R$4] / [.$R$6]) * 5000)" office:value-type="float" office:value="1397.5" calcext:value-type="float">
            <text:p>1397.50</text:p>
          </table:table-cell>
          <table:table-cell table:style-name="ce6" table:formula="of:=(-[.A9] + [.G9])" office:value-type="float" office:value="-2.49999999999977" calcext:value-type="float">
            <text:p>-2.50</text:p>
          </table:table-cell>
          <table:table-cell table:style-name="ce8"/>
          <table:table-cell table:style-name="ce4" table:formula="of:=([.D9] * [.$R$4] / [.$R$6]) * 1000" office:value-type="float" office:value="7" calcext:value-type="float">
            <text:p>7.00</text:p>
          </table:table-cell>
          <table:table-cell table:style-name="ce4" table:formula="of:=([.J9] / 20)" office:value-type="float" office:value="0.35" calcext:value-type="float">
            <text:p>0.35</text:p>
          </table:table-cell>
          <table:table-cell table:style-name="ce4" table:formula="of:=([.K9] / [.$R$7])" office:value-type="float" office:value="3.5" calcext:value-type="float">
            <text:p>3.50</text:p>
          </table:table-cell>
          <table:table-cell table:style-name="ce4" table:formula="of:=([.A9] / [.$R$8])" office:value-type="float" office:value="2.8" calcext:value-type="float">
            <text:p>2.80</text:p>
          </table:table-cell>
          <table:table-cell table:style-name="ce6" table:formula="of:=(-[.M9]+[.L9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formula="of:=[.E10] * 1000" office:value-type="float" office:value="0" calcext:value-type="float">
            <text:p>0</text:p>
          </table:table-cell>
          <table:table-cell table:style-name="ce4" table:formula="of:=(([.C10] * [.$R$4] / [.$R$6]) * 5000)" office:value-type="float" office:value="1600" calcext:value-type="float">
            <text:p>1600.00</text:p>
          </table:table-cell>
          <table:table-cell table:style-name="ce6" table:formula="of:=(-[.A10] + [.G10])" office:value-type="float" office:value="0" calcext:value-type="float">
            <text:p>0.00</text:p>
          </table:table-cell>
          <table:table-cell table:style-name="ce8"/>
          <table:table-cell table:style-name="ce4" table:formula="of:=([.D10] * [.$R$4] / [.$R$6]) * 1000" office:value-type="float" office:value="7.5" calcext:value-type="float">
            <text:p>7.50</text:p>
          </table:table-cell>
          <table:table-cell table:style-name="ce4" table:formula="of:=([.J10] / 20)" office:value-type="float" office:value="0.375" calcext:value-type="float">
            <text:p>0.38</text:p>
          </table:table-cell>
          <table:table-cell table:style-name="ce4" table:formula="of:=([.K10] / [.$R$7])" office:value-type="float" office:value="3.75" calcext:value-type="float">
            <text:p>3.75</text:p>
          </table:table-cell>
          <table:table-cell table:style-name="ce4" table:formula="of:=([.A10] / [.$R$8])" office:value-type="float" office:value="3.2" calcext:value-type="float">
            <text:p>3.20</text:p>
          </table:table-cell>
          <table:table-cell table:style-name="ce6" table:formula="of:=(-[.M10]+[.L10])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formula="of:=[.E11] * 1000" office:value-type="float" office:value="0" calcext:value-type="float">
            <text:p>0</text:p>
          </table:table-cell>
          <table:table-cell table:style-name="ce4" table:formula="of:=(([.C11] * [.$R$4] / [.$R$6]) * 5000)" office:value-type="float" office:value="1800" calcext:value-type="float">
            <text:p>1800.00</text:p>
          </table:table-cell>
          <table:table-cell table:style-name="ce6" table:formula="of:=(-[.A11] + [.G11])" office:value-type="float" office:value="0" calcext:value-type="float">
            <text:p>0.00</text:p>
          </table:table-cell>
          <table:table-cell table:style-name="ce8"/>
          <table:table-cell table:style-name="ce4" table:formula="of:=([.D11] * [.$R$4] / [.$R$6]) * 1000" office:value-type="float" office:value="8.5" calcext:value-type="float">
            <text:p>8.50</text:p>
          </table:table-cell>
          <table:table-cell table:style-name="ce4" table:formula="of:=([.J11] / 20)" office:value-type="float" office:value="0.425" calcext:value-type="float">
            <text:p>0.43</text:p>
          </table:table-cell>
          <table:table-cell table:style-name="ce4" table:formula="of:=([.K11] / [.$R$7])" office:value-type="float" office:value="4.25" calcext:value-type="float">
            <text:p>4.25</text:p>
          </table:table-cell>
          <table:table-cell table:style-name="ce4" table:formula="of:=([.A11] / [.$R$8])" office:value-type="float" office:value="3.6" calcext:value-type="float">
            <text:p>3.60</text:p>
          </table:table-cell>
          <table:table-cell table:style-name="ce6" table:formula="of:=(-[.M11]+[.L11])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formula="of:=[.E12] * 1000" office:value-type="float" office:value="0" calcext:value-type="float">
            <text:p>0</text:p>
          </table:table-cell>
          <table:table-cell table:style-name="ce4" table:formula="of:=(([.C12] * [.$R$4] / [.$R$6]) * 5000)" office:value-type="float" office:value="2002.5" calcext:value-type="float">
            <text:p>2002.50</text:p>
          </table:table-cell>
          <table:table-cell table:style-name="ce6" table:formula="of:=(-[.A12] + [.G12])" office:value-type="float" office:value="2.5" calcext:value-type="float">
            <text:p>2.50</text:p>
          </table:table-cell>
          <table:table-cell table:style-name="ce8"/>
          <table:table-cell table:style-name="ce4" table:formula="of:=([.D12] * [.$R$4] / [.$R$6]) * 1000" office:value-type="float" office:value="9.5" calcext:value-type="float">
            <text:p>9.50</text:p>
          </table:table-cell>
          <table:table-cell table:style-name="ce4" table:formula="of:=([.J12] / 20)" office:value-type="float" office:value="0.475" calcext:value-type="float">
            <text:p>0.48</text:p>
          </table:table-cell>
          <table:table-cell table:style-name="ce4" table:formula="of:=([.K12] / [.$R$7])" office:value-type="float" office:value="4.75" calcext:value-type="float">
            <text:p>4.75</text:p>
          </table:table-cell>
          <table:table-cell table:style-name="ce4" table:formula="of:=([.A12] / [.$R$8])" office:value-type="float" office:value="4" calcext:value-type="float">
            <text:p>4.00</text:p>
          </table:table-cell>
          <table:table-cell table:style-name="ce6" table:formula="of:=(-[.M12]+[.L12])" office:value-type="float" office:value="0.749999999999999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formula="of:=[.E13] * 1000" office:value-type="float" office:value="0" calcext:value-type="float">
            <text:p>0</text:p>
          </table:table-cell>
          <table:table-cell table:style-name="ce4" table:formula="of:=(([.C13] * [.$R$4] / [.$R$6]) * 5000)" office:value-type="float" office:value="2200" calcext:value-type="float">
            <text:p>2200.00</text:p>
          </table:table-cell>
          <table:table-cell table:style-name="ce6" table:formula="of:=(-[.A13] + [.G13])" office:value-type="float" office:value="0" calcext:value-type="float">
            <text:p>0.00</text:p>
          </table:table-cell>
          <table:table-cell table:style-name="ce8"/>
          <table:table-cell table:style-name="ce4" table:formula="of:=([.D13] * [.$R$4] / [.$R$6]) * 1000" office:value-type="float" office:value="10" calcext:value-type="float">
            <text:p>10.00</text:p>
          </table:table-cell>
          <table:table-cell table:style-name="ce4" table:formula="of:=([.J13] / 20)" office:value-type="float" office:value="0.5" calcext:value-type="float">
            <text:p>0.50</text:p>
          </table:table-cell>
          <table:table-cell table:style-name="ce4" table:formula="of:=([.K13] / [.$R$7])" office:value-type="float" office:value="5" calcext:value-type="float">
            <text:p>5.00</text:p>
          </table:table-cell>
          <table:table-cell table:style-name="ce4" table:formula="of:=([.A13] / [.$R$8])" office:value-type="float" office:value="4.4" calcext:value-type="float">
            <text:p>4.40</text:p>
          </table:table-cell>
          <table:table-cell table:style-name="ce6" table:formula="of:=(-[.M13]+[.L13])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formula="of:=[.E14] * 1000" office:value-type="float" office:value="0" calcext:value-type="float">
            <text:p>0</text:p>
          </table:table-cell>
          <table:table-cell table:style-name="ce4" table:formula="of:=(([.C14] * [.$R$4] / [.$R$6]) * 5000)" office:value-type="float" office:value="2400" calcext:value-type="float">
            <text:p>2400.00</text:p>
          </table:table-cell>
          <table:table-cell table:style-name="ce6" table:formula="of:=(-[.A14] + [.G14])" office:value-type="float" office:value="0" calcext:value-type="float">
            <text:p>0.00</text:p>
          </table:table-cell>
          <table:table-cell table:style-name="ce8"/>
          <table:table-cell table:style-name="ce4" table:formula="of:=([.D14] * [.$R$4] / [.$R$6]) * 1000" office:value-type="float" office:value="11" calcext:value-type="float">
            <text:p>11.00</text:p>
          </table:table-cell>
          <table:table-cell table:style-name="ce4" table:formula="of:=([.J14] / 20)" office:value-type="float" office:value="0.55" calcext:value-type="float">
            <text:p>0.55</text:p>
          </table:table-cell>
          <table:table-cell table:style-name="ce4" table:formula="of:=([.K14] / [.$R$7])" office:value-type="float" office:value="5.5" calcext:value-type="float">
            <text:p>5.50</text:p>
          </table:table-cell>
          <table:table-cell table:style-name="ce4" table:formula="of:=([.A14] / [.$R$8])" office:value-type="float" office:value="4.8" calcext:value-type="float">
            <text:p>4.80</text:p>
          </table:table-cell>
          <table:table-cell table:style-name="ce6" table:formula="of:=(-[.M14]+[.L14])" office:value-type="float" office:value="0.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formula="of:=[.E15] * 1000" office:value-type="float" office:value="0" calcext:value-type="float">
            <text:p>0</text:p>
          </table:table-cell>
          <table:table-cell table:style-name="ce4" table:formula="of:=(([.C15] * [.$R$4] / [.$R$6]) * 5000)" office:value-type="float" office:value="2600" calcext:value-type="float">
            <text:p>2600.00</text:p>
          </table:table-cell>
          <table:table-cell table:style-name="ce6" table:formula="of:=(-[.A15] + [.G15])" office:value-type="float" office:value="0" calcext:value-type="float">
            <text:p>0.00</text:p>
          </table:table-cell>
          <table:table-cell table:style-name="ce8"/>
          <table:table-cell table:style-name="ce4" table:formula="of:=([.D15] * [.$R$4] / [.$R$6]) * 1000" office:value-type="float" office:value="11.5" calcext:value-type="float">
            <text:p>11.50</text:p>
          </table:table-cell>
          <table:table-cell table:style-name="ce4" table:formula="of:=([.J15] / 20)" office:value-type="float" office:value="0.575" calcext:value-type="float">
            <text:p>0.58</text:p>
          </table:table-cell>
          <table:table-cell table:style-name="ce4" table:formula="of:=([.K15] / [.$R$7])" office:value-type="float" office:value="5.75" calcext:value-type="float">
            <text:p>5.75</text:p>
          </table:table-cell>
          <table:table-cell table:style-name="ce4" table:formula="of:=([.A15] / [.$R$8])" office:value-type="float" office:value="5.2" calcext:value-type="float">
            <text:p>5.20</text:p>
          </table:table-cell>
          <table:table-cell table:style-name="ce6" table:formula="of:=(-[.M15]+[.L15])" office:value-type="float" office:value="0.549999999999999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formula="of:=[.E16] * 1000" office:value-type="float" office:value="0" calcext:value-type="float">
            <text:p>0</text:p>
          </table:table-cell>
          <table:table-cell table:style-name="ce4" table:formula="of:=(([.C16] * [.$R$4] / [.$R$6]) * 5000)" office:value-type="float" office:value="2802.5" calcext:value-type="float">
            <text:p>2802.50</text:p>
          </table:table-cell>
          <table:table-cell table:style-name="ce6" table:formula="of:=(-[.A16] + [.G16])" office:value-type="float" office:value="2.5" calcext:value-type="float">
            <text:p>2.50</text:p>
          </table:table-cell>
          <table:table-cell table:style-name="ce8"/>
          <table:table-cell table:style-name="ce4" table:formula="of:=([.D16] * [.$R$4] / [.$R$6]) * 1000" office:value-type="float" office:value="12.5" calcext:value-type="float">
            <text:p>12.50</text:p>
          </table:table-cell>
          <table:table-cell table:style-name="ce4" table:formula="of:=([.J16] / 20)" office:value-type="float" office:value="0.625" calcext:value-type="float">
            <text:p>0.63</text:p>
          </table:table-cell>
          <table:table-cell table:style-name="ce4" table:formula="of:=([.K16] / [.$R$7])" office:value-type="float" office:value="6.25" calcext:value-type="float">
            <text:p>6.25</text:p>
          </table:table-cell>
          <table:table-cell table:style-name="ce4" table:formula="of:=([.A16] / [.$R$8])" office:value-type="float" office:value="5.6" calcext:value-type="float">
            <text:p>5.60</text:p>
          </table:table-cell>
          <table:table-cell table:style-name="ce6" table:formula="of:=(-[.M16]+[.L16])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formula="of:=[.E17] * 1000" office:value-type="float" office:value="0" calcext:value-type="float">
            <text:p>0</text:p>
          </table:table-cell>
          <table:table-cell table:style-name="ce4" table:formula="of:=(([.C17] * [.$R$4] / [.$R$6]) * 5000)" office:value-type="float" office:value="3002.5" calcext:value-type="float">
            <text:p>3002.50</text:p>
          </table:table-cell>
          <table:table-cell table:style-name="ce6" table:formula="of:=(-[.A17] + [.G17])" office:value-type="float" office:value="2.5" calcext:value-type="float">
            <text:p>2.50</text:p>
          </table:table-cell>
          <table:table-cell table:style-name="ce8"/>
          <table:table-cell table:style-name="ce4" table:formula="of:=([.D17] * [.$R$4] / [.$R$6]) * 1000" office:value-type="float" office:value="13.5" calcext:value-type="float">
            <text:p>13.50</text:p>
          </table:table-cell>
          <table:table-cell table:style-name="ce4" table:formula="of:=([.J17] / 20)" office:value-type="float" office:value="0.675" calcext:value-type="float">
            <text:p>0.68</text:p>
          </table:table-cell>
          <table:table-cell table:style-name="ce4" table:formula="of:=([.K17] / [.$R$7])" office:value-type="float" office:value="6.75" calcext:value-type="float">
            <text:p>6.75</text:p>
          </table:table-cell>
          <table:table-cell table:style-name="ce4" table:formula="of:=([.A17] / [.$R$8])" office:value-type="float" office:value="6" calcext:value-type="float">
            <text:p>6.00</text:p>
          </table:table-cell>
          <table:table-cell table:style-name="ce6" table:formula="of:=(-[.M17]+[.L17])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formula="of:=[.E18] * 1000" office:value-type="float" office:value="0" calcext:value-type="float">
            <text:p>0</text:p>
          </table:table-cell>
          <table:table-cell table:style-name="ce4" table:formula="of:=(([.C18] * [.$R$4] / [.$R$6]) * 5000)" office:value-type="float" office:value="3205" calcext:value-type="float">
            <text:p>3205.00</text:p>
          </table:table-cell>
          <table:table-cell table:style-name="ce6" table:formula="of:=(-[.A18] + [.G18])" office:value-type="float" office:value="5" calcext:value-type="float">
            <text:p>5.00</text:p>
          </table:table-cell>
          <table:table-cell table:style-name="ce8"/>
          <table:table-cell table:style-name="ce4" table:formula="of:=([.D18] * [.$R$4] / [.$R$6]) * 1000" office:value-type="float" office:value="14" calcext:value-type="float">
            <text:p>14.00</text:p>
          </table:table-cell>
          <table:table-cell table:style-name="ce4" table:formula="of:=([.J18] / 20)" office:value-type="float" office:value="0.7" calcext:value-type="float">
            <text:p>0.70</text:p>
          </table:table-cell>
          <table:table-cell table:style-name="ce4" table:formula="of:=([.K18] / [.$R$7])" office:value-type="float" office:value="7" calcext:value-type="float">
            <text:p>7.00</text:p>
          </table:table-cell>
          <table:table-cell table:style-name="ce4" table:formula="of:=([.A18] / [.$R$8])" office:value-type="float" office:value="6.4" calcext:value-type="float">
            <text:p>6.40</text:p>
          </table:table-cell>
          <table:table-cell table:style-name="ce6" table:formula="of:=(-[.M18]+[.L18])" office:value-type="float" office:value="0.599999999999999" calcext:value-type="float">
            <text:p>0.60</text:p>
          </table:table-cell>
          <table:table-cell table:number-columns-repeated="4"/>
        </table:table-row>
        <table:table-row table:style-name="ro1"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formula="of:=[.E19] * 1000" office:value-type="float" office:value="0" calcext:value-type="float">
            <text:p>0</text:p>
          </table:table-cell>
          <table:table-cell table:style-name="ce4" table:formula="of:=(([.C19] * [.$R$4] / [.$R$6]) * 5000)" office:value-type="float" office:value="3405" calcext:value-type="float">
            <text:p>3405.00</text:p>
          </table:table-cell>
          <table:table-cell table:style-name="ce6" table:formula="of:=(-[.A19] + [.G19])" office:value-type="float" office:value="5.00000000000046" calcext:value-type="float">
            <text:p>5.00</text:p>
          </table:table-cell>
          <table:table-cell table:style-name="ce8"/>
          <table:table-cell table:style-name="ce4" table:formula="of:=([.D19] * [.$R$4] / [.$R$6]) * 1000" office:value-type="float" office:value="15.5" calcext:value-type="float">
            <text:p>15.50</text:p>
          </table:table-cell>
          <table:table-cell table:style-name="ce4" table:formula="of:=([.J19] / 20)" office:value-type="float" office:value="0.775" calcext:value-type="float">
            <text:p>0.78</text:p>
          </table:table-cell>
          <table:table-cell table:style-name="ce4" table:formula="of:=([.K19] / [.$R$7])" office:value-type="float" office:value="7.75" calcext:value-type="float">
            <text:p>7.75</text:p>
          </table:table-cell>
          <table:table-cell table:style-name="ce4" table:formula="of:=([.A19] / [.$R$8])" office:value-type="float" office:value="6.8" calcext:value-type="float">
            <text:p>6.80</text:p>
          </table:table-cell>
          <table:table-cell table:style-name="ce6" table:formula="of:=(-[.M19]+[.L19])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2" calcext:value-type="float">
            <text:p>14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formula="of:=[.E20] * 1000" office:value-type="float" office:value="0" calcext:value-type="float">
            <text:p>0</text:p>
          </table:table-cell>
          <table:table-cell table:style-name="ce4" table:formula="of:=(([.C20] * [.$R$4] / [.$R$6]) * 5000)" office:value-type="float" office:value="3605" calcext:value-type="float">
            <text:p>3605.00</text:p>
          </table:table-cell>
          <table:table-cell table:style-name="ce6" table:formula="of:=(-[.A20] + [.G20])" office:value-type="float" office:value="5" calcext:value-type="float">
            <text:p>5.00</text:p>
          </table:table-cell>
          <table:table-cell table:style-name="ce8"/>
          <table:table-cell table:style-name="ce4" table:formula="of:=([.D20] * [.$R$4] / [.$R$6]) * 1000" office:value-type="float" office:value="16" calcext:value-type="float">
            <text:p>16.00</text:p>
          </table:table-cell>
          <table:table-cell table:style-name="ce4" table:formula="of:=([.J20] / 20)" office:value-type="float" office:value="0.8" calcext:value-type="float">
            <text:p>0.80</text:p>
          </table:table-cell>
          <table:table-cell table:style-name="ce4" table:formula="of:=([.K20] / [.$R$7])" office:value-type="float" office:value="8" calcext:value-type="float">
            <text:p>8.00</text:p>
          </table:table-cell>
          <table:table-cell table:style-name="ce4" table:formula="of:=([.A20] / [.$R$8])" office:value-type="float" office:value="7.2" calcext:value-type="float">
            <text:p>7.20</text:p>
          </table:table-cell>
          <table:table-cell table:style-name="ce6" table:formula="of:=(-[.M20]+[.L20])" office:value-type="float" office:value="0.8" calcext:value-type="float">
            <text:p>0.80</text:p>
          </table:table-cell>
          <table:table-cell table:number-columns-repeated="4"/>
        </table:table-row>
        <table:table-row table:style-name="ro1"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formula="of:=[.E21] * 1000" office:value-type="float" office:value="0" calcext:value-type="float">
            <text:p>0</text:p>
          </table:table-cell>
          <table:table-cell table:style-name="ce4" table:formula="of:=(([.C21] * [.$R$4] / [.$R$6]) * 5000)" office:value-type="float" office:value="3807.5" calcext:value-type="float">
            <text:p>3807.50</text:p>
          </table:table-cell>
          <table:table-cell table:style-name="ce6" table:formula="of:=(-[.A21] + [.G21])" office:value-type="float" office:value="7.50000000000046" calcext:value-type="float">
            <text:p>7.50</text:p>
          </table:table-cell>
          <table:table-cell table:style-name="ce8"/>
          <table:table-cell table:style-name="ce4" table:formula="of:=([.D21] * [.$R$4] / [.$R$6]) * 1000" office:value-type="float" office:value="17" calcext:value-type="float">
            <text:p>17.00</text:p>
          </table:table-cell>
          <table:table-cell table:style-name="ce4" table:formula="of:=([.J21] / 20)" office:value-type="float" office:value="0.85" calcext:value-type="float">
            <text:p>0.85</text:p>
          </table:table-cell>
          <table:table-cell table:style-name="ce4" table:formula="of:=([.K21] / [.$R$7])" office:value-type="float" office:value="8.5" calcext:value-type="float">
            <text:p>8.50</text:p>
          </table:table-cell>
          <table:table-cell table:style-name="ce4" table:formula="of:=([.A21] / [.$R$8])" office:value-type="float" office:value="7.6" calcext:value-type="float">
            <text:p>7.60</text:p>
          </table:table-cell>
          <table:table-cell table:style-name="ce6" table:formula="of:=(-[.M21]+[.L21])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3" calcext:value-type="float">
            <text:p>160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formula="of:=[.E22] * 1000" office:value-type="float" office:value="0" calcext:value-type="float">
            <text:p>0</text:p>
          </table:table-cell>
          <table:table-cell table:style-name="ce4" table:formula="of:=(([.C22] * [.$R$4] / [.$R$6]) * 5000)" office:value-type="float" office:value="4007.5" calcext:value-type="float">
            <text:p>4007.50</text:p>
          </table:table-cell>
          <table:table-cell table:style-name="ce6" table:formula="of:=(-[.A22] + [.G22])" office:value-type="float" office:value="7.5" calcext:value-type="float">
            <text:p>7.50</text:p>
          </table:table-cell>
          <table:table-cell table:style-name="ce8"/>
          <table:table-cell table:style-name="ce4" table:formula="of:=([.D22] * [.$R$4] / [.$R$6]) * 1000" office:value-type="float" office:value="17.5" calcext:value-type="float">
            <text:p>17.50</text:p>
          </table:table-cell>
          <table:table-cell table:style-name="ce4" table:formula="of:=([.J22] / 20)" office:value-type="float" office:value="0.875" calcext:value-type="float">
            <text:p>0.88</text:p>
          </table:table-cell>
          <table:table-cell table:style-name="ce4" table:formula="of:=([.K22] / [.$R$7])" office:value-type="float" office:value="8.75" calcext:value-type="float">
            <text:p>8.75</text:p>
          </table:table-cell>
          <table:table-cell table:style-name="ce4" table:formula="of:=([.A22] / [.$R$8])" office:value-type="float" office:value="8" calcext:value-type="float">
            <text:p>8.00</text:p>
          </table:table-cell>
          <table:table-cell table:style-name="ce6" table:formula="of:=(-[.M22]+[.L22])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formula="of:=[.E23] * 1000" office:value-type="float" office:value="0" calcext:value-type="float">
            <text:p>0</text:p>
          </table:table-cell>
          <table:table-cell table:style-name="ce4" table:formula="of:=(([.C23] * [.$R$4] / [.$R$6]) * 5000)" office:value-type="float" office:value="4210" calcext:value-type="float">
            <text:p>4210.00</text:p>
          </table:table-cell>
          <table:table-cell table:style-name="ce6" table:formula="of:=(-[.A23] + [.G23])" office:value-type="float" office:value="10" calcext:value-type="float">
            <text:p>10.00</text:p>
          </table:table-cell>
          <table:table-cell table:style-name="ce8"/>
          <table:table-cell table:style-name="ce4" table:formula="of:=([.D23] * [.$R$4] / [.$R$6]) * 1000" office:value-type="float" office:value="18.5" calcext:value-type="float">
            <text:p>18.50</text:p>
          </table:table-cell>
          <table:table-cell table:style-name="ce4" table:formula="of:=([.J23] / 20)" office:value-type="float" office:value="0.925" calcext:value-type="float">
            <text:p>0.93</text:p>
          </table:table-cell>
          <table:table-cell table:style-name="ce4" table:formula="of:=([.K23] / [.$R$7])" office:value-type="float" office:value="9.25" calcext:value-type="float">
            <text:p>9.25</text:p>
          </table:table-cell>
          <table:table-cell table:style-name="ce4" table:formula="of:=([.A23] / [.$R$8])" office:value-type="float" office:value="8.4" calcext:value-type="float">
            <text:p>8.40</text:p>
          </table:table-cell>
          <table:table-cell table:style-name="ce6" table:formula="of:=(-[.M23]+[.L23])"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formula="of:=[.E24] * 1000" office:value-type="float" office:value="0" calcext:value-type="float">
            <text:p>0</text:p>
          </table:table-cell>
          <table:table-cell table:style-name="ce4" table:formula="of:=(([.C24] * [.$R$4] / [.$R$6]) * 5000)" office:value-type="float" office:value="4407.5" calcext:value-type="float">
            <text:p>4407.50</text:p>
          </table:table-cell>
          <table:table-cell table:style-name="ce6" table:formula="of:=(-[.A24] + [.G24])" office:value-type="float" office:value="7.5" calcext:value-type="float">
            <text:p>7.50</text:p>
          </table:table-cell>
          <table:table-cell table:style-name="ce8"/>
          <table:table-cell table:style-name="ce4" table:formula="of:=([.D24] * [.$R$4] / [.$R$6]) * 1000" office:value-type="float" office:value="19.5" calcext:value-type="float">
            <text:p>19.50</text:p>
          </table:table-cell>
          <table:table-cell table:style-name="ce4" table:formula="of:=([.J24] / 20)" office:value-type="float" office:value="0.975" calcext:value-type="float">
            <text:p>0.98</text:p>
          </table:table-cell>
          <table:table-cell table:style-name="ce4" table:formula="of:=([.K24] / [.$R$7])" office:value-type="float" office:value="9.75" calcext:value-type="float">
            <text:p>9.75</text:p>
          </table:table-cell>
          <table:table-cell table:style-name="ce4" table:formula="of:=([.A24] / [.$R$8])" office:value-type="float" office:value="8.8" calcext:value-type="float">
            <text:p>8.80</text:p>
          </table:table-cell>
          <table:table-cell table:style-name="ce6" table:formula="of:=(-[.M24]+[.L24])" office:value-type="float" office:value="0.949999999999999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formula="of:=[.E25] * 1000" office:value-type="float" office:value="0" calcext:value-type="float">
            <text:p>0</text:p>
          </table:table-cell>
          <table:table-cell table:style-name="ce4" table:formula="of:=(([.C25] * [.$R$4] / [.$R$6]) * 5000)" office:value-type="float" office:value="4607.5" calcext:value-type="float">
            <text:p>4607.50</text:p>
          </table:table-cell>
          <table:table-cell table:style-name="ce6" table:formula="of:=(-[.A25] + [.G25])" office:value-type="float" office:value="7.5" calcext:value-type="float">
            <text:p>7.50</text:p>
          </table:table-cell>
          <table:table-cell table:style-name="ce8"/>
          <table:table-cell table:style-name="ce4" table:formula="of:=([.D25] * [.$R$4] / [.$R$6]) * 1000" office:value-type="float" office:value="20" calcext:value-type="float">
            <text:p>20.00</text:p>
          </table:table-cell>
          <table:table-cell table:style-name="ce4" table:formula="of:=([.J25] / 20)" office:value-type="float" office:value="1" calcext:value-type="float">
            <text:p>1.00</text:p>
          </table:table-cell>
          <table:table-cell table:style-name="ce4" table:formula="of:=([.K25] / [.$R$7])" office:value-type="float" office:value="10" calcext:value-type="float">
            <text:p>10.00</text:p>
          </table:table-cell>
          <table:table-cell table:style-name="ce4" table:formula="of:=([.A25] / [.$R$8])" office:value-type="float" office:value="9.2" calcext:value-type="float">
            <text:p>9.20</text:p>
          </table:table-cell>
          <table:table-cell table:style-name="ce6" table:formula="of:=(-[.M25]+[.L25])" office:value-type="float" office:value="0.800000000000001" calcext:value-type="float">
            <text:p>0.80</text:p>
          </table:table-cell>
          <table:table-cell table:number-columns-repeated="4"/>
        </table:table-row>
        <table:table-row table:style-name="ro1"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formula="of:=[.E26] * 1000" office:value-type="float" office:value="0" calcext:value-type="float">
            <text:p>0</text:p>
          </table:table-cell>
          <table:table-cell table:style-name="ce4" table:formula="of:=(([.C26] * [.$R$4] / [.$R$6]) * 5000)" office:value-type="float" office:value="4812.5" calcext:value-type="float">
            <text:p>4812.50</text:p>
          </table:table-cell>
          <table:table-cell table:style-name="ce6" table:formula="of:=(-[.A26] + [.G26])" office:value-type="float" office:value="12.5" calcext:value-type="float">
            <text:p>12.50</text:p>
          </table:table-cell>
          <table:table-cell table:style-name="ce8"/>
          <table:table-cell table:style-name="ce4" table:formula="of:=([.D26] * [.$R$4] / [.$R$6]) * 1000" office:value-type="float" office:value="21" calcext:value-type="float">
            <text:p>21.00</text:p>
          </table:table-cell>
          <table:table-cell table:style-name="ce4" table:formula="of:=([.J26] / 20)" office:value-type="float" office:value="1.05" calcext:value-type="float">
            <text:p>1.05</text:p>
          </table:table-cell>
          <table:table-cell table:style-name="ce4" table:formula="of:=([.K26] / [.$R$7])" office:value-type="float" office:value="10.5" calcext:value-type="float">
            <text:p>10.50</text:p>
          </table:table-cell>
          <table:table-cell table:style-name="ce4" table:formula="of:=([.A26] / [.$R$8])" office:value-type="float" office:value="9.6" calcext:value-type="float">
            <text:p>9.60</text:p>
          </table:table-cell>
          <table:table-cell table:style-name="ce6" table:formula="of:=(-[.M26]+[.L26])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formula="of:=[.E27] * 1000" office:value-type="float" office:value="0" calcext:value-type="float">
            <text:p>0</text:p>
          </table:table-cell>
          <table:table-cell table:style-name="ce4" table:formula="of:=(([.C27] * [.$R$4] / [.$R$6]) * 5000)" office:value-type="float" office:value="5005" calcext:value-type="float">
            <text:p>5005.00</text:p>
          </table:table-cell>
          <table:table-cell table:style-name="ce6" table:formula="of:=(-[.A27] + [.G27])" office:value-type="float" office:value="5.00000000000091" calcext:value-type="float">
            <text:p>5.00</text:p>
          </table:table-cell>
          <table:table-cell table:style-name="ce8"/>
          <table:table-cell table:style-name="ce4" table:formula="of:=([.D27] * [.$R$4] / [.$R$6]) * 1000" office:value-type="float" office:value="22" calcext:value-type="float">
            <text:p>22.00</text:p>
          </table:table-cell>
          <table:table-cell table:style-name="ce4" table:formula="of:=([.J27] / 20)" office:value-type="float" office:value="1.1" calcext:value-type="float">
            <text:p>1.10</text:p>
          </table:table-cell>
          <table:table-cell table:style-name="ce4" table:formula="of:=([.K27] / [.$R$7])" office:value-type="float" office:value="11" calcext:value-type="float">
            <text:p>11.00</text:p>
          </table:table-cell>
          <table:table-cell table:style-name="ce4" table:formula="of:=([.A27] / [.$R$8])" office:value-type="float" office:value="10" calcext:value-type="float">
            <text:p>10.00</text:p>
          </table:table-cell>
          <table:table-cell table:style-name="ce6" table:formula="of:=(-[.M27]+[.L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formula="of:=[.E28] * 1000" office:value-type="float" office:value="0" calcext:value-type="float">
            <text:p>0</text:p>
          </table:table-cell>
          <table:table-cell table:style-name="ce4" table:formula="of:=(([.C28] * [.$R$4] / [.$R$6]) * 5000)" office:value-type="float" office:value="5207.5" calcext:value-type="float">
            <text:p>5207.50</text:p>
          </table:table-cell>
          <table:table-cell table:style-name="ce6" table:formula="of:=(-[.A28] + [.G28])" office:value-type="float" office:value="7.50000000000091" calcext:value-type="float">
            <text:p>7.50</text:p>
          </table:table-cell>
          <table:table-cell table:style-name="ce8"/>
          <table:table-cell table:style-name="ce4" table:formula="of:=([.D28] * [.$R$4] / [.$R$6]) * 1000" office:value-type="float" office:value="22.5" calcext:value-type="float">
            <text:p>22.50</text:p>
          </table:table-cell>
          <table:table-cell table:style-name="ce4" table:formula="of:=([.J28] / 20)" office:value-type="float" office:value="1.125" calcext:value-type="float">
            <text:p>1.13</text:p>
          </table:table-cell>
          <table:table-cell table:style-name="ce4" table:formula="of:=([.K28] / [.$R$7])" office:value-type="float" office:value="11.25" calcext:value-type="float">
            <text:p>11.25</text:p>
          </table:table-cell>
          <table:table-cell table:style-name="ce4" table:formula="of:=([.A28] / [.$R$8])" office:value-type="float" office:value="10.4" calcext:value-type="float">
            <text:p>10.40</text:p>
          </table:table-cell>
          <table:table-cell table:style-name="ce6" table:formula="of:=(-[.M28]+[.L28])"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formula="of:=[.E29] * 1000" office:value-type="float" office:value="0" calcext:value-type="float">
            <text:p>0</text:p>
          </table:table-cell>
          <table:table-cell table:style-name="ce4" table:formula="of:=(([.C29] * [.$R$4] / [.$R$6]) * 5000)" office:value-type="float" office:value="5415" calcext:value-type="float">
            <text:p>5415.00</text:p>
          </table:table-cell>
          <table:table-cell table:style-name="ce6" table:formula="of:=(-[.A29] + [.G29])" office:value-type="float" office:value="15" calcext:value-type="float">
            <text:p>15.00</text:p>
          </table:table-cell>
          <table:table-cell table:style-name="ce8"/>
          <table:table-cell table:style-name="ce4" table:formula="of:=([.D29] * [.$R$4] / [.$R$6]) * 1000" office:value-type="float" office:value="23.5" calcext:value-type="float">
            <text:p>23.50</text:p>
          </table:table-cell>
          <table:table-cell table:style-name="ce4" table:formula="of:=([.J29] / 20)" office:value-type="float" office:value="1.175" calcext:value-type="float">
            <text:p>1.18</text:p>
          </table:table-cell>
          <table:table-cell table:style-name="ce4" table:formula="of:=([.K29] / [.$R$7])" office:value-type="float" office:value="11.75" calcext:value-type="float">
            <text:p>11.75</text:p>
          </table:table-cell>
          <table:table-cell table:style-name="ce4" table:formula="of:=([.A29] / [.$R$8])" office:value-type="float" office:value="10.8" calcext:value-type="float">
            <text:p>10.80</text:p>
          </table:table-cell>
          <table:table-cell table:style-name="ce6" table:formula="of:=(-[.M29]+[.L29])" office:value-type="float" office:value="0.949999999999999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formula="of:=[.E30] * 1000" office:value-type="float" office:value="0" calcext:value-type="float">
            <text:p>0</text:p>
          </table:table-cell>
          <table:table-cell table:style-name="ce4" table:formula="of:=(([.C30] * [.$R$4] / [.$R$6]) * 5000)" office:value-type="float" office:value="5602.5" calcext:value-type="float">
            <text:p>5602.50</text:p>
          </table:table-cell>
          <table:table-cell table:style-name="ce6" table:formula="of:=(-[.A30] + [.G30])" office:value-type="float" office:value="2.5" calcext:value-type="float">
            <text:p>2.50</text:p>
          </table:table-cell>
          <table:table-cell table:style-name="ce8"/>
          <table:table-cell table:style-name="ce4" table:formula="of:=([.D30] * [.$R$4] / [.$R$6]) * 1000" office:value-type="float" office:value="24" calcext:value-type="float">
            <text:p>24.00</text:p>
          </table:table-cell>
          <table:table-cell table:style-name="ce4" table:formula="of:=([.J30] / 20)" office:value-type="float" office:value="1.2" calcext:value-type="float">
            <text:p>1.20</text:p>
          </table:table-cell>
          <table:table-cell table:style-name="ce4" table:formula="of:=([.K30] / [.$R$7])" office:value-type="float" office:value="12" calcext:value-type="float">
            <text:p>12.00</text:p>
          </table:table-cell>
          <table:table-cell table:style-name="ce4" table:formula="of:=([.A30] / [.$R$8])" office:value-type="float" office:value="11.2" calcext:value-type="float">
            <text:p>11.20</text:p>
          </table:table-cell>
          <table:table-cell table:style-name="ce6" table:formula="of:=(-[.M30]+[.L30])" office:value-type="float" office:value="0.799999999999999" calcext:value-type="float">
            <text:p>0.80</text:p>
          </table:table-cell>
          <table:table-cell table:number-columns-repeated="4"/>
        </table:table-row>
        <table:table-row table:style-name="ro1"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25" calcext:value-type="float">
            <text:p>23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formula="of:=[.E31] * 1000" office:value-type="float" office:value="0" calcext:value-type="float">
            <text:p>0</text:p>
          </table:table-cell>
          <table:table-cell table:style-name="ce4" table:formula="of:=(([.C31] * [.$R$4] / [.$R$6]) * 5000)" office:value-type="float" office:value="5812.5" calcext:value-type="float">
            <text:p>5812.50</text:p>
          </table:table-cell>
          <table:table-cell table:style-name="ce6" table:formula="of:=(-[.A31] + [.G31])" office:value-type="float" office:value="12.5" calcext:value-type="float">
            <text:p>12.50</text:p>
          </table:table-cell>
          <table:table-cell table:style-name="ce8"/>
          <table:table-cell table:style-name="ce4" table:formula="of:=([.D31] * [.$R$4] / [.$R$6]) * 1000" office:value-type="float" office:value="25" calcext:value-type="float">
            <text:p>25.00</text:p>
          </table:table-cell>
          <table:table-cell table:style-name="ce4" table:formula="of:=([.J31] / 20)" office:value-type="float" office:value="1.25" calcext:value-type="float">
            <text:p>1.25</text:p>
          </table:table-cell>
          <table:table-cell table:style-name="ce4" table:formula="of:=([.K31] / [.$R$7])" office:value-type="float" office:value="12.5" calcext:value-type="float">
            <text:p>12.50</text:p>
          </table:table-cell>
          <table:table-cell table:style-name="ce4" table:formula="of:=([.A31] / [.$R$8])" office:value-type="float" office:value="11.6" calcext:value-type="float">
            <text:p>11.60</text:p>
          </table:table-cell>
          <table:table-cell table:style-name="ce6" table:formula="of:=(-[.M31]+[.L31])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5" calcext:value-type="float">
            <text:p>240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formula="of:=[.E32] * 1000" office:value-type="float" office:value="0" calcext:value-type="float">
            <text:p>0</text:p>
          </table:table-cell>
          <table:table-cell table:style-name="ce4" table:formula="of:=(([.C32] * [.$R$4] / [.$R$6]) * 5000)" office:value-type="float" office:value="6012.5" calcext:value-type="float">
            <text:p>6012.50</text:p>
          </table:table-cell>
          <table:table-cell table:style-name="ce6" table:formula="of:=(-[.A32] + [.G32])" office:value-type="float" office:value="12.5000000000009" calcext:value-type="float">
            <text:p>12.50</text:p>
          </table:table-cell>
          <table:table-cell table:style-name="ce8"/>
          <table:table-cell table:style-name="ce4" table:formula="of:=([.D32] * [.$R$4] / [.$R$6]) * 1000" office:value-type="float" office:value="26" calcext:value-type="float">
            <text:p>26.00</text:p>
          </table:table-cell>
          <table:table-cell table:style-name="ce4" table:formula="of:=([.J32] / 20)" office:value-type="float" office:value="1.3" calcext:value-type="float">
            <text:p>1.30</text:p>
          </table:table-cell>
          <table:table-cell table:style-name="ce4" table:formula="of:=([.K32] / [.$R$7])" office:value-type="float" office:value="13" calcext:value-type="float">
            <text:p>13.00</text:p>
          </table:table-cell>
          <table:table-cell table:style-name="ce4" table:formula="of:=([.A32] / [.$R$8])" office:value-type="float" office:value="12" calcext:value-type="float">
            <text:p>12.00</text:p>
          </table:table-cell>
          <table:table-cell table:style-name="ce6" table:formula="of:=(-[.M32]+[.L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84" calcext:value-type="float">
            <text:p>248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formula="of:=[.E33] * 1000" office:value-type="float" office:value="0" calcext:value-type="float">
            <text:p>0</text:p>
          </table:table-cell>
          <table:table-cell table:style-name="ce4" table:formula="of:=(([.C33] * [.$R$4] / [.$R$6]) * 5000)" office:value-type="float" office:value="6210" calcext:value-type="float">
            <text:p>6210.00</text:p>
          </table:table-cell>
          <table:table-cell table:style-name="ce6" table:formula="of:=(-[.A33] + [.G33])" office:value-type="float" office:value="10" calcext:value-type="float">
            <text:p>10.00</text:p>
          </table:table-cell>
          <table:table-cell table:style-name="ce8"/>
          <table:table-cell table:style-name="ce4" table:formula="of:=([.D33] * [.$R$4] / [.$R$6]) * 1000" office:value-type="float" office:value="27" calcext:value-type="float">
            <text:p>27.00</text:p>
          </table:table-cell>
          <table:table-cell table:style-name="ce4" table:formula="of:=([.J33] / 20)" office:value-type="float" office:value="1.35" calcext:value-type="float">
            <text:p>1.35</text:p>
          </table:table-cell>
          <table:table-cell table:style-name="ce4" table:formula="of:=([.K33] / [.$R$7])" office:value-type="float" office:value="13.5" calcext:value-type="float">
            <text:p>13.50</text:p>
          </table:table-cell>
          <table:table-cell table:style-name="ce4" table:formula="of:=([.A33] / [.$R$8])" office:value-type="float" office:value="12.4" calcext:value-type="float">
            <text:p>12.40</text:p>
          </table:table-cell>
          <table:table-cell table:style-name="ce6" table:formula="of:=(-[.M33]+[.L33])" office:value-type="float" office:value="1.1" calcext:value-type="float">
            <text:p>1.10</text:p>
          </table:table-cell>
          <table:table-cell table:number-columns-repeated="4"/>
        </table:table-row>
        <table:table-row table:style-name="ro1"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68" calcext:value-type="float">
            <text:p>256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formula="of:=[.E34] * 1000" office:value-type="float" office:value="0" calcext:value-type="float">
            <text:p>0</text:p>
          </table:table-cell>
          <table:table-cell table:style-name="ce4" table:formula="of:=(([.C34] * [.$R$4] / [.$R$6]) * 5000)" office:value-type="float" office:value="6420" calcext:value-type="float">
            <text:p>6420.00</text:p>
          </table:table-cell>
          <table:table-cell table:style-name="ce6" table:formula="of:=(-[.A34] + [.G34])" office:value-type="float" office:value="20" calcext:value-type="float">
            <text:p>20.00</text:p>
          </table:table-cell>
          <table:table-cell table:style-name="ce8"/>
          <table:table-cell table:style-name="ce4" table:formula="of:=([.D34] * [.$R$4] / [.$R$6]) * 1000" office:value-type="float" office:value="27.5" calcext:value-type="float">
            <text:p>27.50</text:p>
          </table:table-cell>
          <table:table-cell table:style-name="ce4" table:formula="of:=([.J34] / 20)" office:value-type="float" office:value="1.375" calcext:value-type="float">
            <text:p>1.38</text:p>
          </table:table-cell>
          <table:table-cell table:style-name="ce4" table:formula="of:=([.K34] / [.$R$7])" office:value-type="float" office:value="13.75" calcext:value-type="float">
            <text:p>13.75</text:p>
          </table:table-cell>
          <table:table-cell table:style-name="ce4" table:formula="of:=([.A34] / [.$R$8])" office:value-type="float" office:value="12.8" calcext:value-type="float">
            <text:p>12.80</text:p>
          </table:table-cell>
          <table:table-cell table:style-name="ce6" table:formula="of:=(-[.M34]+[.L34])" office:value-type="float" office:value="0.949999999999999" calcext:value-type="float">
            <text:p>0.95</text:p>
          </table:table-cell>
          <table:table-cell table:number-columns-repeated="4"/>
        </table:table-row>
        <table:table-row table:style-name="ro1"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45" calcext:value-type="float">
            <text:p>26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formula="of:=[.E35] * 1000" office:value-type="float" office:value="0" calcext:value-type="float">
            <text:p>0</text:p>
          </table:table-cell>
          <table:table-cell table:style-name="ce4" table:formula="of:=(([.C35] * [.$R$4] / [.$R$6]) * 5000)" office:value-type="float" office:value="6612.5" calcext:value-type="float">
            <text:p>6612.50</text:p>
          </table:table-cell>
          <table:table-cell table:style-name="ce6" table:formula="of:=(-[.A35] + [.G35])" office:value-type="float" office:value="12.5" calcext:value-type="float">
            <text:p>12.50</text:p>
          </table:table-cell>
          <table:table-cell table:style-name="ce8"/>
          <table:table-cell table:style-name="ce4" table:formula="of:=([.D35] * [.$R$4] / [.$R$6]) * 1000" office:value-type="float" office:value="28.5" calcext:value-type="float">
            <text:p>28.50</text:p>
          </table:table-cell>
          <table:table-cell table:style-name="ce4" table:formula="of:=([.J35] / 20)" office:value-type="float" office:value="1.425" calcext:value-type="float">
            <text:p>1.43</text:p>
          </table:table-cell>
          <table:table-cell table:style-name="ce4" table:formula="of:=([.K35] / [.$R$7])" office:value-type="float" office:value="14.25" calcext:value-type="float">
            <text:p>14.25</text:p>
          </table:table-cell>
          <table:table-cell table:style-name="ce4" table:formula="of:=([.A35] / [.$R$8])" office:value-type="float" office:value="13.2" calcext:value-type="float">
            <text:p>13.20</text:p>
          </table:table-cell>
          <table:table-cell table:style-name="ce6" table:formula="of:=(-[.M35]+[.L35])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formula="of:=[.E36] * 1000" office:value-type="float" office:value="0" calcext:value-type="float">
            <text:p>0</text:p>
          </table:table-cell>
          <table:table-cell table:style-name="ce4" table:formula="of:=(([.C36] * [.$R$4] / [.$R$6]) * 5000)" office:value-type="float" office:value="6812.5" calcext:value-type="float">
            <text:p>6812.50</text:p>
          </table:table-cell>
          <table:table-cell table:style-name="ce6" table:formula="of:=(-[.A36] + [.G36])" office:value-type="float" office:value="12.5" calcext:value-type="float">
            <text:p>12.50</text:p>
          </table:table-cell>
          <table:table-cell table:style-name="ce8"/>
          <table:table-cell table:style-name="ce4" table:formula="of:=([.D36] * [.$R$4] / [.$R$6]) * 1000" office:value-type="float" office:value="29.5" calcext:value-type="float">
            <text:p>29.50</text:p>
          </table:table-cell>
          <table:table-cell table:style-name="ce4" table:formula="of:=([.J36] / 20)" office:value-type="float" office:value="1.475" calcext:value-type="float">
            <text:p>1.48</text:p>
          </table:table-cell>
          <table:table-cell table:style-name="ce4" table:formula="of:=([.K36] / [.$R$7])" office:value-type="float" office:value="14.75" calcext:value-type="float">
            <text:p>14.75</text:p>
          </table:table-cell>
          <table:table-cell table:style-name="ce4" table:formula="of:=([.A36] / [.$R$8])" office:value-type="float" office:value="13.6" calcext:value-type="float">
            <text:p>13.60</text:p>
          </table:table-cell>
          <table:table-cell table:style-name="ce6" table:formula="of:=(-[.M36]+[.L36])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6" calcext:value-type="float">
            <text:p>280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formula="of:=[.E37] * 1000" office:value-type="float" office:value="0" calcext:value-type="float">
            <text:p>0</text:p>
          </table:table-cell>
          <table:table-cell table:style-name="ce4" table:formula="of:=(([.C37] * [.$R$4] / [.$R$6]) * 5000)" office:value-type="float" office:value="7015" calcext:value-type="float">
            <text:p>7015.00</text:p>
          </table:table-cell>
          <table:table-cell table:style-name="ce6" table:formula="of:=(-[.A37] + [.G37])" office:value-type="float" office:value="15" calcext:value-type="float">
            <text:p>15.00</text:p>
          </table:table-cell>
          <table:table-cell table:style-name="ce8"/>
          <table:table-cell table:style-name="ce4" table:formula="of:=([.D37] * [.$R$4] / [.$R$6]) * 1000" office:value-type="float" office:value="30" calcext:value-type="float">
            <text:p>30.00</text:p>
          </table:table-cell>
          <table:table-cell table:style-name="ce4" table:formula="of:=([.J37] / 20)" office:value-type="float" office:value="1.5" calcext:value-type="float">
            <text:p>1.50</text:p>
          </table:table-cell>
          <table:table-cell table:style-name="ce4" table:formula="of:=([.K37] / [.$R$7])" office:value-type="float" office:value="15" calcext:value-type="float">
            <text:p>15.00</text:p>
          </table:table-cell>
          <table:table-cell table:style-name="ce4" table:formula="of:=([.A37] / [.$R$8])" office:value-type="float" office:value="14" calcext:value-type="float">
            <text:p>14.00</text:p>
          </table:table-cell>
          <table:table-cell table:style-name="ce6" table:formula="of:=(-[.M37]+[.L3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83" calcext:value-type="float">
            <text:p>288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formula="of:=[.E38] * 1000" office:value-type="float" office:value="0" calcext:value-type="float">
            <text:p>0</text:p>
          </table:table-cell>
          <table:table-cell table:style-name="ce4" table:formula="of:=(([.C38] * [.$R$4] / [.$R$6]) * 5000)" office:value-type="float" office:value="7207.5" calcext:value-type="float">
            <text:p>7207.50</text:p>
          </table:table-cell>
          <table:table-cell table:style-name="ce6" table:formula="of:=(-[.A38] + [.G38])" office:value-type="float" office:value="7.5" calcext:value-type="float">
            <text:p>7.50</text:p>
          </table:table-cell>
          <table:table-cell table:style-name="ce8"/>
          <table:table-cell table:style-name="ce4" table:formula="of:=([.D38] * [.$R$4] / [.$R$6]) * 1000" office:value-type="float" office:value="32" calcext:value-type="float">
            <text:p>32.00</text:p>
          </table:table-cell>
          <table:table-cell table:style-name="ce4" table:formula="of:=([.J38] / 20)" office:value-type="float" office:value="1.6" calcext:value-type="float">
            <text:p>1.60</text:p>
          </table:table-cell>
          <table:table-cell table:style-name="ce4" table:formula="of:=([.K38] / [.$R$7])" office:value-type="float" office:value="16" calcext:value-type="float">
            <text:p>16.00</text:p>
          </table:table-cell>
          <table:table-cell table:style-name="ce4" table:formula="of:=([.A38] / [.$R$8])" office:value-type="float" office:value="14.4" calcext:value-type="float">
            <text:p>14.40</text:p>
          </table:table-cell>
          <table:table-cell table:style-name="ce6" table:formula="of:=(-[.M38]+[.L38])" office:value-type="float" office:value="1.6" calcext:value-type="float">
            <text:p>1.60</text:p>
          </table:table-cell>
          <table:table-cell table:number-columns-repeated="4"/>
        </table:table-row>
        <table:table-row table:style-name="ro1"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67" calcext:value-type="float">
            <text:p>296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formula="of:=[.E39] * 1000" office:value-type="float" office:value="0" calcext:value-type="float">
            <text:p>0</text:p>
          </table:table-cell>
          <table:table-cell table:style-name="ce4" table:formula="of:=(([.C39] * [.$R$4] / [.$R$6]) * 5000)" office:value-type="float" office:value="7417.5" calcext:value-type="float">
            <text:p>7417.50</text:p>
          </table:table-cell>
          <table:table-cell table:style-name="ce6" table:formula="of:=(-[.A39] + [.G39])" office:value-type="float" office:value="17.5" calcext:value-type="float">
            <text:p>17.50</text:p>
          </table:table-cell>
          <table:table-cell table:style-name="ce8"/>
          <table:table-cell table:style-name="ce4" table:formula="of:=([.D39] * [.$R$4] / [.$R$6]) * 1000" office:value-type="float" office:value="32" calcext:value-type="float">
            <text:p>32.00</text:p>
          </table:table-cell>
          <table:table-cell table:style-name="ce4" table:formula="of:=([.J39] / 20)" office:value-type="float" office:value="1.6" calcext:value-type="float">
            <text:p>1.60</text:p>
          </table:table-cell>
          <table:table-cell table:style-name="ce4" table:formula="of:=([.K39] / [.$R$7])" office:value-type="float" office:value="16" calcext:value-type="float">
            <text:p>16.00</text:p>
          </table:table-cell>
          <table:table-cell table:style-name="ce4" table:formula="of:=([.A39] / [.$R$8])" office:value-type="float" office:value="14.8" calcext:value-type="float">
            <text:p>14.80</text:p>
          </table:table-cell>
          <table:table-cell table:style-name="ce6" table:formula="of:=(-[.M39]+[.L39])" office:value-type="float" office:value="1.2" calcext:value-type="float">
            <text:p>1.20</text:p>
          </table:table-cell>
          <table:table-cell table:number-columns-repeated="4"/>
        </table:table-row>
        <table:table-row table:style-name="ro1"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formula="of:=[.E40] * 1000" office:value-type="float" office:value="0" calcext:value-type="float">
            <text:p>0</text:p>
          </table:table-cell>
          <table:table-cell table:style-name="ce4" table:formula="of:=(([.C40] * [.$R$4] / [.$R$6]) * 5000)" office:value-type="float" office:value="7612.5" calcext:value-type="float">
            <text:p>7612.50</text:p>
          </table:table-cell>
          <table:table-cell table:style-name="ce6" table:formula="of:=(-[.A40] + [.G40])" office:value-type="float" office:value="12.5" calcext:value-type="float">
            <text:p>12.50</text:p>
          </table:table-cell>
          <table:table-cell table:style-name="ce8"/>
          <table:table-cell table:style-name="ce4" table:formula="of:=([.D40] * [.$R$4] / [.$R$6]) * 1000" office:value-type="float" office:value="32.5" calcext:value-type="float">
            <text:p>32.50</text:p>
          </table:table-cell>
          <table:table-cell table:style-name="ce4" table:formula="of:=([.J40] / 20)" office:value-type="float" office:value="1.625" calcext:value-type="float">
            <text:p>1.63</text:p>
          </table:table-cell>
          <table:table-cell table:style-name="ce4" table:formula="of:=([.K40] / [.$R$7])" office:value-type="float" office:value="16.25" calcext:value-type="float">
            <text:p>16.25</text:p>
          </table:table-cell>
          <table:table-cell table:style-name="ce4" table:formula="of:=([.A40] / [.$R$8])" office:value-type="float" office:value="15.2" calcext:value-type="float">
            <text:p>15.20</text:p>
          </table:table-cell>
          <table:table-cell table:style-name="ce6" table:formula="of:=(-[.M40]+[.L40])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2" office:value-type="float" office:value="7800" calcext:value-type="float">
            <text:p>7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25" calcext:value-type="float">
            <text:p>312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formula="of:=[.E41] * 1000" office:value-type="float" office:value="0" calcext:value-type="float">
            <text:p>0</text:p>
          </table:table-cell>
          <table:table-cell table:style-name="ce4" table:formula="of:=(([.C41] * [.$R$4] / [.$R$6]) * 5000)" office:value-type="float" office:value="7812.5" calcext:value-type="float">
            <text:p>7812.50</text:p>
          </table:table-cell>
          <table:table-cell table:style-name="ce6" table:formula="of:=(-[.A41] + [.G41])" office:value-type="float" office:value="12.5" calcext:value-type="float">
            <text:p>12.50</text:p>
          </table:table-cell>
          <table:table-cell table:style-name="ce8"/>
          <table:table-cell table:style-name="ce4" table:formula="of:=([.D41] * [.$R$4] / [.$R$6]) * 1000" office:value-type="float" office:value="33.5" calcext:value-type="float">
            <text:p>33.50</text:p>
          </table:table-cell>
          <table:table-cell table:style-name="ce4" table:formula="of:=([.J41] / 20)" office:value-type="float" office:value="1.675" calcext:value-type="float">
            <text:p>1.68</text:p>
          </table:table-cell>
          <table:table-cell table:style-name="ce4" table:formula="of:=([.K41] / [.$R$7])" office:value-type="float" office:value="16.75" calcext:value-type="float">
            <text:p>16.75</text:p>
          </table:table-cell>
          <table:table-cell table:style-name="ce4" table:formula="of:=([.A41] / [.$R$8])" office:value-type="float" office:value="15.6" calcext:value-type="float">
            <text:p>15.60</text:p>
          </table:table-cell>
          <table:table-cell table:style-name="ce6" table:formula="of:=(-[.M41]+[.L41])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10" calcext:value-type="float">
            <text:p>321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formula="of:=[.E42] * 1000" office:value-type="float" office:value="0" calcext:value-type="float">
            <text:p>0</text:p>
          </table:table-cell>
          <table:table-cell table:style-name="ce4" table:formula="of:=(([.C42] * [.$R$4] / [.$R$6]) * 5000)" office:value-type="float" office:value="8025" calcext:value-type="float">
            <text:p>8025.00</text:p>
          </table:table-cell>
          <table:table-cell table:style-name="ce6" table:formula="of:=(-[.A42] + [.G42])" office:value-type="float" office:value="25" calcext:value-type="float">
            <text:p>25.00</text:p>
          </table:table-cell>
          <table:table-cell table:style-name="ce8"/>
          <table:table-cell table:style-name="ce4" table:formula="of:=([.D42] * [.$R$4] / [.$R$6]) * 1000" office:value-type="float" office:value="34.5" calcext:value-type="float">
            <text:p>34.50</text:p>
          </table:table-cell>
          <table:table-cell table:style-name="ce4" table:formula="of:=([.J42] / 20)" office:value-type="float" office:value="1.725" calcext:value-type="float">
            <text:p>1.73</text:p>
          </table:table-cell>
          <table:table-cell table:style-name="ce4" table:formula="of:=([.K42] / [.$R$7])" office:value-type="float" office:value="17.25" calcext:value-type="float">
            <text:p>17.25</text:p>
          </table:table-cell>
          <table:table-cell table:style-name="ce4" table:formula="of:=([.A42] / [.$R$8])" office:value-type="float" office:value="16" calcext:value-type="float">
            <text:p>16.00</text:p>
          </table:table-cell>
          <table:table-cell table:style-name="ce6" table:formula="of:=(-[.M42]+[.L42])"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85" calcext:value-type="float">
            <text:p>328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formula="of:=[.E43] * 1000" office:value-type="float" office:value="0" calcext:value-type="float">
            <text:p>0</text:p>
          </table:table-cell>
          <table:table-cell table:style-name="ce4" table:formula="of:=(([.C43] * [.$R$4] / [.$R$6]) * 5000)" office:value-type="float" office:value="8212.5" calcext:value-type="float">
            <text:p>8212.50</text:p>
          </table:table-cell>
          <table:table-cell table:style-name="ce6" table:formula="of:=(-[.A43] + [.G43])" office:value-type="float" office:value="12.5" calcext:value-type="float">
            <text:p>12.50</text:p>
          </table:table-cell>
          <table:table-cell table:style-name="ce8"/>
          <table:table-cell table:style-name="ce4" table:formula="of:=([.D43] * [.$R$4] / [.$R$6]) * 1000" office:value-type="float" office:value="35" calcext:value-type="float">
            <text:p>35.00</text:p>
          </table:table-cell>
          <table:table-cell table:style-name="ce4" table:formula="of:=([.J43] / 20)" office:value-type="float" office:value="1.75" calcext:value-type="float">
            <text:p>1.75</text:p>
          </table:table-cell>
          <table:table-cell table:style-name="ce4" table:formula="of:=([.K43] / [.$R$7])" office:value-type="float" office:value="17.5" calcext:value-type="float">
            <text:p>17.50</text:p>
          </table:table-cell>
          <table:table-cell table:style-name="ce4" table:formula="of:=([.A43] / [.$R$8])" office:value-type="float" office:value="16.4" calcext:value-type="float">
            <text:p>16.40</text:p>
          </table:table-cell>
          <table:table-cell table:style-name="ce6" table:formula="of:=(-[.M43]+[.L43])" office:value-type="float" office:value="1.1" calcext:value-type="float">
            <text:p>1.10</text:p>
          </table:table-cell>
          <table:table-cell table:number-columns-repeated="4"/>
        </table:table-row>
        <table:table-row table:style-name="ro1"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30" calcext:value-type="float">
            <text:p>333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formula="of:=[.E44] * 1000" office:value-type="float" office:value="0" calcext:value-type="float">
            <text:p>0</text:p>
          </table:table-cell>
          <table:table-cell table:style-name="ce4" table:formula="of:=(([.C44] * [.$R$4] / [.$R$6]) * 5000)" office:value-type="float" office:value="8325" calcext:value-type="float">
            <text:p>8325.00</text:p>
          </table:table-cell>
          <table:table-cell table:style-name="ce6" table:formula="of:=(-[.A44] + [.G44])" office:value-type="float" office:value="-75" calcext:value-type="float">
            <text:p>-75.00</text:p>
          </table:table-cell>
          <table:table-cell table:style-name="ce8"/>
          <table:table-cell table:style-name="ce4" table:formula="of:=([.D44] * [.$R$4] / [.$R$6]) * 1000" office:value-type="float" office:value="36" calcext:value-type="float">
            <text:p>36.00</text:p>
          </table:table-cell>
          <table:table-cell table:style-name="ce4" table:formula="of:=([.J44] / 20)" office:value-type="float" office:value="1.8" calcext:value-type="float">
            <text:p>1.80</text:p>
          </table:table-cell>
          <table:table-cell table:style-name="ce4" table:formula="of:=([.K44] / [.$R$7])" office:value-type="float" office:value="18" calcext:value-type="float">
            <text:p>18.00</text:p>
          </table:table-cell>
          <table:table-cell table:style-name="ce4" table:formula="of:=([.A44] / [.$R$8])" office:value-type="float" office:value="16.8" calcext:value-type="float">
            <text:p>16.80</text:p>
          </table:table-cell>
          <table:table-cell table:style-name="ce6" table:formula="of:=(-[.M44]+[.L44])" office:value-type="float" office:value="1.2" calcext:value-type="float">
            <text:p>1.20</text:p>
          </table:table-cell>
          <table:table-cell table:number-columns-repeated="4"/>
        </table:table-row>
        <table:table-row table:style-name="ro1"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formula="of:=[.E45] * 1000" office:value-type="float" office:value="1000" calcext:value-type="float">
            <text:p>1000</text:p>
          </table:table-cell>
          <table:table-cell table:style-name="ce4" table:formula="of:=(([.C45] * [.$R$4] / [.$R$6]) * 5000)" office:value-type="float" office:value="8335" calcext:value-type="float">
            <text:p>8335.00</text:p>
          </table:table-cell>
          <table:table-cell table:style-name="ce6" table:formula="of:=(-[.A45] + [.G45])" office:value-type="float" office:value="-265" calcext:value-type="float">
            <text:p>-265.00</text:p>
          </table:table-cell>
          <table:table-cell table:style-name="ce8"/>
          <table:table-cell table:style-name="ce4" table:formula="of:=([.D45] * [.$R$4] / [.$R$6]) * 1000" office:value-type="float" office:value="36.5" calcext:value-type="float">
            <text:p>36.50</text:p>
          </table:table-cell>
          <table:table-cell table:style-name="ce4" table:formula="of:=([.J45] / 20)" office:value-type="float" office:value="1.825" calcext:value-type="float">
            <text:p>1.83</text:p>
          </table:table-cell>
          <table:table-cell table:style-name="ce4" table:formula="of:=([.K45] / [.$R$7])" office:value-type="float" office:value="18.25" calcext:value-type="float">
            <text:p>18.25</text:p>
          </table:table-cell>
          <table:table-cell table:style-name="ce4" table:formula="of:=([.A45] / [.$R$8])" office:value-type="float" office:value="17.2" calcext:value-type="float">
            <text:p>17.20</text:p>
          </table:table-cell>
          <table:table-cell table:style-name="ce6" table:formula="of:=(-[.M45]+[.L45])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2" office:value-type="float" office:value="8800" calcext:value-type="float">
            <text:p>8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33" calcext:value-type="float">
            <text:p>333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formula="of:=[.E46] * 1000" office:value-type="float" office:value="1000" calcext:value-type="float">
            <text:p>1000</text:p>
          </table:table-cell>
          <table:table-cell table:style-name="ce4" table:formula="of:=(([.C46] * [.$R$4] / [.$R$6]) * 5000)" office:value-type="float" office:value="8332.5" calcext:value-type="float">
            <text:p>8332.50</text:p>
          </table:table-cell>
          <table:table-cell table:style-name="ce6" table:formula="of:=(-[.A46] + [.G46])" office:value-type="float" office:value="-467.5" calcext:value-type="float">
            <text:p>-467.50</text:p>
          </table:table-cell>
          <table:table-cell table:style-name="ce8"/>
          <table:table-cell table:style-name="ce4" table:formula="of:=([.D46] * [.$R$4] / [.$R$6]) * 1000" office:value-type="float" office:value="36" calcext:value-type="float">
            <text:p>36.00</text:p>
          </table:table-cell>
          <table:table-cell table:style-name="ce4" table:formula="of:=([.J46] / 20)" office:value-type="float" office:value="1.8" calcext:value-type="float">
            <text:p>1.80</text:p>
          </table:table-cell>
          <table:table-cell table:style-name="ce4" table:formula="of:=([.K46] / [.$R$7])" office:value-type="float" office:value="18" calcext:value-type="float">
            <text:p>18.00</text:p>
          </table:table-cell>
          <table:table-cell table:style-name="ce4" table:formula="of:=([.A46] / [.$R$8])" office:value-type="float" office:value="17.6" calcext:value-type="float">
            <text:p>17.60</text:p>
          </table:table-cell>
          <table:table-cell table:style-name="ce6" table:formula="of:=(-[.M46]+[.L46])" office:value-type="float" office:value="0.399999999999999" calcext:value-type="float">
            <text:p>0.40</text:p>
          </table:table-cell>
          <table:table-cell table:number-columns-repeated="4"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32" calcext:value-type="float">
            <text:p>333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formula="of:=[.E47] * 1000" office:value-type="float" office:value="1000" calcext:value-type="float">
            <text:p>1000</text:p>
          </table:table-cell>
          <table:table-cell table:style-name="ce4" table:formula="of:=(([.C47] * [.$R$4] / [.$R$6]) * 5000)" office:value-type="float" office:value="8330" calcext:value-type="float">
            <text:p>8330.00</text:p>
          </table:table-cell>
          <table:table-cell table:style-name="ce6" table:formula="of:=(-[.A47] + [.G47])" office:value-type="float" office:value="-670" calcext:value-type="float">
            <text:p>-670.00</text:p>
          </table:table-cell>
          <table:table-cell table:style-name="ce8"/>
          <table:table-cell table:style-name="ce4" table:formula="of:=([.D47] * [.$R$4] / [.$R$6]) * 1000" office:value-type="float" office:value="35" calcext:value-type="float">
            <text:p>35.00</text:p>
          </table:table-cell>
          <table:table-cell table:style-name="ce4" table:formula="of:=([.J47] / 20)" office:value-type="float" office:value="1.75" calcext:value-type="float">
            <text:p>1.75</text:p>
          </table:table-cell>
          <table:table-cell table:style-name="ce4" table:formula="of:=([.K47] / [.$R$7])" office:value-type="float" office:value="17.5" calcext:value-type="float">
            <text:p>17.50</text:p>
          </table:table-cell>
          <table:table-cell table:style-name="ce4" table:formula="of:=([.A47] / [.$R$8])" office:value-type="float" office:value="18" calcext:value-type="float">
            <text:p>18.00</text:p>
          </table:table-cell>
          <table:table-cell table:style-name="ce6" table:formula="of:=(-[.M47]+[.L47])" office:value-type="float" office:value="-0.5" calcext:value-type="float">
            <text:p>-0.50</text:p>
          </table:table-cell>
          <table:table-cell table:number-columns-repeated="4"/>
        </table:table-row>
        <table:table-row table:style-name="ro1"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32" calcext:value-type="float">
            <text:p>333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formula="of:=[.E48] * 1000" office:value-type="float" office:value="0" calcext:value-type="float">
            <text:p>0</text:p>
          </table:table-cell>
          <table:table-cell table:style-name="ce4" table:formula="of:=(([.C48] * [.$R$4] / [.$R$6]) * 5000)" office:value-type="float" office:value="8330" calcext:value-type="float">
            <text:p>8330.00</text:p>
          </table:table-cell>
          <table:table-cell table:style-name="ce6" table:formula="of:=(-[.A48] + [.G48])" office:value-type="float" office:value="-870" calcext:value-type="float">
            <text:p>-870.00</text:p>
          </table:table-cell>
          <table:table-cell table:style-name="ce8"/>
          <table:table-cell table:style-name="ce4" table:formula="of:=([.D48] * [.$R$4] / [.$R$6]) * 1000" office:value-type="float" office:value="35" calcext:value-type="float">
            <text:p>35.00</text:p>
          </table:table-cell>
          <table:table-cell table:style-name="ce4" table:formula="of:=([.J48] / 20)" office:value-type="float" office:value="1.75" calcext:value-type="float">
            <text:p>1.75</text:p>
          </table:table-cell>
          <table:table-cell table:style-name="ce4" table:formula="of:=([.K48] / [.$R$7])" office:value-type="float" office:value="17.5" calcext:value-type="float">
            <text:p>17.50</text:p>
          </table:table-cell>
          <table:table-cell table:style-name="ce4" table:formula="of:=([.A48] / [.$R$8])" office:value-type="float" office:value="18.4" calcext:value-type="float">
            <text:p>18.40</text:p>
          </table:table-cell>
          <table:table-cell table:style-name="ce6" table:formula="of:=(-[.M48]+[.L48])" office:value-type="float" office:value="-0.899999999999999" calcext:value-type="float">
            <text:p>-0.90</text:p>
          </table:table-cell>
          <table:table-cell table:number-columns-repeated="4"/>
        </table:table-row>
        <table:table-row table:style-name="ro1">
          <table:table-cell table:style-name="ce2" office:value-type="float" office:value="9400" calcext:value-type="float">
            <text:p>9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32" calcext:value-type="float">
            <text:p>333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formula="of:=[.E49] * 1000" office:value-type="float" office:value="1000" calcext:value-type="float">
            <text:p>1000</text:p>
          </table:table-cell>
          <table:table-cell table:style-name="ce4" table:formula="of:=(([.C49] * [.$R$4] / [.$R$6]) * 5000)" office:value-type="float" office:value="8330" calcext:value-type="float">
            <text:p>8330.00</text:p>
          </table:table-cell>
          <table:table-cell table:style-name="ce6" table:formula="of:=(-[.A49] + [.G49])" office:value-type="float" office:value="-1070" calcext:value-type="float">
            <text:p>-1070.00</text:p>
          </table:table-cell>
          <table:table-cell table:style-name="ce8"/>
          <table:table-cell table:style-name="ce4" table:formula="of:=([.D49] * [.$R$4] / [.$R$6]) * 1000" office:value-type="float" office:value="37" calcext:value-type="float">
            <text:p>37.00</text:p>
          </table:table-cell>
          <table:table-cell table:style-name="ce4" table:formula="of:=([.J49] / 20)" office:value-type="float" office:value="1.85" calcext:value-type="float">
            <text:p>1.85</text:p>
          </table:table-cell>
          <table:table-cell table:style-name="ce4" table:formula="of:=([.K49] / [.$R$7])" office:value-type="float" office:value="18.5" calcext:value-type="float">
            <text:p>18.50</text:p>
          </table:table-cell>
          <table:table-cell table:style-name="ce4" table:formula="of:=([.A49] / [.$R$8])" office:value-type="float" office:value="18.8" calcext:value-type="float">
            <text:p>18.80</text:p>
          </table:table-cell>
          <table:table-cell table:style-name="ce6" table:formula="of:=(-[.M49]+[.L49])" office:value-type="float" office:value="-0.300000000000001" calcext:value-type="float">
            <text:p>-0.30</text:p>
          </table:table-cell>
          <table:table-cell table:number-columns-repeated="4"/>
        </table:table-row>
        <table:table-row table:style-name="ro1"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30" calcext:value-type="float">
            <text:p>333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formula="of:=[.E50] * 1000" office:value-type="float" office:value="1000" calcext:value-type="float">
            <text:p>1000</text:p>
          </table:table-cell>
          <table:table-cell table:style-name="ce4" table:formula="of:=(([.C50] * [.$R$4] / [.$R$6]) * 5000)" office:value-type="float" office:value="8325" calcext:value-type="float">
            <text:p>8325.00</text:p>
          </table:table-cell>
          <table:table-cell table:style-name="ce6" table:formula="of:=(-[.A50] + [.G50])" office:value-type="float" office:value="-1275" calcext:value-type="float">
            <text:p>-1275.00</text:p>
          </table:table-cell>
          <table:table-cell table:style-name="ce8"/>
          <table:table-cell table:style-name="ce4" table:formula="of:=([.D50] * [.$R$4] / [.$R$6]) * 1000" office:value-type="float" office:value="35" calcext:value-type="float">
            <text:p>35.00</text:p>
          </table:table-cell>
          <table:table-cell table:style-name="ce4" table:formula="of:=([.J50] / 20)" office:value-type="float" office:value="1.75" calcext:value-type="float">
            <text:p>1.75</text:p>
          </table:table-cell>
          <table:table-cell table:style-name="ce4" table:formula="of:=([.K50] / [.$R$7])" office:value-type="float" office:value="17.5" calcext:value-type="float">
            <text:p>17.50</text:p>
          </table:table-cell>
          <table:table-cell table:style-name="ce4" table:formula="of:=([.A50] / [.$R$8])" office:value-type="float" office:value="19.2" calcext:value-type="float">
            <text:p>19.20</text:p>
          </table:table-cell>
          <table:table-cell table:style-name="ce6" table:formula="of:=(-[.M50]+[.L50])" office:value-type="float" office:value="-1.7" calcext:value-type="float">
            <text:p>-1.70</text:p>
          </table:table-cell>
          <table:table-cell table:number-columns-repeated="4"/>
        </table:table-row>
        <table:table-row table:style-name="ro1"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formula="of:=[.E51] * 1000" office:value-type="float" office:value="0" calcext:value-type="float">
            <text:p>0</text:p>
          </table:table-cell>
          <table:table-cell table:style-name="ce4" table:formula="of:=(([.C51] * [.$R$4] / [.$R$6]) * 5000)" office:value-type="float" office:value="8335" calcext:value-type="float">
            <text:p>8335.00</text:p>
          </table:table-cell>
          <table:table-cell table:style-name="ce6" table:formula="of:=(-[.A51] + [.G51])" office:value-type="float" office:value="-1465" calcext:value-type="float">
            <text:p>-1465.00</text:p>
          </table:table-cell>
          <table:table-cell table:style-name="ce8"/>
          <table:table-cell table:style-name="ce4" table:formula="of:=([.D51] * [.$R$4] / [.$R$6]) * 1000" office:value-type="float" office:value="36.5" calcext:value-type="float">
            <text:p>36.50</text:p>
          </table:table-cell>
          <table:table-cell table:style-name="ce4" table:formula="of:=([.J51] / 20)" office:value-type="float" office:value="1.825" calcext:value-type="float">
            <text:p>1.83</text:p>
          </table:table-cell>
          <table:table-cell table:style-name="ce4" table:formula="of:=([.K51] / [.$R$7])" office:value-type="float" office:value="18.25" calcext:value-type="float">
            <text:p>18.25</text:p>
          </table:table-cell>
          <table:table-cell table:style-name="ce4" table:formula="of:=([.A51] / [.$R$8])" office:value-type="float" office:value="19.6" calcext:value-type="float">
            <text:p>19.60</text:p>
          </table:table-cell>
          <table:table-cell table:style-name="ce6" table:formula="of:=(-[.M51]+[.L51])" office:value-type="float" office:value="-1.35" calcext:value-type="float">
            <text:p>-1.35</text:p>
          </table:table-cell>
          <table:table-cell table:number-columns-repeated="4"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3:05:33.903370621</meta:creation-date>
    <dc:date>2018-03-27T00:29:48.795894735</dc:date>
    <meta:editing-duration>PT32M44S</meta:editing-duration>
    <meta:editing-cycles>9</meta:editing-cycles>
    <meta:generator>LibreOffice/5.1.6.2$Linux_X86_64 LibreOffice_project/10m0$Build-2</meta:generator>
    <meta:document-statistic meta:table-count="4" meta:cell-count="2592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8.967cm" svg:y="0.44cm" chart:style-name="ch2">
          <text:p>Voltage error</text:p>
        </chart:title>
        <chart:subtitle svg:x="19.205cm" svg:y="1.523cm" chart:style-name="ch3">
          <text:p>Vset - Vmsr</text:p>
        </chart:subtitle>
        <chart:plot-area chart:style-name="ch4" table:cell-range-address="'Rout 1000'.A1:'Rout 1000'.A1 'Rout 1000'.H2:'Rout 1000'.H51" chart:data-source-has-labels="row" svg:x="1.823cm" svg:y="2.51cm" svg:width="38.006cm" svg:height="12.427cm">
          <chartooo:coordinate-region svg:x="3.212cm" svg:y="2.709cm" svg:width="36.431cm" svg:height="12.029cm"/>
          <chart:axis chart:dimension="x" chart:name="primary-x" chart:style-name="ch5"/>
          <chart:axis chart:dimension="y" chart:name="primary-y" chart:style-name="ch6">
            <chart:title svg:x="0.451cm" svg:y="9.243cm" chart:style-name="ch7">
              <text:p>V [mV]</text:p>
            </chart:title>
            <chart:grid chart:style-name="ch8" chart:class="major"/>
          </chart:axis>
          <chart:series chart:style-name="ch9" chart:values-cell-range-address="'Rout 1000'.H2:'Rout 1000'.H51" chart:label-cell-address="'Rout 1000'.A1:'Rout 1000'.A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Rout 1000'.A1:'Rout 1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7.5">
                <text:p>657.5</text:p>
                <draw:g>
                  <svg:desc>'Rout 1000'.H2:'Rout 1000'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49999999999977">
                <text:p>-2.49999999999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0000000000046">
                <text:p>5.00000000000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0000000000046">
                <text:p>7.50000000000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0000000000091">
                <text:p>5.00000000000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0000000000091">
                <text:p>7.50000000000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color="#ff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8.954cm" svg:y="0.44cm" chart:style-name="ch2">
          <text:p>Current error</text:p>
        </chart:title>
        <chart:subtitle svg:x="19.31cm" svg:y="1.523cm" chart:style-name="ch3">
          <text:p>Iexp - Imsr</text:p>
        </chart:subtitle>
        <chart:plot-area chart:style-name="ch4" table:cell-range-address="'Clip 1'.N2:'Clip 1'.N51" svg:x="1.823cm" svg:y="2.51cm" svg:width="38.006cm" svg:height="12.427cm">
          <chartooo:coordinate-region svg:x="3.027cm" svg:y="2.709cm" svg:width="36.615cm" svg:height="12.029cm"/>
          <chart:axis chart:dimension="x" chart:name="primary-x" chart:style-name="ch5"/>
          <chart:axis chart:dimension="y" chart:name="primary-y" chart:style-name="ch6">
            <chart:title svg:x="0.451cm" svg:y="9.177cm" chart:style-name="ch7">
              <text:p>I [mA]</text:p>
            </chart:title>
            <chart:grid chart:style-name="ch8" chart:class="major"/>
          </chart:axis>
          <chart:series chart:style-name="ch9" chart:values-cell-range-address="'Clip 1'.N2:'Clip 1'.N51" chart:class="chart:line">
            <chart:regression-curve chart:style-name="ch10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Clip 1'.N2:'Clip 1'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00000000000002">
                <text:p>-0.050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65">
                <text:p>-4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00000000000001">
                <text:p>-0.60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15">
                <text:p>-6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85">
                <text:p>-7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05">
                <text:p>-7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95">
                <text:p>-3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.95">
                <text:p>-9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.15">
                <text:p>-12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3.45">
                <text:p>-13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.65">
                <text:p>-7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85">
                <text:p>-9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15">
                <text:p>-13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.45">
                <text:p>-14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6.1">
                <text:p>-16.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c001e" draw:fill-color="#2c001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9.509cm" svg:y="0.44cm" chart:style-name="ch2">
          <text:p>Voltage</text:p>
        </chart:title>
        <chart:legend chart:legend-position="end" svg:x="37.63cm" svg:y="6.823cm" style:legend-expansion="high" chart:style-name="ch3"/>
        <chart:plot-area chart:style-name="ch4" table:cell-range-address="'Clip 1'.A1:'Clip 1'.A51 'Clip 1'.F2:'Clip 1'.G51" chart:data-source-has-labels="row" svg:x="1.823cm" svg:y="1.523cm" svg:width="34.995cm" svg:height="13.414cm">
          <chartooo:coordinate-region svg:x="2.815cm" svg:y="1.722cm" svg:width="33.632cm" svg:height="12.568cm"/>
          <chart:axis chart:dimension="x" chart:name="primary-x" chart:style-name="ch5"/>
          <chart:axis chart:dimension="y" chart:name="primary-y" chart:style-name="ch5">
            <chart:title svg:x="0.451cm" svg:y="8.75cm" chart:style-name="ch6">
              <text:p>V [mV]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Clip 1'.G2:'Clip 1'.G51" chart:label-cell-address="'Clip 1'.A1:'Clip 1'.A1" chart:class="chart:line">
            <chart:data-point chart:repeated="50"/>
          </chart:series>
          <chart:series chart:style-name="ch10" chart:values-cell-range-address="'Clip 1'.F2:'Clip 1'.F51" chart:label-cell-address="'Clip 1'.A1:'Clip 1'.A1" chart:class="chart:line">
            <chart:data-point chart:repeated="50"/>
          </chart:series>
          <chart:series chart:style-name="ch11" chart:values-cell-range-address="'Clip 1'.A2:'Clip 1'.A51" chart:label-cell-address="'Clip 1'.A1:'Clip 1'.A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Clip 1'.A1:'Clip 1'.A1</svg:desc>
                </draw:g>
              </table:table-cell>
              <table:table-cell office:value-type="string">
                <text:p>V set [mV]</text:p>
                <draw:g>
                  <svg:desc>'Clip 1'.A1:'Clip 1'.A1</svg:desc>
                </draw:g>
              </table:table-cell>
              <table:table-cell office:value-type="string">
                <text:p>V set [mV]</text:p>
                <draw:g>
                  <svg:desc>'Clip 1'.A1:'Clip 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.5">
                <text:p>387.5</text:p>
                <draw:g>
                  <svg:desc>'Clip 1'.G2:'Clip 1'.G51</svg:desc>
                </draw:g>
              </table:table-cell>
              <table:table-cell office:value-type="float" office:value="0">
                <text:p>0</text:p>
                <draw:g>
                  <svg:desc>'Clip 1'.F2:'Clip 1'.F51</svg:desc>
                </draw:g>
              </table:table-cell>
              <table:table-cell office:value-type="float" office:value="0">
                <text:p>0</text:p>
                <draw:g>
                  <svg:desc>'Clip 1'.A2:'Clip 1'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5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7.5">
                <text:p>1397.5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0">
                <text:p>2400</text:p>
              </table:table-cell>
              <table:table-cell office:value-type="float" office:value="1000">
                <text:p>100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17.5">
                <text:p>2417.5</text:p>
              </table:table-cell>
              <table:table-cell office:value-type="float" office:value="1000">
                <text:p>100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15">
                <text:p>2415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2.5">
                <text:p>2422.5</text:p>
              </table:table-cell>
              <table:table-cell office:value-type="float" office:value="0">
                <text:p>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7.5">
                <text:p>2417.5</text:p>
              </table:table-cell>
              <table:table-cell office:value-type="float" office:value="1000">
                <text:p>10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7.5">
                <text:p>2417.5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7.5">
                <text:p>2407.5</text:p>
              </table:table-cell>
              <table:table-cell office:value-type="float" office:value="0">
                <text:p>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17.5">
                <text:p>2417.5</text:p>
              </table:table-cell>
              <table:table-cell office:value-type="float" office:value="1000">
                <text:p>100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15">
                <text:p>2415</text:p>
              </table:table-cell>
              <table:table-cell office:value-type="float" office:value="1000">
                <text:p>10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7.5">
                <text:p>2417.5</text:p>
              </table:table-cell>
              <table:table-cell office:value-type="float" office:value="0">
                <text:p>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22.5">
                <text:p>2422.5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15">
                <text:p>2415</text:p>
              </table:table-cell>
              <table:table-cell office:value-type="float" office:value="0">
                <text:p>0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7.5">
                <text:p>2407.5</text:p>
              </table:table-cell>
              <table:table-cell office:value-type="float" office:value="0">
                <text:p>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0">
                <text:p>2400</text:p>
              </table:table-cell>
              <table:table-cell office:value-type="float" office:value="1000">
                <text:p>100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2.5">
                <text:p>2402.5</text:p>
              </table:table-cell>
              <table:table-cell office:value-type="float" office:value="1000">
                <text:p>1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20">
                <text:p>2420</text:p>
              </table:table-cell>
              <table:table-cell office:value-type="float" office:value="1000">
                <text:p>100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0">
                <text:p>2420</text:p>
              </table:table-cell>
              <table:table-cell office:value-type="float" office:value="0">
                <text:p>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7.5">
                <text:p>2407.5</text:p>
              </table:table-cell>
              <table:table-cell office:value-type="float" office:value="0">
                <text:p>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17.5">
                <text:p>2417.5</text:p>
              </table:table-cell>
              <table:table-cell office:value-type="float" office:value="1000">
                <text:p>100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17.5">
                <text:p>2417.5</text:p>
              </table:table-cell>
              <table:table-cell office:value-type="float" office:value="0">
                <text:p>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10">
                <text:p>2410</text:p>
              </table:table-cell>
              <table:table-cell office:value-type="float" office:value="0">
                <text:p>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7.5">
                <text:p>2407.5</text:p>
              </table:table-cell>
              <table:table-cell office:value-type="float" office:value="1000">
                <text:p>10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15">
                <text:p>2415</text:p>
              </table:table-cell>
              <table:table-cell office:value-type="float" office:value="0">
                <text:p>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12.5">
                <text:p>2412.5</text:p>
              </table:table-cell>
              <table:table-cell office:value-type="float" office:value="0">
                <text:p>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2.5">
                <text:p>2402.5</text:p>
              </table:table-cell>
              <table:table-cell office:value-type="float" office:value="0">
                <text:p>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17.5">
                <text:p>2417.5</text:p>
              </table:table-cell>
              <table:table-cell office:value-type="float" office:value="0">
                <text:p>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20">
                <text:p>2420</text:p>
              </table:table-cell>
              <table:table-cell office:value-type="float" office:value="1000">
                <text:p>100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27.5">
                <text:p>2427.5</text:p>
              </table:table-cell>
              <table:table-cell office:value-type="float" office:value="0">
                <text:p>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22.5">
                <text:p>2422.5</text:p>
              </table:table-cell>
              <table:table-cell office:value-type="float" office:value="0">
                <text:p>0</text:p>
              </table:table-cell>
              <table:table-cell office:value-type="float" office:value="9800">
                <text:p>98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9.496cm" svg:y="0.44cm" chart:style-name="ch2">
          <text:p>Current</text:p>
        </chart:title>
        <chart:legend chart:legend-position="end" svg:x="37.63cm" svg:y="7.072cm" style:legend-expansion="high" chart:style-name="ch3"/>
        <chart:plot-area chart:style-name="ch4" table:cell-range-address="'Clip 1'.A1:'Clip 1'.A1 'Clip 1'.L2:'Clip 1'.M51" chart:data-source-has-labels="row" svg:x="1.823cm" svg:y="1.523cm" svg:width="34.995cm" svg:height="13.414cm">
          <chartooo:coordinate-region svg:x="2.921cm" svg:y="1.723cm" svg:width="33.711cm" svg:height="12.567cm"/>
          <chart:axis chart:dimension="x" chart:name="primary-x" chart:style-name="ch5"/>
          <chart:axis chart:dimension="y" chart:name="primary-y" chart:style-name="ch6">
            <chart:title svg:x="0.451cm" svg:y="8.684cm" chart:style-name="ch7">
              <text:p>I [mA]</text:p>
            </chart:title>
            <chart:grid chart:style-name="ch8" chart:class="major"/>
          </chart:axis>
          <chart:series chart:style-name="ch9" chart:values-cell-range-address="'Clip 1'.L2:'Clip 1'.L51" chart:label-cell-address="'Clip 1'.A1:'Clip 1'.A1" chart:class="chart:line">
            <chart:data-point chart:repeated="50"/>
          </chart:series>
          <chart:series chart:style-name="ch10" chart:values-cell-range-address="'Clip 1'.M2:'Clip 1'.M51" chart:label-cell-address="'Clip 1'.A1:'Clip 1'.A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Clip 1'.A1:'Clip 1'.A1</svg:desc>
                </draw:g>
              </table:table-cell>
              <table:table-cell office:value-type="string">
                <text:p>V set [mV]</text:p>
                <draw:g>
                  <svg:desc>'Clip 1'.A1:'Clip 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Clip 1'.L2:'Clip 1'.L51</svg:desc>
                </draw:g>
              </table:table-cell>
              <table:table-cell office:value-type="float" office:value="0">
                <text:p>0</text:p>
                <draw:g>
                  <svg:desc>'Clip 1'.M2:'Clip 1'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5">
                <text:p>2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5">
                <text:p>3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5">
                <text:p>10.2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5">
                <text:p>7.7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5">
                <text:p>1.7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5">
                <text:p>2.2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5">
                <text:p>4.7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5">
                <text:p>1.7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75">
                <text:p>8.7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5">
                <text:p>3.7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">
                <text:p>7.2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25">
                <text:p>10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">
                <text:p>1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5">
                <text:p>3.2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5">
                <text:p>6.7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">
                <text:p>2.2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5">
                <text:p>3.2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5">
                <text:p>1.7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">
                <text:p>9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75">
                <text:p>8.7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">
                <text:p>7.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5">
                <text:p>7.75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75">
                <text:p>5.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5">
                <text:p>5.25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5">
                <text:p>4.7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">
                <text:p>3.5</text:p>
              </table:table-cell>
              <table:table-cell office:value-type="float" office:value="19.6">
                <text:p>19.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8.967cm" svg:y="0.44cm" chart:style-name="ch2">
          <text:p>Voltage error</text:p>
        </chart:title>
        <chart:subtitle svg:x="19.205cm" svg:y="1.523cm" chart:style-name="ch3">
          <text:p>Vset - Vmsr</text:p>
        </chart:subtitle>
        <chart:plot-area chart:style-name="ch4" table:cell-range-address="'Clip 2'.A1:'Clip 2'.A1 'Clip 2'.H2:'Clip 2'.H51" chart:data-source-has-labels="row" svg:x="1.823cm" svg:y="2.51cm" svg:width="38.006cm" svg:height="12.427cm">
          <chartooo:coordinate-region svg:x="3.397cm" svg:y="2.71cm" svg:width="36.245cm" svg:height="12.028cm"/>
          <chart:axis chart:dimension="x" chart:name="primary-x" chart:style-name="ch5"/>
          <chart:axis chart:dimension="y" chart:name="primary-y" chart:style-name="ch6">
            <chart:title svg:x="0.451cm" svg:y="9.243cm" chart:style-name="ch7">
              <text:p>V [mV]</text:p>
            </chart:title>
            <chart:grid chart:style-name="ch8" chart:class="major"/>
          </chart:axis>
          <chart:series chart:style-name="ch9" chart:values-cell-range-address="'Clip 2'.H2:'Clip 2'.H51" chart:label-cell-address="'Clip 2'.A1:'Clip 2'.A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Clip 2'.A1:'Clip 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'Clip 2'.H2:'Clip 2'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49999999999977">
                <text:p>-2.49999999999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0000000000046">
                <text:p>5.00000000000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0000000000046">
                <text:p>7.50000000000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0000000000091">
                <text:p>5.00000000000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0000000000091">
                <text:p>7.50000000000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5000000000009">
                <text:p>12.5000000000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67.5">
                <text:p>-46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70">
                <text:p>-8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70">
                <text:p>-10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75">
                <text:p>-1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65">
                <text:p>-14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color="#ff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8.954cm" svg:y="0.44cm" chart:style-name="ch2">
          <text:p>Current error</text:p>
        </chart:title>
        <chart:subtitle svg:x="19.31cm" svg:y="1.523cm" chart:style-name="ch3">
          <text:p>Iexp - Imsr</text:p>
        </chart:subtitle>
        <chart:plot-area chart:style-name="ch4" table:cell-range-address="'Clip 2'.N2:'Clip 2'.N51" svg:x="1.823cm" svg:y="2.51cm" svg:width="38.006cm" svg:height="12.427cm">
          <chartooo:coordinate-region svg:x="2.841cm" svg:y="2.709cm" svg:width="36.802cm" svg:height="12.029cm"/>
          <chart:axis chart:dimension="x" chart:name="primary-x" chart:style-name="ch5"/>
          <chart:axis chart:dimension="y" chart:name="primary-y" chart:style-name="ch6">
            <chart:title svg:x="0.451cm" svg:y="9.177cm" chart:style-name="ch7">
              <text:p>I [mA]</text:p>
            </chart:title>
            <chart:grid chart:style-name="ch8" chart:class="major"/>
          </chart:axis>
          <chart:series chart:style-name="ch9" chart:values-cell-range-address="'Clip 2'.N2:'Clip 2'.N51" chart:class="chart:line">
            <chart:regression-curve chart:style-name="ch10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Clip 2'.N2:'Clip 2'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00000000000002">
                <text:p>-0.050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9999999999999">
                <text:p>0.74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9999999999999">
                <text:p>0.54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9999999999999">
                <text:p>0.599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9999999999999">
                <text:p>0.79999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99999999999999">
                <text:p>-0.8999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1">
                <text:p>-0.300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35">
                <text:p>-1.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c001e" draw:fill-color="#2c001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9.509cm" svg:y="0.44cm" chart:style-name="ch2">
          <text:p>Voltage</text:p>
        </chart:title>
        <chart:legend chart:legend-position="end" svg:x="37.63cm" svg:y="6.823cm" style:legend-expansion="high" chart:style-name="ch3"/>
        <chart:plot-area chart:style-name="ch4" table:cell-range-address="'Clip 2'.A1:'Clip 2'.A51 'Clip 2'.F2:'Clip 2'.G51" chart:data-source-has-labels="row" svg:x="1.823cm" svg:y="1.523cm" svg:width="34.995cm" svg:height="13.414cm">
          <chartooo:coordinate-region svg:x="2.815cm" svg:y="1.722cm" svg:width="33.632cm" svg:height="12.568cm"/>
          <chart:axis chart:dimension="x" chart:name="primary-x" chart:style-name="ch5"/>
          <chart:axis chart:dimension="y" chart:name="primary-y" chart:style-name="ch5">
            <chart:title svg:x="0.451cm" svg:y="8.75cm" chart:style-name="ch6">
              <text:p>V [mV]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Clip 2'.G2:'Clip 2'.G51" chart:label-cell-address="'Clip 2'.A1:'Clip 2'.A1" chart:class="chart:line">
            <chart:data-point chart:repeated="50"/>
          </chart:series>
          <chart:series chart:style-name="ch10" chart:values-cell-range-address="'Clip 2'.F2:'Clip 2'.F51" chart:label-cell-address="'Clip 2'.A1:'Clip 2'.A1" chart:class="chart:line">
            <chart:data-point chart:repeated="50"/>
          </chart:series>
          <chart:series chart:style-name="ch11" chart:values-cell-range-address="'Clip 2'.A2:'Clip 2'.A51" chart:label-cell-address="'Clip 2'.A1:'Clip 2'.A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Clip 2'.A1:'Clip 2'.A1</svg:desc>
                </draw:g>
              </table:table-cell>
              <table:table-cell office:value-type="string">
                <text:p>V set [mV]</text:p>
                <draw:g>
                  <svg:desc>'Clip 2'.A1:'Clip 2'.A1</svg:desc>
                </draw:g>
              </table:table-cell>
              <table:table-cell office:value-type="string">
                <text:p>V set [mV]</text:p>
                <draw:g>
                  <svg:desc>'Clip 2'.A1:'Clip 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'Clip 2'.G2:'Clip 2'.G51</svg:desc>
                </draw:g>
              </table:table-cell>
              <table:table-cell office:value-type="float" office:value="0">
                <text:p>0</text:p>
                <draw:g>
                  <svg:desc>'Clip 2'.F2:'Clip 2'.F51</svg:desc>
                </draw:g>
              </table:table-cell>
              <table:table-cell office:value-type="float" office:value="0">
                <text:p>0</text:p>
                <draw:g>
                  <svg:desc>'Clip 2'.A2:'Clip 2'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.5">
                <text:p>997.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5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7.5">
                <text:p>1397.5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2.5">
                <text:p>2002.5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2.5">
                <text:p>2802.5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2.5">
                <text:p>3002.5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5">
                <text:p>3205</text:p>
              </table:table-cell>
              <table:table-cell office:value-type="float" office:value="0">
                <text:p>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5">
                <text:p>3405</text:p>
              </table:table-cell>
              <table:table-cell office:value-type="float" office:value="0">
                <text:p>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5">
                <text:p>3605</text:p>
              </table:table-cell>
              <table:table-cell office:value-type="float" office:value="0">
                <text:p>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7.5">
                <text:p>3807.5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7.5">
                <text:p>4007.5</text:p>
              </table:table-cell>
              <table:table-cell office:value-type="float" office:value="0">
                <text:p>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0">
                <text:p>4210</text:p>
              </table:table-cell>
              <table:table-cell office:value-type="float" office:value="0">
                <text:p>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7.5">
                <text:p>4407.5</text:p>
              </table:table-cell>
              <table:table-cell office:value-type="float" office:value="0">
                <text:p>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7.5">
                <text:p>4607.5</text:p>
              </table:table-cell>
              <table:table-cell office:value-type="float" office:value="0">
                <text:p>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2.5">
                <text:p>4812.5</text:p>
              </table:table-cell>
              <table:table-cell office:value-type="float" office:value="0">
                <text:p>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5">
                <text:p>5005</text:p>
              </table:table-cell>
              <table:table-cell office:value-type="float" office:value="0">
                <text:p>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7.5">
                <text:p>5207.5</text:p>
              </table:table-cell>
              <table:table-cell office:value-type="float" office:value="0">
                <text:p>0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15">
                <text:p>5415</text:p>
              </table:table-cell>
              <table:table-cell office:value-type="float" office:value="0">
                <text:p>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2.5">
                <text:p>5602.5</text:p>
              </table:table-cell>
              <table:table-cell office:value-type="float" office:value="0">
                <text:p>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12.5">
                <text:p>5812.5</text:p>
              </table:table-cell>
              <table:table-cell office:value-type="float" office:value="0">
                <text:p>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12.5">
                <text:p>6012.5</text:p>
              </table:table-cell>
              <table:table-cell office:value-type="float" office:value="0">
                <text:p>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10">
                <text:p>6210</text:p>
              </table:table-cell>
              <table:table-cell office:value-type="float" office:value="0">
                <text:p>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20">
                <text:p>6420</text:p>
              </table:table-cell>
              <table:table-cell office:value-type="float" office:value="0">
                <text:p>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12.5">
                <text:p>6612.5</text:p>
              </table:table-cell>
              <table:table-cell office:value-type="float" office:value="0">
                <text:p>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2.5">
                <text:p>6812.5</text:p>
              </table:table-cell>
              <table:table-cell office:value-type="float" office:value="0">
                <text:p>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15">
                <text:p>7015</text:p>
              </table:table-cell>
              <table:table-cell office:value-type="float" office:value="0">
                <text:p>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7.5">
                <text:p>7207.5</text:p>
              </table:table-cell>
              <table:table-cell office:value-type="float" office:value="0">
                <text:p>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17.5">
                <text:p>7417.5</text:p>
              </table:table-cell>
              <table:table-cell office:value-type="float" office:value="0">
                <text:p>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12.5">
                <text:p>7612.5</text:p>
              </table:table-cell>
              <table:table-cell office:value-type="float" office:value="0">
                <text:p>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12.5">
                <text:p>7812.5</text:p>
              </table:table-cell>
              <table:table-cell office:value-type="float" office:value="0">
                <text:p>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25">
                <text:p>8025</text:p>
              </table:table-cell>
              <table:table-cell office:value-type="float" office:value="0">
                <text:p>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12.5">
                <text:p>8212.5</text:p>
              </table:table-cell>
              <table:table-cell office:value-type="float" office:value="0">
                <text:p>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25">
                <text:p>8325</text:p>
              </table:table-cell>
              <table:table-cell office:value-type="float" office:value="0">
                <text:p>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35">
                <text:p>8335</text:p>
              </table:table-cell>
              <table:table-cell office:value-type="float" office:value="1000">
                <text:p>100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32.5">
                <text:p>8332.5</text:p>
              </table:table-cell>
              <table:table-cell office:value-type="float" office:value="1000">
                <text:p>100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30">
                <text:p>8330</text:p>
              </table:table-cell>
              <table:table-cell office:value-type="float" office:value="1000">
                <text:p>10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30">
                <text:p>8330</text:p>
              </table:table-cell>
              <table:table-cell office:value-type="float" office:value="0">
                <text:p>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30">
                <text:p>8330</text:p>
              </table:table-cell>
              <table:table-cell office:value-type="float" office:value="1000">
                <text:p>1000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25">
                <text:p>8325</text:p>
              </table:table-cell>
              <table:table-cell office:value-type="float" office:value="1000">
                <text:p>10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35">
                <text:p>8335</text:p>
              </table:table-cell>
              <table:table-cell office:value-type="float" office:value="0">
                <text:p>0</text:p>
              </table:table-cell>
              <table:table-cell office:value-type="float" office:value="9800">
                <text:p>980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9.496cm" svg:y="0.44cm" chart:style-name="ch2">
          <text:p>Current</text:p>
        </chart:title>
        <chart:legend chart:legend-position="end" svg:x="37.63cm" svg:y="7.072cm" style:legend-expansion="high" chart:style-name="ch3"/>
        <chart:plot-area chart:style-name="ch4" table:cell-range-address="'Clip 2'.A1:'Clip 2'.A1 'Clip 2'.L2:'Clip 2'.M51" chart:data-source-has-labels="row" svg:x="1.823cm" svg:y="1.523cm" svg:width="34.995cm" svg:height="13.414cm">
          <chartooo:coordinate-region svg:x="2.921cm" svg:y="1.723cm" svg:width="33.711cm" svg:height="12.567cm"/>
          <chart:axis chart:dimension="x" chart:name="primary-x" chart:style-name="ch5"/>
          <chart:axis chart:dimension="y" chart:name="primary-y" chart:style-name="ch6">
            <chart:title svg:x="0.451cm" svg:y="8.684cm" chart:style-name="ch7">
              <text:p>I [mA]</text:p>
            </chart:title>
            <chart:grid chart:style-name="ch8" chart:class="major"/>
          </chart:axis>
          <chart:series chart:style-name="ch9" chart:values-cell-range-address="'Clip 2'.L2:'Clip 2'.L51" chart:label-cell-address="'Clip 2'.A1:'Clip 2'.A1" chart:class="chart:line">
            <chart:data-point chart:repeated="50"/>
          </chart:series>
          <chart:series chart:style-name="ch10" chart:values-cell-range-address="'Clip 2'.M2:'Clip 2'.M51" chart:label-cell-address="'Clip 2'.A1:'Clip 2'.A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Clip 2'.A1:'Clip 2'.A1</svg:desc>
                </draw:g>
              </table:table-cell>
              <table:table-cell office:value-type="string">
                <text:p>V set [mV]</text:p>
                <draw:g>
                  <svg:desc>'Clip 2'.A1:'Clip 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Clip 2'.L2:'Clip 2'.L51</svg:desc>
                </draw:g>
              </table:table-cell>
              <table:table-cell office:value-type="float" office:value="0">
                <text:p>0</text:p>
                <draw:g>
                  <svg:desc>'Clip 2'.M2:'Clip 2'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5">
                <text:p>3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5">
                <text:p>4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5">
                <text:p>5.7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5">
                <text:p>6.2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75">
                <text:p>7.7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">
                <text:p>8.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5">
                <text:p>8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25">
                <text:p>9.2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75">
                <text:p>9.7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">
                <text:p>10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25">
                <text:p>11.2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5">
                <text:p>11.7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5">
                <text:p>12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">
                <text:p>13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75">
                <text:p>13.7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5">
                <text:p>14.7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25">
                <text:p>16.2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5">
                <text:p>16.7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25">
                <text:p>17.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5">
                <text:p>17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25">
                <text:p>18.2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5">
                <text:p>17.5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5">
                <text:p>18.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5">
                <text:p>17.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25">
                <text:p>18.25</text:p>
              </table:table-cell>
              <table:table-cell office:value-type="float" office:value="19.6">
                <text:p>19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color="#ff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8.954cm" svg:y="0.44cm" chart:style-name="ch2">
          <text:p>Current error</text:p>
        </chart:title>
        <chart:subtitle svg:x="19.31cm" svg:y="1.523cm" chart:style-name="ch3">
          <text:p>Iexp - Imsr</text:p>
        </chart:subtitle>
        <chart:plot-area chart:style-name="ch4" table:cell-range-address="'Rout 1000'.N2:'Rout 1000'.N51" svg:x="1.823cm" svg:y="2.51cm" svg:width="38.006cm" svg:height="12.427cm">
          <chartooo:coordinate-region svg:x="2.735cm" svg:y="2.71cm" svg:width="36.908cm" svg:height="11.58cm"/>
          <chart:axis chart:dimension="x" chart:name="primary-x" chart:style-name="ch5"/>
          <chart:axis chart:dimension="y" chart:name="primary-y" chart:style-name="ch6">
            <chart:title svg:x="0.451cm" svg:y="9.177cm" chart:style-name="ch7">
              <text:p>I [mA]</text:p>
            </chart:title>
            <chart:grid chart:style-name="ch8" chart:class="major"/>
          </chart:axis>
          <chart:series chart:style-name="ch9" chart:values-cell-range-address="'Rout 1000'.N2:'Rout 1000'.N51" chart:class="chart:line">
            <chart:regression-curve chart:style-name="ch10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Rout 1000'.N2:'Rout 1000'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49999999999999">
                <text:p>0.749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9999999999">
                <text:p>0.9999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9999999999999">
                <text:p>0.79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999999999999">
                <text:p>0.99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9.509cm" svg:y="0.44cm" chart:style-name="ch2">
          <text:p>Voltage</text:p>
        </chart:title>
        <chart:legend chart:legend-position="end" svg:x="37.63cm" svg:y="7.072cm" style:legend-expansion="high" chart:style-name="ch3"/>
        <chart:plot-area chart:style-name="ch4" table:cell-range-address="'Rout 1000'.A1:'Rout 1000'.A51 'Rout 1000'.G2:'Rout 1000'.G51" chart:data-source-has-labels="row" svg:x="1.823cm" svg:y="1.523cm" svg:width="34.995cm" svg:height="13.414cm">
          <chartooo:coordinate-region svg:x="2.815cm" svg:y="1.722cm" svg:width="33.632cm" svg:height="12.568cm"/>
          <chart:axis chart:dimension="x" chart:name="primary-x" chart:style-name="ch5"/>
          <chart:axis chart:dimension="y" chart:name="primary-y" chart:style-name="ch5">
            <chart:title svg:x="0.451cm" svg:y="8.75cm" chart:style-name="ch6">
              <text:p>V [mV]</text:p>
            </chart:title>
            <chart:grid chart:style-name="ch7" chart:class="major"/>
          </chart:axis>
          <chart:series chart:style-name="ch8" chart:values-cell-range-address="'Rout 1000'.G2:'Rout 1000'.G51" chart:label-cell-address="'Rout 1000'.A1:'Rout 1000'.A1" chart:class="chart:line">
            <chart:data-point chart:repeated="50"/>
          </chart:series>
          <chart:series chart:style-name="ch9" chart:values-cell-range-address="'Rout 1000'.A2:'Rout 1000'.A51" chart:label-cell-address="'Rout 1000'.A1:'Rout 1000'.A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Rout 1000'.A1:'Rout 1000'.A1</svg:desc>
                </draw:g>
              </table:table-cell>
              <table:table-cell office:value-type="string">
                <text:p>V set [mV]</text:p>
                <draw:g>
                  <svg:desc>'Rout 1000'.A1:'Rout 1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7.5">
                <text:p>657.5</text:p>
                <draw:g>
                  <svg:desc>'Rout 1000'.G2:'Rout 1000'.G51</svg:desc>
                </draw:g>
              </table:table-cell>
              <table:table-cell office:value-type="float" office:value="0">
                <text:p>0</text:p>
                <draw:g>
                  <svg:desc>'Rout 1000'.A2:'Rout 1000'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">
                <text:p>6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">
                <text:p>6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7.5">
                <text:p>657.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7.5">
                <text:p>997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5">
                <text:p>119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7.5">
                <text:p>1397.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2.5">
                <text:p>2002.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2.5">
                <text:p>2802.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2.5">
                <text:p>3002.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5">
                <text:p>32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5">
                <text:p>3405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7.5">
                <text:p>3607.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7.5">
                <text:p>3807.5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7.5">
                <text:p>4007.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0">
                <text:p>421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7.5">
                <text:p>4407.5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7.5">
                <text:p>4607.5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2.5">
                <text:p>4812.5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5">
                <text:p>500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7.5">
                <text:p>5207.5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12.5">
                <text:p>5412.5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2.5">
                <text:p>5602.5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15">
                <text:p>5815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10">
                <text:p>601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10">
                <text:p>621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20">
                <text:p>642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10">
                <text:p>661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2.5">
                <text:p>6812.5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15">
                <text:p>7015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7.5">
                <text:p>7207.5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17.5">
                <text:p>7417.5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12.5">
                <text:p>7612.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10">
                <text:p>781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25">
                <text:p>802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12.5">
                <text:p>8212.5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20">
                <text:p>842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27.5">
                <text:p>8627.5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15">
                <text:p>8815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27.5">
                <text:p>9027.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2.5">
                <text:p>9222.5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20">
                <text:p>9420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30">
                <text:p>963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20">
                <text:p>9820</text:p>
              </table:table-cell>
              <table:table-cell office:value-type="float" office:value="9800">
                <text:p>9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9.496cm" svg:y="0.44cm" chart:style-name="ch2">
          <text:p>Current</text:p>
        </chart:title>
        <chart:legend chart:legend-position="end" svg:x="37.63cm" svg:y="7.072cm" style:legend-expansion="high" chart:style-name="ch3"/>
        <chart:plot-area chart:style-name="ch4" table:cell-range-address="'Rout 1000'.A1:'Rout 1000'.A1 'Rout 1000'.L2:'Rout 1000'.M51" chart:data-source-has-labels="row" svg:x="1.823cm" svg:y="1.523cm" svg:width="34.995cm" svg:height="13.414cm">
          <chartooo:coordinate-region svg:x="2.735cm" svg:y="1.723cm" svg:width="33.71cm" svg:height="12.567cm"/>
          <chart:axis chart:dimension="x" chart:name="primary-x" chart:style-name="ch5"/>
          <chart:axis chart:dimension="y" chart:name="primary-y" chart:style-name="ch6">
            <chart:title svg:x="0.451cm" svg:y="8.684cm" chart:style-name="ch7">
              <text:p>I [mA]</text:p>
            </chart:title>
            <chart:grid chart:style-name="ch8" chart:class="major"/>
          </chart:axis>
          <chart:series chart:style-name="ch9" chart:values-cell-range-address="'Rout 1000'.L2:'Rout 1000'.L51" chart:label-cell-address="'Rout 1000'.A1:'Rout 1000'.A1" chart:class="chart:line">
            <chart:data-point chart:repeated="50"/>
          </chart:series>
          <chart:series chart:style-name="ch10" chart:values-cell-range-address="'Rout 1000'.M2:'Rout 1000'.M51" chart:label-cell-address="'Rout 1000'.A1:'Rout 1000'.A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Rout 1000'.A1:'Rout 1000'.A1</svg:desc>
                </draw:g>
              </table:table-cell>
              <table:table-cell office:value-type="string">
                <text:p>V set [mV]</text:p>
                <draw:g>
                  <svg:desc>'Rout 1000'.A1:'Rout 1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Rout 1000'.L2:'Rout 1000'.L51</svg:desc>
                </draw:g>
              </table:table-cell>
              <table:table-cell office:value-type="float" office:value="0">
                <text:p>0</text:p>
                <draw:g>
                  <svg:desc>'Rout 1000'.M2:'Rout 1000'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5">
                <text:p>3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5">
                <text:p>4.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">
                <text:p>4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5">
                <text:p>4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5">
                <text:p>5.2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">
                <text:p>5.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5">
                <text:p>5.7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5">
                <text:p>6.2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5">
                <text:p>6.7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5">
                <text:p>6.7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5">
                <text:p>7.2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75">
                <text:p>7.7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75">
                <text:p>7.7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25">
                <text:p>8.2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75">
                <text:p>8.7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75">
                <text:p>8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25">
                <text:p>9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25">
                <text:p>9.2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5">
                <text:p>9.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75">
                <text:p>9.7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75">
                <text:p>9.7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25">
                <text:p>10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5">
                <text:p>10.2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75">
                <text:p>10.7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75">
                <text:p>10.7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8.967cm" svg:y="0.44cm" chart:style-name="ch2">
          <text:p>Voltage error</text:p>
        </chart:title>
        <chart:subtitle svg:x="19.205cm" svg:y="1.523cm" chart:style-name="ch3">
          <text:p>Vset - Vmsr</text:p>
        </chart:subtitle>
        <chart:plot-area chart:style-name="ch4" table:cell-range-address="'Rout 500'.A1:'Rout 500'.A1 'Rout 500'.H2:'Rout 500'.H51" chart:data-source-has-labels="row" svg:x="1.823cm" svg:y="2.51cm" svg:width="38.006cm" svg:height="12.427cm">
          <chartooo:coordinate-region svg:x="3.027cm" svg:y="2.709cm" svg:width="36.536cm" svg:height="12.029cm"/>
          <chart:axis chart:dimension="x" chart:name="primary-x" chart:style-name="ch5"/>
          <chart:axis chart:dimension="y" chart:name="primary-y" chart:style-name="ch6">
            <chart:title svg:x="0.451cm" svg:y="9.243cm" chart:style-name="ch7">
              <text:p>V [mV]</text:p>
            </chart:title>
            <chart:grid chart:style-name="ch8" chart:class="major"/>
          </chart:axis>
          <chart:series chart:style-name="ch9" chart:values-cell-range-address="'Rout 500'.H2:'Rout 500'.H51" chart:label-cell-address="'Rout 500'.A1:'Rout 500'.A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Rout 500'.A1:'Rout 5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">
                <text:p>375</text:p>
                <draw:g>
                  <svg:desc>'Rout 500'.H2:'Rout 500'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49999999999977">
                <text:p>-2.49999999999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0000000000046">
                <text:p>5.00000000000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0000000000046">
                <text:p>7.50000000000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0000000000091">
                <text:p>5.00000000000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0000000000091">
                <text:p>7.50000000000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color="#ff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8.954cm" svg:y="0.44cm" chart:style-name="ch2">
          <text:p>Current error</text:p>
        </chart:title>
        <chart:subtitle svg:x="19.31cm" svg:y="1.523cm" chart:style-name="ch3">
          <text:p>Iexp - Imsr</text:p>
        </chart:subtitle>
        <chart:plot-area chart:style-name="ch4" table:cell-range-address="'Rout 500'.N2:'Rout 500'.N51" svg:x="1.823cm" svg:y="2.51cm" svg:width="38.006cm" svg:height="12.427cm">
          <chartooo:coordinate-region svg:x="2.841cm" svg:y="2.693cm" svg:width="36.802cm" svg:height="12.028cm"/>
          <chart:axis chart:dimension="x" chart:name="primary-x" chart:style-name="ch5"/>
          <chart:axis chart:dimension="y" chart:name="primary-y" chart:style-name="ch6">
            <chart:title svg:x="0.451cm" svg:y="9.177cm" chart:style-name="ch7">
              <text:p>I [mA]</text:p>
            </chart:title>
            <chart:grid chart:style-name="ch8" chart:class="major"/>
          </chart:axis>
          <chart:series chart:style-name="ch9" chart:values-cell-range-address="'Rout 500'.N2:'Rout 500'.N51" chart:class="chart:line">
            <chart:regression-curve chart:style-name="ch10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Rout 500'.N2:'Rout 500'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00000000000002">
                <text:p>-0.050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9999999999999">
                <text:p>0.74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9999999999999">
                <text:p>0.79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9999999999999">
                <text:p>0.599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49999999999998">
                <text:p>0.7499999999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9999999999999">
                <text:p>0.79999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9999999999998">
                <text:p>0.84999999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50000000000003">
                <text:p>0.950000000000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9.509cm" svg:y="0.44cm" chart:style-name="ch2">
          <text:p>Voltage</text:p>
        </chart:title>
        <chart:legend chart:legend-position="end" svg:x="37.63cm" svg:y="7.072cm" style:legend-expansion="high" chart:style-name="ch3"/>
        <chart:plot-area chart:style-name="ch4" table:cell-range-address="'Rout 500'.A1:'Rout 500'.A51 'Rout 500'.G2:'Rout 500'.G51" chart:data-source-has-labels="row" svg:x="1.823cm" svg:y="1.523cm" svg:width="34.995cm" svg:height="13.414cm">
          <chartooo:coordinate-region svg:x="2.815cm" svg:y="1.722cm" svg:width="33.632cm" svg:height="12.568cm"/>
          <chart:axis chart:dimension="x" chart:name="primary-x" chart:style-name="ch5"/>
          <chart:axis chart:dimension="y" chart:name="primary-y" chart:style-name="ch5">
            <chart:title svg:x="0.451cm" svg:y="8.75cm" chart:style-name="ch6">
              <text:p>V [mV]</text:p>
            </chart:title>
            <chart:grid chart:style-name="ch7" chart:class="major"/>
          </chart:axis>
          <chart:series chart:style-name="ch8" chart:values-cell-range-address="'Rout 500'.G2:'Rout 500'.G51" chart:label-cell-address="'Rout 500'.A1:'Rout 500'.A1" chart:class="chart:line">
            <chart:data-point chart:repeated="50"/>
          </chart:series>
          <chart:series chart:style-name="ch9" chart:values-cell-range-address="'Rout 500'.A2:'Rout 500'.A51" chart:label-cell-address="'Rout 500'.A1:'Rout 500'.A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Rout 500'.A1:'Rout 500'.A1</svg:desc>
                </draw:g>
              </table:table-cell>
              <table:table-cell office:value-type="string">
                <text:p>V set [mV]</text:p>
                <draw:g>
                  <svg:desc>'Rout 500'.A1:'Rout 5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">
                <text:p>375</text:p>
                <draw:g>
                  <svg:desc>'Rout 500'.G2:'Rout 500'.G51</svg:desc>
                </draw:g>
              </table:table-cell>
              <table:table-cell office:value-type="float" office:value="0">
                <text:p>0</text:p>
                <draw:g>
                  <svg:desc>'Rout 500'.A2:'Rout 500'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.5">
                <text:p>377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5">
                <text:p>119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7.5">
                <text:p>1397.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2.5">
                <text:p>2002.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2.5">
                <text:p>2802.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2.5">
                <text:p>3002.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5">
                <text:p>320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5">
                <text:p>3405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7.5">
                <text:p>3607.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7.5">
                <text:p>3807.5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7.5">
                <text:p>4007.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0">
                <text:p>421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7.5">
                <text:p>4407.5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7.5">
                <text:p>4607.5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2.5">
                <text:p>4812.5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5">
                <text:p>500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7.5">
                <text:p>5207.5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12.5">
                <text:p>5412.5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2.5">
                <text:p>5602.5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15">
                <text:p>5815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10">
                <text:p>601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10">
                <text:p>621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20">
                <text:p>642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12.5">
                <text:p>6612.5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2.5">
                <text:p>6812.5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15">
                <text:p>7015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7.5">
                <text:p>7207.5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17.5">
                <text:p>7417.5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12.5">
                <text:p>7612.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10">
                <text:p>781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25">
                <text:p>802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12.5">
                <text:p>8212.5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17.5">
                <text:p>8417.5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27.5">
                <text:p>8627.5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12.5">
                <text:p>8812.5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25">
                <text:p>90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5">
                <text:p>9225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17.5">
                <text:p>9417.5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30">
                <text:p>963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20">
                <text:p>9820</text:p>
              </table:table-cell>
              <table:table-cell office:value-type="float" office:value="9800">
                <text:p>98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9.496cm" svg:y="0.44cm" chart:style-name="ch2">
          <text:p>Current</text:p>
        </chart:title>
        <chart:legend chart:legend-position="end" svg:x="37.63cm" svg:y="7.072cm" style:legend-expansion="high" chart:style-name="ch3"/>
        <chart:plot-area chart:style-name="ch4" table:cell-range-address="'Rout 500'.A1:'Rout 500'.A1 'Rout 500'.L2:'Rout 500'.M51" chart:data-source-has-labels="row" svg:x="1.823cm" svg:y="1.523cm" svg:width="34.995cm" svg:height="13.414cm">
          <chartooo:coordinate-region svg:x="2.921cm" svg:y="1.723cm" svg:width="33.711cm" svg:height="12.567cm"/>
          <chart:axis chart:dimension="x" chart:name="primary-x" chart:style-name="ch5"/>
          <chart:axis chart:dimension="y" chart:name="primary-y" chart:style-name="ch6">
            <chart:title svg:x="0.451cm" svg:y="8.684cm" chart:style-name="ch7">
              <text:p>I [mA]</text:p>
            </chart:title>
            <chart:grid chart:style-name="ch8" chart:class="major"/>
          </chart:axis>
          <chart:series chart:style-name="ch9" chart:values-cell-range-address="'Rout 500'.L2:'Rout 500'.L51" chart:label-cell-address="'Rout 500'.A1:'Rout 500'.A1" chart:class="chart:line">
            <chart:data-point chart:repeated="50"/>
          </chart:series>
          <chart:series chart:style-name="ch10" chart:values-cell-range-address="'Rout 500'.M2:'Rout 500'.M51" chart:label-cell-address="'Rout 500'.A1:'Rout 500'.A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Rout 500'.A1:'Rout 500'.A1</svg:desc>
                </draw:g>
              </table:table-cell>
              <table:table-cell office:value-type="string">
                <text:p>V set [mV]</text:p>
                <draw:g>
                  <svg:desc>'Rout 500'.A1:'Rout 5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Rout 500'.L2:'Rout 500'.L51</svg:desc>
                </draw:g>
              </table:table-cell>
              <table:table-cell office:value-type="float" office:value="0">
                <text:p>0</text:p>
                <draw:g>
                  <svg:desc>'Rout 500'.M2:'Rout 500'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5">
                <text:p>2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5">
                <text:p>3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5">
                <text:p>4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">
                <text:p>7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5">
                <text:p>8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25">
                <text:p>9.2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75">
                <text:p>9.7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">
                <text:p>10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75">
                <text:p>10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25">
                <text:p>11.2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5">
                <text:p>11.7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5">
                <text:p>12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5">
                <text:p>13.2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75">
                <text:p>13.7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5">
                <text:p>16.7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25">
                <text:p>17.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5">
                <text:p>17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75">
                <text:p>17.75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5">
                <text:p>18.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75">
                <text:p>18.75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25">
                <text:p>19.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75">
                <text:p>19.75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5">
                <text:p>20.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19.6">
                <text:p>19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41cm" svg:height="15.241cm" xlink:href=".." xlink:type="simple" chart:class="chart:line" chart:style-name="ch1">
        <chart:title svg:x="18.967cm" svg:y="0.44cm" chart:style-name="ch2">
          <text:p>Voltage error</text:p>
        </chart:title>
        <chart:subtitle svg:x="19.205cm" svg:y="1.523cm" chart:style-name="ch3">
          <text:p>Vset - Vmsr</text:p>
        </chart:subtitle>
        <chart:plot-area chart:style-name="ch4" table:cell-range-address="'Clip 1'.A1:'Clip 1'.A1 'Clip 1'.H2:'Clip 1'.H51" chart:data-source-has-labels="row" svg:x="1.823cm" svg:y="2.51cm" svg:width="38.006cm" svg:height="12.427cm">
          <chartooo:coordinate-region svg:x="3.397cm" svg:y="2.71cm" svg:width="36.245cm" svg:height="12.028cm"/>
          <chart:axis chart:dimension="x" chart:name="primary-x" chart:style-name="ch5"/>
          <chart:axis chart:dimension="y" chart:name="primary-y" chart:style-name="ch6">
            <chart:title svg:x="0.451cm" svg:y="9.243cm" chart:style-name="ch7">
              <text:p>V [mV]</text:p>
            </chart:title>
            <chart:grid chart:style-name="ch8" chart:class="major"/>
          </chart:axis>
          <chart:series chart:style-name="ch9" chart:values-cell-range-address="'Clip 1'.H2:'Clip 1'.H51" chart:label-cell-address="'Clip 1'.A1:'Clip 1'.A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set [mV]</text:p>
                <draw:g>
                  <svg:desc>'Clip 1'.A1:'Clip 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.5">
                <text:p>387.5</text:p>
                <draw:g>
                  <svg:desc>'Clip 1'.H2:'Clip 1'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49999999999977">
                <text:p>-2.49999999999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2.5">
                <text:p>-38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85">
                <text:p>-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75">
                <text:p>-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77.5">
                <text:p>-9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82.5">
                <text:p>-118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82.5">
                <text:p>-138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92.5">
                <text:p>-159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82.5">
                <text:p>-198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85">
                <text:p>-2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382.5">
                <text:p>-238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77.5">
                <text:p>-257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785">
                <text:p>-2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975">
                <text:p>-2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192.5">
                <text:p>-319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400">
                <text:p>-3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597.5">
                <text:p>-359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775">
                <text:p>-3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995">
                <text:p>-3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180">
                <text:p>-4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380">
                <text:p>-4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592.5">
                <text:p>-459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770">
                <text:p>-47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982.5">
                <text:p>-498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182.5">
                <text:p>-518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390">
                <text:p>-53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570">
                <text:p>-55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792.5">
                <text:p>-579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985">
                <text:p>-5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187.5">
                <text:p>-618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97.5">
                <text:p>-639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582.5">
                <text:p>-658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780">
                <text:p>-67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970">
                <text:p>-69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172.5">
                <text:p>-717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377.5">
                <text:p>-7377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